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ula4" style:family="table">
      <style:table-properties style:width="17.011cm" table:align="margins" style:writing-mode="lr-tb"/>
    </style:style>
    <style:style style:name="Taula4.A" style:family="table-column">
      <style:table-column-properties style:column-width="17.011cm" style:rel-column-width="65535*"/>
    </style:style>
    <style:style style:name="Taula4.A1" style:family="table-cell">
      <style:table-cell-properties fo:padding="0.097cm" fo:border="0.05pt solid #000000"/>
    </style:style>
    <style:style style:name="Taula5" style:family="table">
      <style:table-properties style:width="16.817cm" table:align="margins" style:writing-mode="lr-tb"/>
    </style:style>
    <style:style style:name="Taula5.A" style:family="table-column">
      <style:table-column-properties style:column-width="16.817cm" style:rel-column-width="65535*"/>
    </style:style>
    <style:style style:name="Taula5.A1" style:family="table-cell">
      <style:table-cell-properties fo:padding="0.097cm" fo:border="0.05pt solid #000000"/>
    </style:style>
    <style:style style:name="Taula6" style:family="table">
      <style:table-properties style:width="16.817cm" table:align="margins" style:writing-mode="lr-tb"/>
    </style:style>
    <style:style style:name="Taula6.A" style:family="table-column">
      <style:table-column-properties style:column-width="16.817cm" style:rel-column-width="65535*"/>
    </style:style>
    <style:style style:name="Taula6.A1" style:family="table-cell">
      <style:table-cell-properties fo:padding="0.097cm" fo:border="0.05pt solid #000000"/>
    </style:style>
    <style:style style:name="Taula7" style:family="table">
      <style:table-properties style:width="17.011cm" table:align="margins" style:writing-mode="lr-tb"/>
    </style:style>
    <style:style style:name="Taula7.A" style:family="table-column">
      <style:table-column-properties style:column-width="17.011cm" style:rel-column-width="65535*"/>
    </style:style>
    <style:style style:name="Taula7.A1" style:family="table-cell">
      <style:table-cell-properties fo:padding="0.097cm" fo:border="0.05pt solid #000000"/>
    </style:style>
    <style:style style:name="Taula8" style:family="table">
      <style:table-properties style:width="17.011cm" table:align="margins" style:writing-mode="lr-tb"/>
    </style:style>
    <style:style style:name="Taula8.A" style:family="table-column">
      <style:table-column-properties style:column-width="17.011cm" style:rel-column-width="65535*"/>
    </style:style>
    <style:style style:name="Taula8.A1" style:family="table-cell">
      <style:table-cell-properties fo:padding="0.097cm" fo:border="0.05pt solid #000000"/>
    </style:style>
    <style:style style:name="Taula9" style:family="table">
      <style:table-properties style:width="17.011cm" table:align="margins" style:writing-mode="lr-tb"/>
    </style:style>
    <style:style style:name="Taula9.A" style:family="table-column">
      <style:table-column-properties style:column-width="17.011cm" style:rel-column-width="65535*"/>
    </style:style>
    <style:style style:name="Taula9.A1" style:family="table-cell">
      <style:table-cell-properties fo:padding="0.097cm" fo:border="0.05pt solid #000000"/>
    </style:style>
    <style:style style:name="Taula9.A2" style:family="table-cell">
      <style:table-cell-properties fo:padding="0.097cm" fo:border-left="0.05pt solid #000000" fo:border-right="0.05pt solid #000000" fo:border-top="none" fo:border-bottom="0.05pt solid #000000"/>
    </style:style>
    <style:style style:name="Taula10" style:family="table">
      <style:table-properties style:width="17.011cm" table:align="margins" style:writing-mode="lr-tb"/>
    </style:style>
    <style:style style:name="Taula10.A" style:family="table-column">
      <style:table-column-properties style:column-width="17.011cm" style:rel-column-width="65535*"/>
    </style:style>
    <style:style style:name="Taula10.A1" style:family="table-cell">
      <style:table-cell-properties fo:padding="0.097cm" fo:border="0.05pt solid #000000"/>
    </style:style>
    <style:style style:name="Taula23" style:family="table">
      <style:table-properties style:width="17.011cm" table:align="margins" style:writing-mode="lr-tb"/>
    </style:style>
    <style:style style:name="Taula23.A" style:family="table-column">
      <style:table-column-properties style:column-width="17.011cm" style:rel-column-width="65535*"/>
    </style:style>
    <style:style style:name="Taula23.A1" style:family="table-cell">
      <style:table-cell-properties fo:padding="0.097cm" fo:border="0.05pt solid #000000"/>
    </style:style>
    <style:style style:name="Taula21" style:family="table">
      <style:table-properties style:width="16.977cm" table:align="right" style:writing-mode="lr-tb"/>
    </style:style>
    <style:style style:name="Taula21.A" style:family="table-column">
      <style:table-column-properties style:column-width="16.977cm"/>
    </style:style>
    <style:style style:name="Taula21.A1" style:family="table-cell">
      <style:table-cell-properties fo:padding="0.097cm" fo:border="0.05pt solid #000000"/>
    </style:style>
    <style:style style:name="Taula11" style:family="table">
      <style:table-properties style:width="17.011cm" table:align="margins" style:writing-mode="lr-tb"/>
    </style:style>
    <style:style style:name="Taula11.A" style:family="table-column">
      <style:table-column-properties style:column-width="17.011cm" style:rel-column-width="65535*"/>
    </style:style>
    <style:style style:name="Taula11.A1" style:family="table-cell">
      <style:table-cell-properties fo:padding="0.097cm" fo:border="0.05pt solid #000000"/>
    </style:style>
    <style:style style:name="Taula12" style:family="table">
      <style:table-properties style:width="17.011cm" table:align="margins" style:writing-mode="lr-tb"/>
    </style:style>
    <style:style style:name="Taula12.A" style:family="table-column">
      <style:table-column-properties style:column-width="17.011cm" style:rel-column-width="65535*"/>
    </style:style>
    <style:style style:name="Taula12.A1" style:family="table-cell">
      <style:table-cell-properties fo:padding="0.097cm" fo:border="0.05pt solid #000000"/>
    </style:style>
    <style:style style:name="Taula13" style:family="table">
      <style:table-properties style:width="17.011cm" table:align="margins" style:writing-mode="lr-tb"/>
    </style:style>
    <style:style style:name="Taula13.A" style:family="table-column">
      <style:table-column-properties style:column-width="17.011cm" style:rel-column-width="65535*"/>
    </style:style>
    <style:style style:name="Taula13.A1" style:family="table-cell">
      <style:table-cell-properties fo:padding="0.097cm" fo:border="0.05pt solid #000000"/>
    </style:style>
    <style:style style:name="Taula14" style:family="table">
      <style:table-properties style:width="17.011cm" table:align="margins" style:writing-mode="lr-tb"/>
    </style:style>
    <style:style style:name="Taula14.A" style:family="table-column">
      <style:table-column-properties style:column-width="17.011cm" style:rel-column-width="65535*"/>
    </style:style>
    <style:style style:name="Taula14.A1" style:family="table-cell">
      <style:table-cell-properties fo:padding="0.097cm" fo:border="0.05pt solid #000000"/>
    </style:style>
    <style:style style:name="Taula15" style:family="table">
      <style:table-properties style:width="17.011cm" table:align="margins" style:writing-mode="lr-tb"/>
    </style:style>
    <style:style style:name="Taula15.A" style:family="table-column">
      <style:table-column-properties style:column-width="17.011cm" style:rel-column-width="65535*"/>
    </style:style>
    <style:style style:name="Taula15.A1" style:family="table-cell">
      <style:table-cell-properties fo:padding="0.097cm" fo:border="0.05pt solid #000000"/>
    </style:style>
    <style:style style:name="Taula16" style:family="table">
      <style:table-properties style:width="17.011cm" table:align="margins" style:writing-mode="lr-tb"/>
    </style:style>
    <style:style style:name="Taula16.A" style:family="table-column">
      <style:table-column-properties style:column-width="17.011cm" style:rel-column-width="65535*"/>
    </style:style>
    <style:style style:name="Taula16.A1" style:family="table-cell">
      <style:table-cell-properties fo:padding="0.097cm" fo:border="0.05pt solid #000000"/>
    </style:style>
    <style:style style:name="Taula17" style:family="table">
      <style:table-properties style:width="17.011cm" table:align="margins" style:writing-mode="lr-tb"/>
    </style:style>
    <style:style style:name="Taula17.A" style:family="table-column">
      <style:table-column-properties style:column-width="17.011cm" style:rel-column-width="65535*"/>
    </style:style>
    <style:style style:name="Taula17.A1" style:family="table-cell">
      <style:table-cell-properties fo:padding="0.097cm" fo:border="0.05pt solid #000000"/>
    </style:style>
    <style:style style:name="Taula18" style:family="table">
      <style:table-properties style:width="17.011cm" table:align="margins" style:writing-mode="lr-tb"/>
    </style:style>
    <style:style style:name="Taula18.A" style:family="table-column">
      <style:table-column-properties style:column-width="17.011cm" style:rel-column-width="65535*"/>
    </style:style>
    <style:style style:name="Taula18.A1" style:family="table-cell">
      <style:table-cell-properties fo:padding="0.097cm" fo:border="0.05pt solid #000000"/>
    </style:style>
    <style:style style:name="Taula19" style:family="table">
      <style:table-properties style:width="17.011cm" table:align="margins" style:writing-mode="lr-tb"/>
    </style:style>
    <style:style style:name="Taula19.A" style:family="table-column">
      <style:table-column-properties style:column-width="17.011cm" style:rel-column-width="65535*"/>
    </style:style>
    <style:style style:name="Taula19.A1" style:family="table-cell">
      <style:table-cell-properties fo:padding="0.097cm" fo:border="0.05pt solid #000000"/>
    </style:style>
    <style:style style:name="Taula26" style:family="table">
      <style:table-properties style:width="17.011cm" table:align="margins" style:writing-mode="lr-tb"/>
    </style:style>
    <style:style style:name="Taula26.A" style:family="table-column">
      <style:table-column-properties style:column-width="5.671cm" style:rel-column-width="21845*"/>
    </style:style>
    <style:style style:name="Tau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26.C1" style:family="table-cell">
      <style:table-cell-properties fo:background-color="#b2b2b2" fo:padding="0.097cm" fo:border="0.05pt solid #000000">
        <style:background-image/>
      </style:table-cell-properties>
    </style:style>
    <style:style style:name="Taula26.A2" style:family="table-cell">
      <style:table-cell-properties fo:padding="0.097cm" fo:border-left="0.05pt solid #000000" fo:border-right="none" fo:border-top="none" fo:border-bottom="0.05pt solid #000000"/>
    </style:style>
    <style:style style:name="Taula26.B2" style:family="table-cell">
      <style:table-cell-properties fo:padding="0.097cm" fo:border-left="0.05pt solid #000000" fo:border-right="none" fo:border-top="none" fo:border-bottom="0.05pt solid #000000"/>
    </style:style>
    <style:style style:name="Taula26.C2" style:family="table-cell" style:data-style-name="N37">
      <style:table-cell-properties fo:padding="0.097cm" fo:border-left="0.05pt solid #000000" fo:border-right="0.05pt solid #000000" fo:border-top="none" fo:border-bottom="0.05pt solid #000000"/>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data-style-name="N37">
      <style:table-cell-properties fo:padding="0.097cm" fo:border-left="0.05pt solid #000000" fo:border-right="0.05pt solid #000000" fo:border-top="none" fo:border-bottom="0.05pt solid #000000"/>
    </style:style>
    <style:style style:name="Taula2" style:family="table">
      <style:table-properties style:width="17.009cm" table:align="left" style:writing-mode="lr-tb"/>
    </style:style>
    <style:style style:name="Taula2.A" style:family="table-column">
      <style:table-column-properties style:column-width="2.494cm"/>
    </style:style>
    <style:style style:name="Taula2.B" style:family="table-column">
      <style:table-column-properties style:column-width="6.01cm"/>
    </style:style>
    <style:style style:name="Taula2.C" style:family="table-column">
      <style:table-column-properties style:column-width="2.004cm"/>
    </style:style>
    <style:style style:name="Taula2.D" style:family="table-column">
      <style:table-column-properties style:column-width="1.984cm"/>
    </style:style>
    <style:style style:name="Taula2.E" style:family="table-column">
      <style:table-column-properties style:column-width="1.909cm"/>
    </style:style>
    <style:style style:name="Taula2.F" style:family="table-column">
      <style:table-column-properties style:column-width="2.609cm"/>
    </style:style>
    <style:style style:name="Taula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2.F1" style:family="table-cell">
      <style:table-cell-properties style:vertical-align="middle" fo:background-color="#b2b2b2" fo:padding="0.097cm" fo:border="0.05pt solid #000000">
        <style:background-image/>
      </style:table-cell-properties>
    </style:style>
    <style:style style:name="Taula2.2" style:family="table-row">
      <style:table-row-properties fo:keep-together="always"/>
    </style:style>
    <style:style style:name="Taula2.A2" style:family="table-cell">
      <style:table-cell-properties style:vertical-align="middle" fo:padding="0.097cm" fo:border-left="0.05pt solid #000000" fo:border-right="none" fo:border-top="none" fo:border-bottom="0.05pt solid #000000"/>
    </style:style>
    <style:style style:name="Taula2.B2" style:family="table-cell">
      <style:table-cell-properties style:vertical-align="middle" fo:padding="0.097cm" fo:border-left="0.05pt solid #000000" fo:border-right="none" fo:border-top="none" fo:border-bottom="0.05pt solid #000000"/>
    </style:style>
    <style:style style:name="Taula2.C2" style:family="table-cell">
      <style:table-cell-properties style:vertical-align="middle" fo:padding="0.097cm" fo:border-left="0.05pt solid #000000" fo:border-right="none" fo:border-top="none" fo:border-bottom="0.05pt solid #000000"/>
    </style:style>
    <style:style style:name="Taula2.D2" style:family="table-cell">
      <style:table-cell-properties style:vertical-align="middle" fo:padding="0.097cm" fo:border-left="0.05pt solid #000000" fo:border-right="none" fo:border-top="none" fo:border-bottom="0.05pt solid #000000"/>
    </style:style>
    <style:style style:name="Taula2.E2" style:family="table-cell">
      <style:table-cell-properties style:vertical-align="middle" fo:padding="0.097cm" fo:border-left="0.05pt solid #000000" fo:border-right="none" fo:border-top="none" fo:border-bottom="0.05pt solid #000000"/>
    </style:style>
    <style:style style:name="Taula2.F2" style:family="table-cell">
      <style:table-cell-properties style:vertical-align="middle" fo:padding="0.097cm" fo:border-left="0.05pt solid #000000" fo:border-right="0.05pt solid #000000" fo:border-top="none" fo:border-bottom="0.05pt solid #000000"/>
    </style:style>
    <style:style style:name="Taula2.A3" style:family="table-cell">
      <style:table-cell-properties style:vertical-align="middle" fo:padding="0.097cm" fo:border-left="0.05pt solid #000000" fo:border-right="none" fo:border-top="none" fo:border-bottom="0.05pt solid #000000"/>
    </style:style>
    <style:style style:name="Taula2.B3" style:family="table-cell">
      <style:table-cell-properties style:vertical-align="middle" fo:padding="0.097cm" fo:border-left="0.05pt solid #000000" fo:border-right="none" fo:border-top="none" fo:border-bottom="0.05pt solid #000000"/>
    </style:style>
    <style:style style:name="Taula2.C3" style:family="table-cell">
      <style:table-cell-properties style:vertical-align="middle" fo:padding="0.097cm" fo:border-left="0.05pt solid #000000" fo:border-right="none" fo:border-top="none" fo:border-bottom="0.05pt solid #000000"/>
    </style:style>
    <style:style style:name="Taula2.D3" style:family="table-cell">
      <style:table-cell-properties style:vertical-align="middle" fo:padding="0.097cm" fo:border-left="0.05pt solid #000000" fo:border-right="none" fo:border-top="none" fo:border-bottom="0.05pt solid #000000"/>
    </style:style>
    <style:style style:name="Taula2.E3" style:family="table-cell">
      <style:table-cell-properties style:vertical-align="middle" fo:padding="0.097cm" fo:border-left="0.05pt solid #000000" fo:border-right="none" fo:border-top="none" fo:border-bottom="0.05pt solid #000000"/>
    </style:style>
    <style:style style:name="Taula2.F3" style:family="table-cell">
      <style:table-cell-properties style:vertical-align="middle" fo:padding="0.097cm" fo:border-left="0.05pt solid #000000" fo:border-right="0.05pt solid #000000" fo:border-top="none" fo:border-bottom="0.05pt solid #000000"/>
    </style:style>
    <style:style style:name="Taula30" style:family="table">
      <style:table-properties style:width="17.011cm" table:align="margins" style:writing-mode="lr-tb"/>
    </style:style>
    <style:style style:name="Taula30.A" style:family="table-column">
      <style:table-column-properties style:column-width="2.307cm" style:rel-column-width="8890*"/>
    </style:style>
    <style:style style:name="Taula30.B" style:family="table-column">
      <style:table-column-properties style:column-width="4.9cm" style:rel-column-width="18881*"/>
    </style:style>
    <style:style style:name="Taula30.D" style:family="table-column">
      <style:table-column-properties style:column-width="4.902cm" style:rel-column-width="18883*"/>
    </style:style>
    <style:style style:name="Taula3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ula30.B1" style:family="table-cell">
      <style:table-cell-properties style:vertical-align="middle" fo:background-color="#999999" fo:padding="0.097cm" fo:border="0.05pt solid #000000">
        <style:background-image/>
      </style:table-cell-properties>
    </style:style>
    <style:style style:name="Taula3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ula3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ula30.3" style:family="table-row">
      <style:table-row-properties fo:keep-together="always"/>
    </style:style>
    <style:style style:name="Taula30.A3" style:family="table-cell">
      <style:table-cell-properties style:vertical-align="middle" fo:padding="0.097cm" fo:border-left="0.05pt solid #000000" fo:border-right="none" fo:border-top="none" fo:border-bottom="0.05pt solid #000000"/>
    </style:style>
    <style:style style:name="Taula30.B3" style:family="table-cell">
      <style:table-cell-properties style:vertical-align="middle" fo:padding="0.097cm" fo:border-left="0.05pt solid #000000" fo:border-right="none" fo:border-top="none" fo:border-bottom="0.05pt solid #000000"/>
    </style:style>
    <style:style style:name="Taula30.C3" style:family="table-cell">
      <style:table-cell-properties style:vertical-align="middle" fo:padding="0.097cm" fo:border-left="0.05pt solid #000000" fo:border-right="none" fo:border-top="none" fo:border-bottom="0.05pt solid #000000"/>
    </style:style>
    <style:style style:name="Taula30.D3" style:family="table-cell">
      <style:table-cell-properties style:vertical-align="middle" fo:padding="0.097cm" fo:border-left="0.05pt solid #000000" fo:border-right="0.05pt solid #000000" fo:border-top="none" fo:border-bottom="0.05pt solid #000000"/>
    </style:style>
    <style:style style:name="Taula30.A4" style:family="table-cell">
      <style:table-cell-properties style:vertical-align="middle" fo:padding="0.097cm" fo:border-left="0.05pt solid #000000" fo:border-right="none" fo:border-top="none" fo:border-bottom="0.05pt solid #000000"/>
    </style:style>
    <style:style style:name="Taula30.B4" style:family="table-cell">
      <style:table-cell-properties style:vertical-align="middle" fo:padding="0.097cm" fo:border-left="0.05pt solid #000000" fo:border-right="none" fo:border-top="none" fo:border-bottom="0.05pt solid #000000"/>
    </style:style>
    <style:style style:name="Taula30.C4" style:family="table-cell">
      <style:table-cell-properties style:vertical-align="middle" fo:padding="0.097cm" fo:border-left="0.05pt solid #000000" fo:border-right="none" fo:border-top="none" fo:border-bottom="0.05pt solid #000000"/>
    </style:style>
    <style:style style:name="Taula30.D4" style:family="table-cell">
      <style:table-cell-properties style:vertical-align="middle" fo:padding="0.097cm" fo:border-left="0.05pt solid #000000" fo:border-right="0.05pt solid #000000" fo:border-top="none" fo:border-bottom="0.05pt solid #000000"/>
    </style:style>
    <style:style style:name="Taula20" style:family="table">
      <style:table-properties style:width="17.009cm" table:align="left" style:writing-mode="lr-tb"/>
    </style:style>
    <style:style style:name="Taula20.A" style:family="table-column">
      <style:table-column-properties style:column-width="2.602cm"/>
    </style:style>
    <style:style style:name="Taula20.B" style:family="table-column">
      <style:table-column-properties style:column-width="5.299cm"/>
    </style:style>
    <style:style style:name="Taula20.C" style:family="table-column">
      <style:table-column-properties style:column-width="1.909cm"/>
    </style:style>
    <style:style style:name="Taula20.D" style:family="table-column">
      <style:table-column-properties style:column-width="2.193cm"/>
    </style:style>
    <style:style style:name="Taula20.E" style:family="table-column">
      <style:table-column-properties style:column-width="2.399cm"/>
    </style:style>
    <style:style style:name="Taula20.F" style:family="table-column">
      <style:table-column-properties style:column-width="2.609cm"/>
    </style:style>
    <style:style style:name="Taula20.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20.F1" style:family="table-cell">
      <style:table-cell-properties style:vertical-align="middle" fo:background-color="#b2b2b2" fo:padding="0.097cm" fo:border="0.05pt solid #000000">
        <style:background-image/>
      </style:table-cell-properties>
    </style:style>
    <style:style style:name="Taula20.A2" style:family="table-cell">
      <style:table-cell-properties style:vertical-align="middle" fo:padding="0.097cm" fo:border-left="0.05pt solid #000000" fo:border-right="none" fo:border-top="none" fo:border-bottom="0.05pt solid #000000"/>
    </style:style>
    <style:style style:name="Taula20.B2" style:family="table-cell">
      <style:table-cell-properties style:vertical-align="middle" fo:padding="0.097cm" fo:border-left="0.05pt solid #000000" fo:border-right="none" fo:border-top="none" fo:border-bottom="0.05pt solid #000000"/>
    </style:style>
    <style:style style:name="Taula20.C2" style:family="table-cell">
      <style:table-cell-properties style:vertical-align="middle" fo:padding="0.097cm" fo:border-left="0.05pt solid #000000" fo:border-right="none" fo:border-top="none" fo:border-bottom="0.05pt solid #000000"/>
    </style:style>
    <style:style style:name="Taula20.D2" style:family="table-cell">
      <style:table-cell-properties style:vertical-align="middle" fo:padding="0.097cm" fo:border-left="0.05pt solid #000000" fo:border-right="none" fo:border-top="none" fo:border-bottom="0.05pt solid #000000"/>
    </style:style>
    <style:style style:name="Taula20.E2" style:family="table-cell">
      <style:table-cell-properties style:vertical-align="middle" fo:padding="0.097cm" fo:border-left="0.05pt solid #000000" fo:border-right="none" fo:border-top="none" fo:border-bottom="0.05pt solid #000000"/>
    </style:style>
    <style:style style:name="Taula20.F2" style:family="table-cell">
      <style:table-cell-properties style:vertical-align="middle" fo:padding="0.097cm" fo:border-left="0.05pt solid #000000" fo:border-right="0.05pt solid #000000" fo:border-top="none" fo:border-bottom="0.05pt solid #000000"/>
    </style:style>
    <style:style style:name="Taula20.A3" style:family="table-cell">
      <style:table-cell-properties style:vertical-align="middle" fo:padding="0.097cm" fo:border-left="0.05pt solid #000000" fo:border-right="none" fo:border-top="none" fo:border-bottom="0.05pt solid #000000"/>
    </style:style>
    <style:style style:name="Taula20.B3" style:family="table-cell">
      <style:table-cell-properties style:vertical-align="middle" fo:padding="0.097cm" fo:border-left="0.05pt solid #000000" fo:border-right="none" fo:border-top="none" fo:border-bottom="0.05pt solid #000000"/>
    </style:style>
    <style:style style:name="Taula20.C3" style:family="table-cell">
      <style:table-cell-properties style:vertical-align="middle" fo:padding="0.097cm" fo:border-left="0.05pt solid #000000" fo:border-right="none" fo:border-top="none" fo:border-bottom="0.05pt solid #000000"/>
    </style:style>
    <style:style style:name="Taula20.D3" style:family="table-cell">
      <style:table-cell-properties style:vertical-align="middle" fo:padding="0.097cm" fo:border-left="0.05pt solid #000000" fo:border-right="none" fo:border-top="none" fo:border-bottom="0.05pt solid #000000"/>
    </style:style>
    <style:style style:name="Taula20.E3" style:family="table-cell">
      <style:table-cell-properties style:vertical-align="middle" fo:padding="0.097cm" fo:border-left="0.05pt solid #000000" fo:border-right="none" fo:border-top="none" fo:border-bottom="0.05pt solid #000000"/>
    </style:style>
    <style:style style:name="Taula20.F3" style:family="table-cell">
      <style:table-cell-properties style:vertical-align="middle" fo:padding="0.097cm" fo:border-left="0.05pt solid #000000" fo:border-right="0.05pt solid #000000" fo:border-top="none" fo:border-bottom="0.05pt solid #000000"/>
    </style:style>
    <style:style style:name="Taula20.4" style:family="table-row">
      <style:table-row-properties fo:keep-together="always"/>
    </style:style>
    <style:style style:name="Taula20.A4" style:family="table-cell">
      <style:table-cell-properties style:vertical-align="middle" fo:padding="0.097cm" fo:border-left="0.05pt solid #000000" fo:border-right="none" fo:border-top="none" fo:border-bottom="0.05pt solid #000000"/>
    </style:style>
    <style:style style:name="Taula20.B4" style:family="table-cell">
      <style:table-cell-properties style:vertical-align="middle" fo:padding="0.097cm" fo:border-left="0.05pt solid #000000" fo:border-right="none" fo:border-top="none" fo:border-bottom="0.05pt solid #000000"/>
    </style:style>
    <style:style style:name="Taula20.C4" style:family="table-cell">
      <style:table-cell-properties style:vertical-align="middle" fo:padding="0.097cm" fo:border-left="0.05pt solid #000000" fo:border-right="none" fo:border-top="none" fo:border-bottom="0.05pt solid #000000"/>
    </style:style>
    <style:style style:name="Taula20.D4" style:family="table-cell">
      <style:table-cell-properties style:vertical-align="middle" fo:padding="0.097cm" fo:border-left="0.05pt solid #000000" fo:border-right="none" fo:border-top="none" fo:border-bottom="0.05pt solid #000000"/>
    </style:style>
    <style:style style:name="Taula20.E4" style:family="table-cell">
      <style:table-cell-properties style:vertical-align="middle" fo:padding="0.097cm" fo:border-left="0.05pt solid #000000" fo:border-right="none" fo:border-top="none" fo:border-bottom="0.05pt solid #000000"/>
    </style:style>
    <style:style style:name="Taula20.F4" style:family="table-cell">
      <style:table-cell-properties style:vertical-align="middle" fo:padding="0.097cm" fo:border-left="0.05pt solid #000000" fo:border-right="0.05pt solid #000000" fo:border-top="none" fo:border-bottom="0.05pt solid #000000"/>
    </style:style>
    <style:style style:name="Taula20.A5" style:family="table-cell">
      <style:table-cell-properties style:vertical-align="middle" fo:padding="0.097cm" fo:border-left="0.05pt solid #000000" fo:border-right="none" fo:border-top="none" fo:border-bottom="0.05pt solid #000000"/>
    </style:style>
    <style:style style:name="Taula20.B5" style:family="table-cell">
      <style:table-cell-properties style:vertical-align="middle" fo:padding="0.097cm" fo:border-left="0.05pt solid #000000" fo:border-right="none" fo:border-top="none" fo:border-bottom="0.05pt solid #000000"/>
    </style:style>
    <style:style style:name="Taula20.C5" style:family="table-cell">
      <style:table-cell-properties style:vertical-align="middle" fo:padding="0.097cm" fo:border-left="0.05pt solid #000000" fo:border-right="none" fo:border-top="none" fo:border-bottom="0.05pt solid #000000"/>
    </style:style>
    <style:style style:name="Taula20.D5" style:family="table-cell">
      <style:table-cell-properties style:vertical-align="middle" fo:padding="0.097cm" fo:border-left="0.05pt solid #000000" fo:border-right="none" fo:border-top="none" fo:border-bottom="0.05pt solid #000000"/>
    </style:style>
    <style:style style:name="Taula20.E5" style:family="table-cell">
      <style:table-cell-properties style:vertical-align="middle" fo:padding="0.097cm" fo:border-left="0.05pt solid #000000" fo:border-right="none" fo:border-top="none" fo:border-bottom="0.05pt solid #000000"/>
    </style:style>
    <style:style style:name="Taula20.F5" style:family="table-cell">
      <style:table-cell-properties style:vertical-align="middle" fo:padding="0.097cm" fo:border-left="0.05pt solid #000000" fo:border-right="0.05pt solid #000000" fo:border-top="none" fo:border-bottom="0.05pt solid #000000"/>
    </style:style>
    <style:style style:name="Taula20.A6" style:family="table-cell">
      <style:table-cell-properties style:vertical-align="middle" fo:padding="0.097cm" fo:border-left="0.05pt solid #000000" fo:border-right="none" fo:border-top="none" fo:border-bottom="0.05pt solid #000000"/>
    </style:style>
    <style:style style:name="Taula20.B6" style:family="table-cell">
      <style:table-cell-properties style:vertical-align="middle" fo:padding="0.097cm" fo:border-left="0.05pt solid #000000" fo:border-right="none" fo:border-top="none" fo:border-bottom="0.05pt solid #000000"/>
    </style:style>
    <style:style style:name="Taula20.C6" style:family="table-cell">
      <style:table-cell-properties style:vertical-align="middle" fo:padding="0.097cm" fo:border-left="0.05pt solid #000000" fo:border-right="none" fo:border-top="none" fo:border-bottom="0.05pt solid #000000"/>
    </style:style>
    <style:style style:name="Taula20.D6" style:family="table-cell">
      <style:table-cell-properties style:vertical-align="middle" fo:padding="0.097cm" fo:border-left="0.05pt solid #000000" fo:border-right="none" fo:border-top="none" fo:border-bottom="0.05pt solid #000000"/>
    </style:style>
    <style:style style:name="Taula20.E6" style:family="table-cell">
      <style:table-cell-properties style:vertical-align="middle" fo:padding="0.097cm" fo:border-left="0.05pt solid #000000" fo:border-right="none" fo:border-top="none" fo:border-bottom="0.05pt solid #000000"/>
    </style:style>
    <style:style style:name="Taula20.F6" style:family="table-cell">
      <style:table-cell-properties style:vertical-align="middle" fo:padding="0.097cm" fo:border-left="0.05pt solid #000000" fo:border-right="0.05pt solid #000000" fo:border-top="none" fo:border-bottom="0.05pt solid #000000"/>
    </style:style>
    <style:style style:name="Taula28" style:family="table">
      <style:table-properties style:width="17.011cm" table:align="margins" style:writing-mode="lr-tb"/>
    </style:style>
    <style:style style:name="Taula28.A" style:family="table-column">
      <style:table-column-properties style:column-width="2.307cm" style:rel-column-width="8890*"/>
    </style:style>
    <style:style style:name="Taula28.B" style:family="table-column">
      <style:table-column-properties style:column-width="4.9cm" style:rel-column-width="18881*"/>
    </style:style>
    <style:style style:name="Taula28.D" style:family="table-column">
      <style:table-column-properties style:column-width="4.902cm" style:rel-column-width="18883*"/>
    </style:style>
    <style:style style:name="Taula28.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ula28.B1" style:family="table-cell">
      <style:table-cell-properties style:vertical-align="middle" fo:background-color="#999999" fo:padding="0.097cm" fo:border="0.05pt solid #000000">
        <style:background-image/>
      </style:table-cell-properties>
    </style:style>
    <style:style style:name="Taula28.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ula28.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ula28.3" style:family="table-row">
      <style:table-row-properties fo:keep-together="always"/>
    </style:style>
    <style:style style:name="Taula28.A3" style:family="table-cell">
      <style:table-cell-properties style:vertical-align="middle" fo:padding="0.097cm" fo:border-left="0.05pt solid #000000" fo:border-right="none" fo:border-top="none" fo:border-bottom="0.05pt solid #000000"/>
    </style:style>
    <style:style style:name="Taula28.B3" style:family="table-cell">
      <style:table-cell-properties style:vertical-align="middle" fo:padding="0.097cm" fo:border-left="0.05pt solid #000000" fo:border-right="none" fo:border-top="none" fo:border-bottom="0.05pt solid #000000"/>
    </style:style>
    <style:style style:name="Taula28.C3" style:family="table-cell">
      <style:table-cell-properties style:vertical-align="middle" fo:padding="0.097cm" fo:border-left="0.05pt solid #000000" fo:border-right="none" fo:border-top="none" fo:border-bottom="0.05pt solid #000000"/>
    </style:style>
    <style:style style:name="Taula28.D3" style:family="table-cell">
      <style:table-cell-properties style:vertical-align="middle" fo:padding="0.097cm" fo:border-left="0.05pt solid #000000" fo:border-right="0.05pt solid #000000" fo:border-top="none" fo:border-bottom="0.05pt solid #000000"/>
    </style:style>
    <style:style style:name="Taula28.A4" style:family="table-cell">
      <style:table-cell-properties style:vertical-align="middle" fo:padding="0.097cm" fo:border-left="0.05pt solid #000000" fo:border-right="none" fo:border-top="none" fo:border-bottom="0.05pt solid #000000"/>
    </style:style>
    <style:style style:name="Taula28.B4" style:family="table-cell">
      <style:table-cell-properties style:vertical-align="middle" fo:padding="0.097cm" fo:border-left="0.05pt solid #000000" fo:border-right="none" fo:border-top="none" fo:border-bottom="0.05pt solid #000000"/>
    </style:style>
    <style:style style:name="Taula28.C4" style:family="table-cell">
      <style:table-cell-properties style:vertical-align="middle" fo:padding="0.097cm" fo:border-left="0.05pt solid #000000" fo:border-right="none" fo:border-top="none" fo:border-bottom="0.05pt solid #000000"/>
    </style:style>
    <style:style style:name="Taula28.D4" style:family="table-cell">
      <style:table-cell-properties style:vertical-align="middle" fo:padding="0.097cm" fo:border-left="0.05pt solid #000000" fo:border-right="0.05pt solid #000000" fo:border-top="none" fo:border-bottom="0.05pt solid #000000"/>
    </style:style>
    <style:style style:name="Taula28.A5" style:family="table-cell">
      <style:table-cell-properties style:vertical-align="middle" fo:padding="0.097cm" fo:border-left="0.05pt solid #000000" fo:border-right="none" fo:border-top="none" fo:border-bottom="0.05pt solid #000000"/>
    </style:style>
    <style:style style:name="Taula28.B5" style:family="table-cell">
      <style:table-cell-properties style:vertical-align="middle" fo:padding="0.097cm" fo:border-left="0.05pt solid #000000" fo:border-right="none" fo:border-top="none" fo:border-bottom="0.05pt solid #000000"/>
    </style:style>
    <style:style style:name="Taula28.C5" style:family="table-cell">
      <style:table-cell-properties style:vertical-align="middle" fo:padding="0.097cm" fo:border-left="0.05pt solid #000000" fo:border-right="none" fo:border-top="none" fo:border-bottom="0.05pt solid #000000"/>
    </style:style>
    <style:style style:name="Taula28.D5" style:family="table-cell">
      <style:table-cell-properties style:vertical-align="middle" fo:padding="0.097cm" fo:border-left="0.05pt solid #000000" fo:border-right="0.05pt solid #000000" fo:border-top="none" fo:border-bottom="0.05pt solid #000000"/>
    </style:style>
    <style:style style:name="Taula25" style:family="table">
      <style:table-properties style:width="17.011cm" table:align="margins" style:writing-mode="lr-tb"/>
    </style:style>
    <style:style style:name="Taula25.A" style:family="table-column">
      <style:table-column-properties style:column-width="17.011cm" style:rel-column-width="65535*"/>
    </style:style>
    <style:style style:name="Taula25.A1" style:family="table-cell">
      <style:table-cell-properties fo:padding="0.097cm" fo:border="0.05pt solid #000000"/>
    </style:style>
    <style:style style:name="Taula24" style:family="table">
      <style:table-properties style:width="17.011cm" table:align="margins" style:writing-mode="lr-tb"/>
    </style:style>
    <style:style style:name="Taula24.A" style:family="table-column">
      <style:table-column-properties style:column-width="17.011cm" style:rel-column-width="65535*"/>
    </style:style>
    <style:style style:name="Taula24.A1" style:family="table-cell">
      <style:table-cell-properties fo:padding="0.097cm" fo:border="0.05pt solid #000000"/>
    </style:style>
    <style:style style:name="P1" style:family="paragraph" style:parent-style-name="Header" style:master-page-name="">
      <style:paragraph-properties fo:margin-left="0cm" fo:margin-right="0cm" fo:text-align="center" style:justify-single-word="false" fo:orphans="2" fo:widows="2" fo:text-indent="0cm" style:auto-text-indent="false" style:page-number="auto" fo:padding="0.049cm" fo:border="0.06pt solid #000000" style:shadow="none" style:writing-mode="lr-tb">
        <style:tab-stops>
          <style:tab-stop style:position="7.5cm" style:type="center"/>
          <style:tab-stop style:position="15cm" style:type="right"/>
        </style:tab-stops>
      </style:paragraph-properties>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Footnote">
      <style:paragraph-properties fo:margin-left="0cm" fo:margin-right="0cm" fo:text-align="start" style:justify-single-word="false" fo:text-indent="0cm" style:auto-text-indent="false" style:snap-to-layout-grid="false"/>
      <style:text-properties fo:background-color="transparent"/>
    </style:style>
    <style:style style:name="P3" style:family="paragraph" style:parent-style-name="Footnote">
      <style:paragraph-properties fo:margin-left="0cm" fo:margin-right="0cm" fo:text-align="center" style:justify-single-word="false" fo:text-indent="0cm" style:auto-text-indent="false" style:snap-to-layout-grid="false"/>
    </style:style>
    <style:style style:name="P4" style:family="paragraph" style:parent-style-name="Footnote">
      <style:paragraph-properties fo:margin-left="0cm" fo:margin-right="0cm" fo:text-align="start" style:justify-single-word="false" fo:text-indent="0cm" style:auto-text-indent="false" style:snap-to-layout-grid="false"/>
      <style:text-properties style:font-name="Arial1" fo:font-size="8pt" fo:language="ca" fo:country="ES" fo:background-color="transparent" style:font-size-asian="8pt"/>
    </style:style>
    <style:style style:name="P5" style:family="paragraph" style:parent-style-name="Header">
      <style:paragraph-properties fo:margin-left="0cm" fo:margin-right="0cm" fo:text-align="center" style:justify-single-word="false" fo:text-indent="0cm" style:auto-text-indent="false" style:snap-to-layout-grid="false"/>
      <style:text-properties style:font-name="Arial1" fo:font-size="8pt" fo:language="ca" fo:country="ES" fo:background-color="transparent" style:font-size-asian="8pt"/>
    </style:style>
    <style:style style:name="P6" style:family="paragraph" style:parent-style-name="Text_20_body">
      <style:paragraph-properties fo:margin-left="0cm" fo:margin-right="0cm" fo:text-align="center" style:justify-single-word="false" fo:text-indent="0cm" style:auto-text-indent="false" style:snap-to-layout-grid="false"/>
    </style:style>
    <style:style style:name="P7" style:family="paragraph" style:parent-style-name="Table_20_Contents">
      <style:paragraph-properties fo:margin-left="0cm" fo:margin-right="0cm" fo:text-indent="0cm" style:auto-text-indent="false"/>
      <style:text-properties style:font-name="Arial" fo:font-size="11pt" fo:language="ca" fo:country="ES" fo:font-weight="normal" style:font-size-asian="11pt" style:font-weight-asian="normal" style:font-size-complex="11pt" style:language-complex="ar" style:country-complex="SA" style:font-weight-complex="normal"/>
    </style:style>
    <style:style style:name="P8" style:family="paragraph" style:parent-style-name="Table_20_Contents">
      <style:paragraph-properties fo:margin-left="0cm" fo:margin-right="0cm" fo:text-align="start" style:justify-single-word="false" fo:text-indent="0cm" style:auto-text-indent="false"/>
      <style:text-properties style:font-name="Liberation Mono" fo:language="ca" fo:country="ES" fo:font-weight="bold" style:font-weight-asian="bold" style:language-complex="ar" style:country-complex="SA" style:font-weight-complex="bold"/>
    </style:style>
    <style:style style:name="P9" style:family="paragraph" style:parent-style-name="Preformatted_20_Text">
      <style:paragraph-properties fo:margin-left="0cm" fo:margin-right="0cm" fo:text-indent="0cm" style:auto-text-indent="false"/>
      <style:text-properties style:font-name="Liberation Mono" fo:language="ca" fo:country="ES" fo:font-weight="bold" style:font-weight-asian="bold" style:language-complex="ar" style:country-complex="SA" style:font-weight-complex="bold"/>
    </style:style>
    <style:style style:name="P10" style:family="paragraph" style:parent-style-name="Preformatted_20_Text">
      <style:paragraph-properties fo:margin-left="0cm" fo:margin-right="0cm" fo:text-indent="0cm" style:auto-text-indent="false"/>
      <style:text-properties style:font-name="Arial" fo:font-size="11pt" fo:language="ca" fo:country="ES" style:font-size-asian="11pt" style:font-size-complex="11pt" style:language-complex="ar" style:country-complex="SA"/>
    </style:style>
    <style:style style:name="P11" style:family="paragraph" style:parent-style-name="Preformatted_20_Text">
      <loext:graphic-properties draw:fill="solid" draw:fill-color="#ffffff" draw:opacity="100%"/>
      <style:paragraph-properties fo:margin-left="0cm" fo:margin-right="0cm" fo:text-indent="0cm" style:auto-text-indent="false" fo:background-color="#ffffff"/>
      <style:text-properties style:font-name="Arial" fo:font-size="11pt" fo:language="ca" fo:country="ES" fo:background-color="transparent" style:font-size-asian="11pt" style:font-size-complex="11pt" style:language-complex="ar" style:country-complex="SA"/>
    </style:style>
    <style:style style:name="P12"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bold" style:font-name-asian="Times New Roman" style:font-size-asian="11pt" style:font-weight-asian="bold" style:font-name-complex="Times New Roman" style:font-size-complex="11pt" style:language-complex="ar" style:country-complex="SA" style:font-weight-complex="bold"/>
    </style:style>
    <style:style style:name="P13"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11pt" fo:language="ca"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P14" style:family="paragraph" style:parent-style-name="Table_20_Contents">
      <style:paragraph-properties fo:margin-left="0cm" fo:margin-right="0cm" fo:orphans="2" fo:widows="2" fo:text-indent="0cm" style:auto-text-indent="false" text:number-lines="false" text:line-number="0" style:writing-mode="lr-tb"/>
      <style:text-properties style:use-window-font-color="true" style:font-name="Arial" fo:font-size="9pt" fo:language="ca" fo:country="ES" fo:font-weight="bold" style:font-name-asian="Times New Roman" style:font-size-asian="9pt" style:font-weight-asian="bold" style:font-name-complex="Times New Roman" style:font-size-complex="9pt" style:language-complex="ar" style:country-complex="SA" style:font-weight-complex="bold"/>
    </style:style>
    <style:style style:name="P15"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style:font-name-asian="Times New Roman" style:font-size-asian="9pt" style:font-weight-asian="normal" style:font-name-complex="Times New Roman" style:font-size-complex="9pt" style:language-complex="ar" style:country-complex="SA" style:font-weight-complex="normal"/>
    </style:style>
    <style:style style:name="P16"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paragraph-rsid="0009f11e" style:font-name-asian="Times New Roman" style:font-size-asian="9pt" style:font-weight-asian="normal" style:font-name-complex="Times New Roman" style:font-size-complex="9pt" style:language-complex="ar" style:country-complex="SA" style:font-weight-complex="normal"/>
    </style:style>
    <style:style style:name="P17"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paragraph-rsid="0010c8b3" style:font-name-asian="Times New Roman" style:font-size-asian="9pt" style:font-weight-asian="normal" style:font-name-complex="Times New Roman" style:font-size-complex="9pt" style:language-complex="ar" style:country-complex="SA" style:font-weight-complex="normal"/>
    </style:style>
    <style:style style:name="P18"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paragraph-rsid="0013ce65" style:font-name-asian="Times New Roman" style:font-size-asian="9pt" style:font-weight-asian="normal" style:font-name-complex="Times New Roman" style:font-size-complex="9pt" style:language-complex="ar" style:country-complex="SA" style:font-weight-complex="normal"/>
    </style:style>
    <style:style style:name="P19"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09f11e" officeooo:paragraph-rsid="0009f11e" style:font-name-asian="Times New Roman" style:font-size-asian="9pt" style:font-weight-asian="normal" style:font-name-complex="Times New Roman" style:font-size-complex="9pt" style:language-complex="ar" style:country-complex="SA" style:font-weight-complex="normal"/>
    </style:style>
    <style:style style:name="P20"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0ed347" officeooo:paragraph-rsid="000ed347" style:font-name-asian="Times New Roman" style:font-size-asian="9pt" style:font-weight-asian="normal" style:font-name-complex="Times New Roman" style:font-size-complex="9pt" style:language-complex="ar" style:country-complex="SA" style:font-weight-complex="normal"/>
    </style:style>
    <style:style style:name="P21" style:family="paragraph" style:parent-style-name="Table_20_Contents">
      <style:paragraph-properties fo:margin-left="0cm" fo:margin-right="0cm" fo:text-align="center"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0ed347" officeooo:paragraph-rsid="000ed347" style:font-name-asian="Times New Roman" style:font-size-asian="9pt" style:font-weight-asian="normal" style:font-name-complex="Times New Roman" style:font-size-complex="9pt" style:language-complex="ar" style:country-complex="SA" style:font-weight-complex="normal"/>
    </style:style>
    <style:style style:name="P22"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10c8b3" officeooo:paragraph-rsid="0010c8b3" style:font-name-asian="Times New Roman" style:font-size-asian="9pt" style:font-weight-asian="normal" style:font-name-complex="Times New Roman" style:font-size-complex="9pt" style:language-complex="ar" style:country-complex="SA" style:font-weight-complex="normal"/>
    </style:style>
    <style:style style:name="P23" style:family="paragraph" style:parent-style-name="Table_20_Contents">
      <style:paragraph-properties fo:margin-left="0cm" fo:margin-right="0cm" fo:text-align="center"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10c8b3" officeooo:paragraph-rsid="0010c8b3" style:font-name-asian="Times New Roman" style:font-size-asian="9pt" style:font-weight-asian="normal" style:font-name-complex="Times New Roman" style:font-size-complex="9pt" style:language-complex="ar" style:country-complex="SA" style:font-weight-complex="normal"/>
    </style:style>
    <style:style style:name="P24"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13ce65" officeooo:paragraph-rsid="0013ce65" style:font-name-asian="Times New Roman" style:font-size-asian="9pt" style:font-weight-asian="normal" style:font-name-complex="Times New Roman" style:font-size-complex="9pt" style:language-complex="ar" style:country-complex="SA" style:font-weight-complex="normal"/>
    </style:style>
    <style:style style:name="P25" style:family="paragraph" style:parent-style-name="Table_20_Contents">
      <style:paragraph-properties fo:margin-left="0cm" fo:margin-right="0cm" fo:text-align="center"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13ce65" officeooo:paragraph-rsid="0013ce65" style:font-name-asian="Times New Roman" style:font-size-asian="9pt" style:font-weight-asian="normal" style:font-name-complex="Times New Roman" style:font-size-complex="9pt" style:language-complex="ar" style:country-complex="SA" style:font-weight-complex="normal"/>
    </style:style>
    <style:style style:name="P26"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style:font-name-asian="Times New Roman" style:font-size-asian="9pt" style:font-name-complex="Times New Roman" style:font-size-complex="9pt" style:language-complex="ar" style:country-complex="SA"/>
    </style:style>
    <style:style style:name="P27"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2" fo:font-size="9pt" fo:language="ca" fo:country="ES" fo:font-weight="normal" style:font-name-asian="Times New Roman" style:font-size-asian="9pt" style:font-weight-asian="normal" style:font-name-complex="Times New Roman" style:font-size-complex="9pt" style:language-complex="ar" style:country-complex="SA" style:font-weight-complex="normal"/>
    </style:style>
    <style:style style:name="P28"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2" fo:font-size="9pt" fo:language="ca" fo:country="ES" fo:font-weight="normal" officeooo:rsid="0009f11e" officeooo:paragraph-rsid="000c04ec" style:font-name-asian="Times New Roman" style:font-size-asian="9pt" style:font-weight-asian="normal" style:font-name-complex="Times New Roman" style:font-size-complex="9pt" style:language-complex="ar" style:country-complex="SA" style:font-weight-complex="normal"/>
    </style:style>
    <style:style style:name="P29"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30"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officeooo:paragraph-rsid="000c04ec"/>
    </style:style>
    <style:style style:name="P31"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officeooo:paragraph-rsid="0010c8b3"/>
    </style:style>
    <style:style style:name="P32" style:family="paragraph" style:parent-style-name="Table_20_Contents">
      <style:paragraph-properties fo:margin-left="0cm" fo:margin-right="0cm" fo:text-align="center" style:justify-single-word="false" fo:orphans="2" fo:widows="2" fo:text-indent="0cm" style:auto-text-indent="false" text:number-lines="false" text:line-number="0" style:writing-mode="lr-tb"/>
    </style:style>
    <style:style style:name="P33"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text-properties fo:font-size="9pt" style:font-size-asian="9pt" style:font-size-complex="9pt"/>
    </style:style>
    <style:style style:name="P34" style:family="paragraph" style:parent-style-name="Table_20_Contents">
      <style:paragraph-properties fo:margin-left="0cm" fo:margin-right="0cm" fo:text-align="center" style:justify-single-word="false" fo:orphans="2" fo:widows="2" fo:text-indent="0cm" style:auto-text-indent="false" text:number-lines="false" text:line-number="0" style:writing-mode="lr-tb"/>
      <style:text-properties fo:font-size="9pt" style:font-size-asian="9pt" style:font-size-complex="9pt"/>
    </style:style>
    <style:style style:name="P35" style:family="paragraph" style:parent-style-name="Preformatted_20_Text">
      <style:paragraph-properties fo:margin-left="0cm" fo:margin-right="0cm" fo:text-align="justify" style:justify-single-word="false" fo:orphans="2" fo:widows="2" fo:text-indent="0cm" style:auto-text-indent="false" text:number-lines="false" text:line-number="0" style:writing-mode="lr-tb"/>
      <style:text-properties style:use-window-font-color="true" style:font-name="Arial" fo:font-size="9pt" fo:language="ca" fo:country="ES" fo:font-weight="normal" officeooo:rsid="0009f11e" officeooo:paragraph-rsid="0009f11e" style:font-name-asian="Times New Roman" style:font-size-asian="9pt" style:font-weight-asian="normal" style:font-name-complex="Times New Roman" style:font-size-complex="9pt" style:language-complex="ar" style:country-complex="SA" style:font-weight-complex="normal"/>
    </style:style>
    <style:style style:name="P36" style:family="paragraph" style:parent-style-name="Preformatted_20_Text">
      <style:paragraph-properties fo:margin-left="0cm" fo:margin-right="0cm" fo:text-align="justify" style:justify-single-word="false" fo:orphans="2" fo:widows="2" fo:text-indent="0cm" style:auto-text-indent="false" text:number-lines="false" text:line-number="0" style:writing-mode="lr-tb"/>
      <style:text-properties officeooo:paragraph-rsid="0010c8b3"/>
    </style:style>
    <style:style style:name="P37" style:family="paragraph" style:parent-style-name="Encapcalament_20_2_20_EAC">
      <style:paragraph-properties fo:margin-left="0cm" fo:margin-right="0cm" fo:text-indent="0cm" style:auto-text-indent="false"/>
    </style:style>
    <style:style style:name="P38" style:family="paragraph" style:parent-style-name="Preformatted_20_Text">
      <loext:graphic-properties draw:fill="solid" draw:fill-color="#ffffff" draw:opacity="100%"/>
      <style:paragraph-properties fo:margin-left="0cm" fo:margin-right="0cm" fo:margin-top="0cm" fo:margin-bottom="0.499cm" loext:contextual-spacing="false" fo:orphans="2" fo:widows="2" fo:text-indent="0cm" style:auto-text-indent="false" fo:background-color="#ffffff" text:number-lines="false" text:line-number="0" style:writing-mode="lr-tb"/>
      <style:text-properties fo:color="#000000" style:font-name="Liberation Mono" fo:font-size="9pt" fo:language="ca" fo:country="ES" fo:font-weight="normal" style:font-size-asian="9pt" style:font-weight-asian="normal" style:font-size-complex="9pt" style:language-complex="ar" style:country-complex="SA" style:font-weight-complex="normal"/>
    </style:style>
    <style:style style:name="P39" style:family="paragraph" style:parent-style-name="Tetxt_20_tasca_20_2_20_EAC" style:master-page-name="">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style:page-number="auto" fo:background-color="#ffffff" style:writing-mode="lr-tb">
        <style:tab-stops>
          <style:tab-stop style:position="1.693cm"/>
        </style:tab-stops>
      </style:paragraph-properties>
      <style:text-properties fo:color="#800080" style:font-name="Arial2" fo:font-size="11pt" fo:language="ca" fo:country="ES" fo:font-style="normal" fo:font-weight="normal" fo:background-color="transparent" style:font-size-asian="11pt" style:font-style-asian="normal" style:font-weight-asian="normal" style:font-name-complex="Arial" style:font-size-complex="11pt" style:language-complex="ar" style:country-complex="SA" style:font-style-complex="normal" style:font-weight-complex="normal"/>
    </style:style>
    <style:style style:name="P40" style:family="paragraph" style:parent-style-name="Tetxt_20_tasca_20_2_20_EAC">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style:writing-mode="lr-tb">
        <style:tab-stops>
          <style:tab-stop style:position="1.693cm"/>
        </style:tab-stops>
      </style:paragraph-properties>
      <style:text-properties style:use-window-font-color="true" fo:background-color="transparent"/>
    </style:style>
    <style:style style:name="P41"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42"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3" style:family="paragraph" style:parent-style-name="Footnote">
      <style:text-properties style:font-name="Arial" fo:font-size="5pt" fo:language="ca" fo:country="ES" style:font-size-asian="5pt" style:font-size-complex="5pt"/>
    </style:style>
    <style:style style:name="P4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45" style:family="paragraph" style:parent-style-name="Footnote">
      <style:paragraph-properties fo:text-align="start" style:justify-single-word="false" style:snap-to-layout-grid="false"/>
      <style:text-properties fo:background-color="transparent"/>
    </style:style>
    <style:style style:name="P46" style:family="paragraph" style:parent-style-name="Footnote">
      <style:paragraph-properties fo:text-align="center" style:justify-single-word="false" style:snap-to-layout-grid="false"/>
    </style:style>
    <style:style style:name="P47"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48"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49" style:family="paragraph" style:parent-style-name="Standard">
      <style:text-properties style:font-name="Arial" fo:font-size="11pt" fo:language="ca" fo:country="ES" fo:background-color="#ffff00" style:font-size-asian="10pt" style:font-name-complex="Arial" style:font-size-complex="10pt" style:language-complex="ar" style:country-complex="SA"/>
    </style:style>
    <style:style style:name="P50" style:family="paragraph" style:parent-style-name="Standard">
      <style:text-properties style:font-name="Arial" fo:font-size="11pt" fo:language="ca" fo:country="ES" fo:background-color="transparent" style:font-size-asian="11pt" style:font-size-complex="11pt" style:language-complex="ar" style:country-complex="SA"/>
    </style:style>
    <style:style style:name="P51" style:family="paragraph" style:parent-style-name="Standard">
      <style:text-properties style:font-name="Arial" fo:font-size="11pt" fo:language="ca" fo:country="ES" fo:background-color="transparent" style:font-size-asian="10pt" style:font-name-complex="Arial" style:font-size-complex="10pt" style:language-complex="ar" style:country-complex="SA"/>
    </style:style>
    <style:style style:name="P52" style:family="paragraph" style:parent-style-name="Standard">
      <style:text-properties fo:background-color="transparent"/>
    </style:style>
    <style:style style:name="P5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54"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55" style:family="paragraph" style:parent-style-name="Tetxt_20_tasca_20_2_20_EAC">
      <style:paragraph-properties fo:margin-top="0cm" fo:margin-bottom="0cm" loext:contextual-spacing="false" fo:text-align="justify" style:justify-single-word="false" fo:orphans="2" fo:widows="2" style:writing-mode="lr-tb">
        <style:tab-stops>
          <style:tab-stop style:position="1.693cm"/>
        </style:tab-stops>
      </style:paragraph-properties>
      <style:text-properties fo:font-style="normal" fo:background-color="#ffff00" style:font-style-asian="normal" style:font-style-complex="normal"/>
    </style:style>
    <style:style style:name="P56" style:family="paragraph" style:parent-style-name="Tetxt_20_tasca_20_2_20_EAC">
      <style:paragraph-properties fo:margin-top="0cm" fo:margin-bottom="0cm" loext:contextual-spacing="false" fo:text-align="justify" style:justify-single-word="false" fo:orphans="2" fo:widows="2" style:writing-mode="lr-tb">
        <style:tab-stops>
          <style:tab-stop style:position="1.693cm"/>
        </style:tab-stops>
      </style:paragraph-properties>
      <style:text-properties style:font-name="Arial2" fo:font-size="11pt" fo:font-style="normal" fo:font-weight="normal" fo:background-color="#ffff00" style:font-size-asian="11pt" style:font-style-asian="normal" style:font-weight-asian="normal" style:font-size-complex="11pt" style:font-style-complex="normal" style:font-weight-complex="normal"/>
    </style:style>
    <style:style style:name="P57" style:family="paragraph" style:parent-style-name="Preformatted_20_Text">
      <loext:graphic-properties draw:fill="solid" draw:fill-color="#ffffff" draw:opacity="100%"/>
      <style:paragraph-properties fo:margin-top="0cm" fo:margin-bottom="0cm" loext:contextual-spacing="false" fo:background-color="#ffffff"/>
      <style:text-properties fo:color="#aaaaaa" fo:font-style="italic"/>
    </style:style>
    <style:style style:name="P58" style:family="paragraph" style:parent-style-name="Text_20_body">
      <style:paragraph-properties fo:margin-top="0cm" fo:margin-bottom="0cm" loext:contextual-spacing="false"/>
      <style:text-properties fo:color="#000000" style:font-name="Arial" fo:font-size="9pt" fo:language="ca" fo:country="ES" style:font-name-asian="Times New Roman" style:font-size-asian="9pt" style:font-name-complex="Times New Roman" style:font-size-complex="9pt" style:language-complex="ar" style:country-complex="SA"/>
    </style:style>
    <style:style style:name="P59" style:family="paragraph" style:parent-style-name="Text_20_body">
      <style:paragraph-properties fo:margin-top="0cm" fo:margin-bottom="0cm" loext:contextual-spacing="false"/>
      <style:text-properties fo:font-size="9pt" style:font-size-asian="9pt" style:font-size-complex="9pt"/>
    </style:style>
    <style:style style:name="P60"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61"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6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63" style:family="paragraph" style:parent-style-name="Text_20_body">
      <style:paragraph-properties fo:text-align="center" style:justify-single-word="false"/>
      <style:text-properties style:font-name="Arial1" fo:font-size="8pt" fo:background-color="#ffff00"/>
    </style:style>
    <style:style style:name="P64" style:family="paragraph" style:parent-style-name="Text_20_body">
      <style:text-properties fo:color="#000000" style:font-name="Arial" fo:font-size="9pt" fo:font-weight="normal" style:font-name-asian="Nimbus Mono L" style:font-size-asian="9pt" style:font-weight-asian="normal" style:font-name-complex="Nimbus Mono L" style:font-size-complex="9pt" style:font-weight-complex="normal"/>
    </style:style>
    <style:style style:name="P65" style:family="paragraph" style:parent-style-name="Text_20_body">
      <style:text-properties fo:font-size="9pt" style:font-size-asian="9pt" style:font-size-complex="9pt"/>
    </style:style>
    <style:style style:name="P66" style:family="paragraph" style:parent-style-name="Text_20_body">
      <style:text-properties fo:font-size="9pt" officeooo:rsid="0015c9e2" officeooo:paragraph-rsid="0015c9e2" style:font-size-asian="9pt" style:font-size-complex="9pt"/>
    </style:style>
    <style:style style:name="P67" style:family="paragraph" style:parent-style-name="Text_20_body">
      <style:text-properties fo:font-size="9pt" fo:font-weight="normal" style:font-size-asian="9pt" style:font-weight-asian="normal" style:font-size-complex="9pt" style:font-weight-complex="normal"/>
    </style:style>
    <style:style style:name="P68" style:family="paragraph" style:parent-style-name="Text_20_body">
      <style:text-properties officeooo:paragraph-rsid="0015c9e2"/>
    </style:style>
    <style:style style:name="P69" style:family="paragraph" style:parent-style-name="Text_20_EAC">
      <style:text-properties fo:font-size="11pt" style:font-size-asian="11pt" style:font-size-complex="11pt"/>
    </style:style>
    <style:style style:name="P70" style:family="paragraph" style:parent-style-name="Text_20_EAC">
      <style:paragraph-properties fo:text-align="center" style:justify-single-word="false"/>
      <style:text-properties fo:font-weight="bold" style:font-weight-asian="bold" style:font-weight-complex="bold"/>
    </style:style>
    <style:style style:name="P71" style:family="paragraph" style:parent-style-name="Text_20_EAC">
      <style:text-properties fo:font-variant="normal" fo:text-transform="none" fo:color="#333333" style:text-position="0% 100%" style:font-name="Arial2" fo:font-size="11pt" fo:letter-spacing="normal" fo:language="ca" fo:country="ES" fo:font-style="normal" fo:font-weight="normal"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Text_20_EAC">
      <style:text-properties fo:color="#000000" style:font-name="Arial" style:font-name-asian="Nimbus Mono L" style:font-name-complex="Nimbus Mono L"/>
    </style:style>
    <style:style style:name="P73" style:family="paragraph" style:parent-style-name="Text_20_EAC">
      <style:text-properties fo:color="#000000" style:font-name="Arial" fo:background-color="#ffff00" style:font-name-asian="Nimbus Mono L" style:font-name-complex="Nimbus Mono L"/>
    </style:style>
    <style:style style:name="P74" style:family="paragraph" style:parent-style-name="Text_20_EAC">
      <style:text-properties fo:color="#000000" style:font-name="Arial" fo:font-weight="normal" fo:background-color="#ffff00" style:font-name-asian="Nimbus Mono L" style:font-weight-asian="normal" style:font-name-complex="Nimbus Mono L" style:font-weight-complex="normal"/>
    </style:style>
    <style:style style:name="P75" style:family="paragraph" style:parent-style-name="Tetxt_20_tasca_20_2_20_EAC">
      <style:paragraph-properties fo:text-align="center" style:justify-single-word="false"/>
      <style:text-properties fo:font-weight="bold" style:font-weight-asian="bold" style:font-weight-complex="bold"/>
    </style:style>
    <style:style style:name="P76" style:family="paragraph" style:parent-style-name="Tetxt_20_tasca_20_2_20_EAC">
      <style:text-properties fo:color="#000000" fo:font-weight="normal" style:font-name-asian="Nimbus Mono L" style:font-weight-asian="normal" style:font-name-complex="Nimbus Mono L" style:font-weight-complex="normal"/>
    </style:style>
    <style:style style:name="P77" style:family="paragraph" style:parent-style-name="Tetxt_20_tasca_20_2_20_EAC">
      <style:text-properties fo:color="#000000" fo:font-style="normal" fo:font-weight="normal" style:font-name-asian="Nimbus Mono L" style:font-style-asian="normal" style:font-weight-asian="normal" style:font-name-complex="Nimbus Mono L" style:font-style-complex="normal" style:font-weight-complex="normal"/>
    </style:style>
    <style:style style:name="P78" style:family="paragraph" style:parent-style-name="Tetxt_20_tasca_20_2_20_EAC">
      <style:text-properties fo:color="#000000" style:font-name="Arial"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P79" style:family="paragraph" style:parent-style-name="Tetxt_20_tasca_20_2_20_EAC">
      <style:text-properties style:font-name="Arial" fo:font-size="11pt" fo:language="ca" fo:country="ES" fo:font-style="normal" fo:background-color="transparent" style:font-size-asian="11pt" style:font-style-asian="normal" style:font-name-complex="Arial" style:font-size-complex="11pt" style:language-complex="ar" style:country-complex="SA" style:font-style-complex="normal"/>
    </style:style>
    <style:style style:name="P80" style:family="paragraph" style:parent-style-name="Tetxt_20_tasca_20_2_20_EAC">
      <style:text-properties style:font-name="Arial" fo:font-size="11pt" fo:language="ca" fo:country="ES" fo:background-color="transparent" style:font-size-asian="10pt" style:font-name-complex="Arial" style:font-size-complex="10pt" style:language-complex="ar" style:country-complex="SA"/>
    </style:style>
    <style:style style:name="P81" style:family="paragraph" style:parent-style-name="Tetxt_20_tasca_20_2_20_EAC">
      <style:text-properties fo:background-color="transparent"/>
    </style:style>
    <style:style style:name="P82" style:family="paragraph" style:parent-style-name="Preformatted_20_Text">
      <loext:graphic-properties draw:fill="solid" draw:fill-color="#ffffff" draw:opacity="100%"/>
      <style:paragraph-properties fo:background-color="#ffffff"/>
    </style:style>
    <style:style style:name="P83" style:family="paragraph" style:parent-style-name="Preformatted_20_Text">
      <style:text-properties fo:color="#000000" style:font-name="Liberation Mono" fo:font-size="9pt" fo:language="ca" fo:country="ES" style:font-size-asian="9pt" style:font-size-complex="9pt" style:language-complex="ar" style:country-complex="SA"/>
    </style:style>
    <style:style style:name="P84" style:family="paragraph" style:parent-style-name="Preformatted_20_Text">
      <loext:graphic-properties draw:fill="solid" draw:fill-color="#ffffff" draw:opacity="100%"/>
      <style:paragraph-properties fo:background-color="#ffffff"/>
      <style:text-properties fo:color="#000000" style:font-name="Liberation Mono" fo:font-size="9pt" fo:language="ca" fo:country="ES" style:font-size-asian="9pt" style:font-size-complex="9pt" style:language-complex="ar" style:country-complex="SA"/>
    </style:style>
    <style:style style:name="P85" style:family="paragraph" style:parent-style-name="Preformatted_20_Text">
      <loext:graphic-properties draw:fill="solid" draw:fill-color="#ffffff" draw:opacity="100%"/>
      <style:paragraph-properties fo:background-color="#ffffff"/>
      <style:text-properties fo:color="#000000" style:font-name="Liberation Mono" fo:font-size="9pt" style:font-size-asian="9pt" style:font-size-complex="9pt"/>
    </style:style>
    <style:style style:name="P86" style:family="paragraph" style:parent-style-name="Preformatted_20_Text">
      <loext:graphic-properties draw:fill="solid" draw:fill-color="#ffffff" draw:opacity="100%"/>
      <style:paragraph-properties fo:background-color="#ffffff"/>
      <style:text-properties style:font-name="Liberation Mono" fo:font-size="9pt" style:font-size-asian="9pt" style:font-size-complex="9pt"/>
    </style:style>
    <style:style style:name="P87" style:family="paragraph" style:parent-style-name="Preformatted_20_Text">
      <loext:graphic-properties draw:fill="solid" draw:fill-color="#ffffff" draw:opacity="100%"/>
      <style:paragraph-properties fo:background-color="#ffffff"/>
      <style:text-properties fo:color="#3f7f59" style:font-name="Liberation Mono" fo:font-size="9pt" style:font-size-asian="9pt" style:font-size-complex="9pt"/>
    </style:style>
    <style:style style:name="P88" style:family="paragraph" style:parent-style-name="Preformatted_20_Text">
      <style:text-properties style:font-name="Arial" fo:font-size="11pt" fo:language="ca" fo:country="ES" style:font-size-asian="11pt" style:font-size-complex="11pt" style:language-complex="ar" style:country-complex="SA"/>
    </style:style>
    <style:style style:name="P89" style:family="paragraph" style:parent-style-name="Preformatted_20_Text">
      <style:text-properties style:font-name="Arial" fo:font-size="11pt" fo:language="ca" fo:country="ES" fo:background-color="transparent" style:font-size-asian="11pt" style:font-size-complex="11pt" style:language-complex="ar" style:country-complex="SA"/>
    </style:style>
    <style:style style:name="P90" style:family="paragraph" style:parent-style-name="Preformatted_20_Text">
      <style:paragraph-properties fo:line-height="125%"/>
    </style:style>
    <style:style style:name="P91" style:family="paragraph" style:parent-style-name="Preformatted_20_Text">
      <style:paragraph-properties fo:line-height="125%"/>
      <style:text-properties officeooo:paragraph-rsid="0018b4e5"/>
    </style:style>
    <style:style style:name="P92" style:family="paragraph" style:parent-style-name="Preformatted_20_Text">
      <style:paragraph-properties fo:line-height="125%"/>
      <style:text-properties officeooo:paragraph-rsid="001bccdc"/>
    </style:style>
    <style:style style:name="P93" style:family="paragraph" style:parent-style-name="Preformatted_20_Text">
      <style:paragraph-properties fo:line-height="125%"/>
      <style:text-properties fo:color="#aaaaaa"/>
    </style:style>
    <style:style style:name="P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Mono" fo:font-size="9pt" style:font-size-asian="9pt" style:font-size-complex="9pt"/>
    </style:style>
    <style:style style:name="P95" style:family="paragraph" style:parent-style-name="Preformatted_20_Text">
      <style:paragraph-properties fo:margin-top="0cm" fo:margin-bottom="0.499cm" loext:contextual-spacing="false" fo:line-height="125%"/>
    </style:style>
    <style:style style:name="P96" style:family="paragraph" style:parent-style-name="Text_20_body">
      <style:paragraph-properties fo:margin-top="0cm" fo:margin-bottom="0.499cm" loext:contextual-spacing="false"/>
      <style:text-properties fo:font-size="9pt" style:font-size-asian="9pt" style:font-size-complex="9pt"/>
    </style:style>
    <style:style style:name="P97" style:family="paragraph" style:parent-style-name="Text_20_body">
      <style:paragraph-properties fo:margin-top="0cm" fo:margin-bottom="0.499cm" loext:contextual-spacing="false"/>
      <style:text-properties officeooo:paragraph-rsid="0015c9e2"/>
    </style:style>
    <style:style style:name="P98" style:family="paragraph" style:parent-style-name="Preformatted_20_Text">
      <style:paragraph-properties fo:margin-left="1.249cm" fo:margin-right="0cm" fo:text-indent="0cm" style:auto-text-indent="false"/>
      <style:text-properties style:font-name="Arial" fo:font-size="11pt" fo:language="ca" fo:country="ES" style:font-size-asian="11pt" style:font-size-complex="11pt" style:language-complex="ar" style:country-complex="SA"/>
    </style:style>
    <style:style style:name="P99" style:family="paragraph" style:parent-style-name="Titol_20_EAC">
      <style:text-properties style:font-name="Arial Black" fo:font-size="24pt" style:font-size-asian="24pt" style:font-size-complex="24pt"/>
    </style:style>
    <style:style style:name="P100" style:family="paragraph" style:parent-style-name="Titol_20_EAC">
      <style:text-properties fo:font-size="14pt" style:font-size-asian="12.25pt" style:font-size-complex="14pt"/>
    </style:style>
    <style:style style:name="P101" style:family="paragraph" style:parent-style-name="Titol_20_EAC">
      <style:text-properties style:font-name="Arial" fo:font-size="16pt" fo:language="ca" fo:country="ES" fo:font-weight="bold" fo:background-color="transparent" style:font-size-asian="16pt" style:font-weight-asian="bold" style:font-size-complex="16pt" style:language-complex="ar" style:country-complex="SA"/>
    </style:style>
    <style:style style:name="P102" style:family="paragraph" style:parent-style-name="Tetxt_20_tasca_20_2_20_EAC" style:master-page-name="">
      <style:paragraph-properties fo:margin-left="1.6cm" fo:margin-right="0cm" fo:margin-top="0.3cm" fo:margin-bottom="0.199cm" loext:contextual-spacing="false" fo:text-align="justify" style:justify-single-word="false" fo:orphans="2" fo:widows="2" fo:text-indent="0cm" style:auto-text-indent="false" style:page-number="auto" style:writing-mode="lr-tb"/>
    </style:style>
    <style:style style:name="P103" style:family="paragraph" style:parent-style-name="Encapçalament_20_1_20_EAC">
      <style:paragraph-properties fo:break-before="page"/>
    </style:style>
    <style:style style:name="P104" style:family="paragraph" style:parent-style-name="Tetxt_20_tasca_20_2_20_EAC">
      <style:paragraph-properties fo:break-before="page"/>
      <style:text-properties style:font-name="Arial" fo:font-size="11pt" fo:language="ca" fo:country="ES" fo:font-style="normal" fo:background-color="transparent" style:font-size-asian="11pt" style:font-style-asian="normal" style:font-name-complex="Arial" style:font-size-complex="11pt" style:language-complex="ar" style:country-complex="SA" style:font-style-complex="normal"/>
    </style:style>
    <style:style style:name="P105" style:family="paragraph" style:parent-style-name="Contents_20_1">
      <style:paragraph-properties>
        <style:tab-stops>
          <style:tab-stop style:position="17.011cm" style:type="right" style:leader-style="dotted" style:leader-text="."/>
        </style:tab-stops>
      </style:paragraph-properties>
    </style:style>
    <style:style style:name="P106" style:family="paragraph" style:parent-style-name="Contents_20_2">
      <style:paragraph-properties>
        <style:tab-stops>
          <style:tab-stop style:position="17.011cm" style:type="right" style:leader-style="dotted" style:leader-text="."/>
        </style:tab-stops>
      </style:paragraph-properties>
    </style:style>
    <style:style style:name="P107" style:family="paragraph" style:parent-style-name="Preformatted_20_Text">
      <style:paragraph-properties fo:margin-left="1cm" fo:margin-right="0cm" fo:margin-top="0cm" fo:margin-bottom="0cm" loext:contextual-spacing="false" fo:text-align="start" style:justify-single-word="false" fo:orphans="2" fo:widows="2" fo:text-indent="-1cm" style:auto-text-indent="false" style:writing-mode="lr-tb">
        <style:tab-stops>
          <style:tab-stop style:position="0.995cm"/>
          <style:tab-stop style:position="1.397cm"/>
        </style:tab-stops>
      </style:paragraph-properties>
      <style:text-properties fo:color="#000000" style:font-name="Arial" fo:font-size="11pt" fo:language="ca" fo:country="ES" fo:font-weight="bold" style:font-name-asian="Nimbus Mono L" style:font-size-asian="11pt" style:font-weight-asian="bold" style:font-name-complex="Nimbus Mono L" style:font-size-complex="11pt" style:language-complex="ar" style:country-complex="SA" style:font-weight-complex="bold"/>
    </style:style>
    <style:style style:name="P108" style:family="paragraph" style:parent-style-name="Encapçalament_20_1_20_EAC">
      <style:text-properties fo:color="#000000" style:font-name="Arial" style:font-name-asian="Nimbus Mono L" style:font-name-complex="Nimbus Mono L"/>
    </style:style>
    <style:style style:name="P109" style:family="paragraph" style:parent-style-name="Encapcalament_20_2_20_EAC">
      <style:text-properties fo:color="#000000" style:font-name="Arial" fo:font-size="11pt" fo:language="ca" fo:country="ES" fo:font-weight="bold" style:font-name-asian="Nimbus Mono L" style:font-size-asian="11pt" style:font-weight-asian="bold" style:font-name-complex="Nimbus Mono L" style:font-size-complex="11pt" style:language-complex="ar" style:country-complex="SA" style:font-weight-complex="bold"/>
    </style:style>
    <style:style style:name="P110" style:family="paragraph" style:parent-style-name="Encapcalament_20_2_20_EAC">
      <style:text-properties fo:color="#000000" style:font-name="Arial" style:font-name-asian="Nimbus Mono L" style:font-name-complex="Nimbus Mono L"/>
    </style:style>
    <style:style style:name="P111" style:family="paragraph" style:parent-style-name="text_20_llista_20_EAC">
      <style:paragraph-properties fo:margin-left="1.7cm" fo:margin-right="0cm" fo:margin-top="0cm" fo:margin-bottom="0cm" loext:contextual-spacing="false" fo:text-align="justify" style:justify-single-word="false" fo:orphans="2" fo:widows="2" fo:text-indent="-0.6cm" style:auto-text-indent="false" style:writing-mode="lr-tb">
        <style:tab-stops>
          <style:tab-stop style:position="1.693cm"/>
        </style:tab-stops>
      </style:paragraph-properties>
      <style:text-properties fo:font-style="normal" fo:background-color="transparent" style:font-style-asian="normal" style:font-style-complex="normal"/>
    </style:style>
    <style:style style:name="P112" style:family="paragraph" style:parent-style-name="Tetxt_20_tasca_20_2_20_EAC">
      <style:paragraph-properties fo:margin-left="1.7cm" fo:margin-right="0cm" fo:margin-top="0cm" fo:margin-bottom="0cm" loext:contextual-spacing="false" fo:text-align="justify" style:justify-single-word="false" fo:orphans="2" fo:widows="2" fo:text-indent="-0.6cm" style:auto-text-indent="false" style:writing-mode="lr-tb">
        <style:tab-stops>
          <style:tab-stop style:position="1.693cm"/>
        </style:tab-stops>
      </style:paragraph-properties>
      <style:text-properties fo:background-color="transparent"/>
    </style:style>
    <style:style style:name="P113" style:family="paragraph" style:parent-style-name="text_20_llista_20_EAC" style:master-page-name="">
      <style:paragraph-properties fo:margin-left="1.7cm" fo:margin-right="0cm" fo:margin-top="0cm" fo:margin-bottom="0cm" loext:contextual-spacing="false" fo:text-align="justify" style:justify-single-word="false" fo:orphans="2" fo:widows="2" fo:text-indent="-0.6cm" style:auto-text-indent="false" style:page-number="auto" style:writing-mode="lr-tb">
        <style:tab-stops>
          <style:tab-stop style:position="1.693cm"/>
        </style:tab-stops>
      </style:paragraph-properties>
      <style:text-properties fo:font-style="normal" fo:background-color="transparent" style:font-style-asian="normal" style:font-style-complex="normal"/>
    </style:style>
    <style:style style:name="P114" style:family="paragraph" style:parent-style-name="Preformatted_20_Text" style:master-page-name="">
      <style:paragraph-properties fo:margin-left="2.498cm" fo:margin-right="0cm" fo:margin-top="0cm" fo:margin-bottom="0cm" loext:contextual-spacing="false" fo:text-align="start" style:justify-single-word="false" fo:orphans="2" fo:widows="2" fo:text-indent="-1cm" style:auto-text-indent="false" style:page-number="auto" style:writing-mode="lr-tb"/>
      <style:text-properties style:font-name="Arial" fo:font-size="11pt" fo:language="ca" fo:country="ES" fo:background-color="transparent" style:font-size-asian="11pt" style:font-size-complex="11pt" style:language-complex="ar" style:country-complex="SA"/>
    </style:style>
    <style:style style:name="P115" style:family="paragraph" style:parent-style-name="Preformatted_20_Text">
      <style:paragraph-properties fo:margin-left="2.498cm" fo:margin-right="0cm" fo:text-indent="-1cm" style:auto-text-indent="false"/>
      <style:text-properties style:font-name="Arial" fo:font-size="11pt" fo:language="ca" fo:country="ES" fo:background-color="transparent" style:font-size-asian="11pt" style:font-size-complex="11pt" style:language-complex="ar" style:country-complex="SA"/>
    </style:style>
    <style:style style:name="P116" style:family="paragraph" style:parent-style-name="Table_20_Contents">
      <style:paragraph-properties fo:text-align="justify" style:justify-single-word="false"/>
      <style:text-properties fo:font-size="9pt" officeooo:paragraph-rsid="0010c8b3" style:font-size-asian="9pt" style:font-size-complex="9pt"/>
    </style:style>
    <style:style style:name="P117" style:family="paragraph" style:parent-style-name="Table_20_Contents">
      <style:text-properties fo:font-size="9pt" fo:font-weight="bold" style:font-size-asian="9pt" style:font-weight-asian="bold" style:font-size-complex="9pt" style:font-weight-complex="bold"/>
    </style:style>
    <style:style style:name="P118" style:family="paragraph" style:parent-style-name="Table_20_Contents">
      <style:paragraph-properties fo:text-align="justify" style:justify-single-word="false"/>
      <style:text-properties style:font-name="Arial2" fo:font-size="9pt" officeooo:paragraph-rsid="0009f11e" style:font-size-asian="9pt" style:font-size-complex="9pt"/>
    </style:style>
    <style:style style:name="P119" style:family="paragraph" style:parent-style-name="Table_20_Contents">
      <style:paragraph-properties fo:text-align="justify" style:justify-single-word="false"/>
    </style:style>
    <style:style style:name="P120" style:family="paragraph" style:parent-style-name="Titol_20_EAC" style:master-page-name="Standard">
      <style:paragraph-properties style:page-number="auto"/>
    </style:style>
    <style:style style:name="P121" style:family="paragraph" style:parent-style-name="Heading_20_1" style:list-style-name="L5"/>
    <style:style style:name="P122" style:family="paragraph" style:parent-style-name="Heading_20_1" style:list-style-name="Numbering_20_1">
      <style:text-properties fo:color="#000000" fo:font-weight="normal" style:font-name-asian="Nimbus Mono L" style:font-weight-asian="normal" style:font-name-complex="Nimbus Mono L" style:font-weight-complex="normal"/>
    </style:style>
    <style:style style:name="P123" style:family="paragraph" style:parent-style-name="Standard" style:list-style-name="L1"/>
    <style:style style:name="P124" style:family="paragraph" style:parent-style-name="Standard" style:list-style-name="WW8Num27"/>
    <style:style style:name="P125" style:family="paragraph" style:parent-style-name="Standard" style:list-style-name="L2">
      <style:text-properties style:font-name="Arial" fo:font-size="11pt" fo:language="ca" fo:country="ES" fo:background-color="transparent" style:font-size-asian="10pt" style:font-name-complex="Arial" style:font-size-complex="10pt" style:language-complex="ar" style:country-complex="SA"/>
    </style:style>
    <style:style style:name="P126" style:family="paragraph" style:parent-style-name="Standard" style:list-style-name="L3">
      <style:text-properties style:font-name="Arial" fo:font-size="11pt" fo:language="ca" fo:country="ES" fo:background-color="transparent" style:font-size-asian="10pt" style:font-name-complex="Arial" style:font-size-complex="10pt" style:language-complex="ar" style:country-complex="SA"/>
    </style:style>
    <style:style style:name="P127" style:family="paragraph" style:parent-style-name="Standard" style:list-style-name="L2">
      <style:text-properties fo:background-color="transparent"/>
    </style:style>
    <style:style style:name="P128" style:family="paragraph" style:parent-style-name="Standard" style:list-style-name="L4"/>
    <style:style style:name="P129" style:family="paragraph" style:parent-style-name="Tetxt_20_tasca_20_2_20_EAC" style:list-style-name="L6"/>
    <style:style style:name="P130" style:family="paragraph" style:parent-style-name="Tetxt_20_tasca_20_2_20_EAC" style:list-style-name="L6">
      <style:text-properties fo:color="#000000" style:font-name="Arial"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P131" style:family="paragraph" style:parent-style-name="Text_20_EAC">
      <style:text-properties fo:font-size="11pt" style:font-size-asian="11pt" style:font-size-complex="11pt"/>
    </style:style>
    <style:style style:name="P132" style:family="paragraph" style:parent-style-name="Text_20_EAC" style:list-style-name="L10">
      <style:text-properties fo:color="#000000" style:font-name="Arial" style:font-name-asian="Nimbus Mono L" style:font-name-complex="Nimbus Mono L"/>
    </style:style>
    <style:style style:name="P133" style:family="paragraph" style:parent-style-name="Text_20_EAC" style:list-style-name="L11">
      <style:text-properties fo:color="#000000" style:font-name="Arial" style:font-name-asian="Nimbus Mono L" style:font-name-complex="Nimbus Mono L"/>
    </style:style>
    <style:style style:name="P134" style:family="paragraph" style:parent-style-name="Text_20_body" style:list-style-name="L12">
      <style:text-properties fo:color="#000000" style:font-name="Arial" fo:font-weight="bold" style:font-name-asian="Nimbus Mono L" style:font-weight-asian="bold" style:font-name-complex="Nimbus Mono L" style:font-weight-complex="bold"/>
    </style:style>
    <style:style style:name="P135" style:family="paragraph" style:parent-style-name="text_20_llista_20_EAC" style:list-style-name="L8"/>
    <style:style style:name="P136" style:family="paragraph" style:parent-style-name="text_20_llista_20_EAC" style:list-style-name="L8">
      <style:text-properties fo:background-color="transparent"/>
    </style:style>
    <style:style style:name="P137" style:family="paragraph" style:parent-style-name="text_20_llista_20_EAC" style:list-style-name="L9">
      <style:text-properties fo:font-weight="normal" fo:background-color="transparent" style:font-weight-asian="normal" style:font-weight-complex="normal"/>
    </style:style>
    <style:style style:name="P138" style:family="paragraph" style:parent-style-name="text_20_llista_20_EAC" style:list-style-name="L9">
      <style:text-properties fo:background-color="#ffff00"/>
    </style:style>
    <style:style style:name="P139" style:family="paragraph" style:parent-style-name="text_20_llista_20_EAC" style:list-style-name="L7">
      <style:paragraph-properties fo:orphans="2" fo:widows="2" style:writing-mode="lr-tb">
        <style:tab-stops>
          <style:tab-stop style:position="1.693cm"/>
        </style:tab-stops>
      </style:paragraph-properties>
      <style:text-properties fo:color="#800080" style:font-name="Arial2" fo:font-size="11pt" fo:font-style="italic" fo:font-weight="normal" fo:background-color="transparent" style:font-size-asian="11pt" style:font-style-asian="italic" style:font-weight-asian="normal" style:font-name-complex="Arial" style:font-size-complex="11pt" style:font-style-complex="italic" style:font-weight-complex="normal"/>
    </style:style>
    <style:style style:name="P140" style:family="paragraph" style:parent-style-name="text_20_llista_20_EAC" style:list-style-name="L7" style:master-page-name="">
      <style:paragraph-properties fo:margin-left="1.7cm" fo:margin-right="0cm" fo:margin-top="0cm" fo:margin-bottom="0cm" loext:contextual-spacing="false" fo:text-align="justify" style:justify-single-word="false" fo:orphans="2" fo:widows="2" fo:text-indent="-0.436cm" style:auto-text-indent="false" style:page-number="auto" style:writing-mode="lr-tb">
        <style:tab-stops>
          <style:tab-stop style:position="1.693cm"/>
        </style:tab-stops>
      </style:paragraph-properties>
      <style:text-properties fo:background-color="transparent"/>
    </style:style>
    <style:style style:name="P141" style:family="paragraph" style:parent-style-name="text_20_llista_20_EAC" style:list-style-name="L7" style:master-page-name="">
      <style:paragraph-properties fo:margin-left="1.7cm" fo:margin-right="0cm" fo:orphans="2" fo:widows="2" fo:text-indent="-0.436cm" style:auto-text-indent="false" style:page-number="auto" style:writing-mode="lr-tb">
        <style:tab-stops>
          <style:tab-stop style:position="1.693cm"/>
        </style:tab-stops>
      </style:paragraph-properties>
      <style:text-properties fo:font-size="11pt" fo:background-color="transparent" style:font-size-asian="10pt" style:font-name-complex="Arial" style:font-size-complex="10pt"/>
    </style:style>
    <style:style style:name="P142" style:family="paragraph" style:parent-style-name="text_20_tasca_20_1_20_EAC">
      <style:text-properties fo:color="#000000" fo:font-weight="normal" style:font-name-asian="Nimbus Mono L" style:font-weight-asian="normal" style:font-name-complex="Nimbus Mono L" style:font-weight-complex="normal"/>
    </style:style>
    <style:style style:name="P143" style:family="paragraph" style:parent-style-name="text_20_tasca_20_1_20_EAC" style:list-style-name="Numbering_20_1"/>
    <style:style style:name="P144" style:family="paragraph" style:parent-style-name="text_20_tasca_20_1_20_EAC" style:list-style-name="Numbering_20_1">
      <style:text-properties fo:background-color="transparent"/>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1ab8b4" style:font-size-asian="8pt"/>
    </style:style>
    <style:style style:name="T5" style:family="text">
      <style:text-properties style:font-name="Arial" fo:font-size="8pt" fo:language="ca" fo:country="ES" fo:background-color="transparent" loext:char-shading-value="0" style:font-size-asian="8pt"/>
    </style:style>
    <style:style style:name="T6" style:family="text">
      <style:text-properties style:font-name="Arial" fo:font-size="8pt" fo:language="ca" fo:country="ES" officeooo:rsid="001b7a4e" fo:background-color="transparent" loext:char-shading-value="0" style:font-size-asian="8pt"/>
    </style:style>
    <style:style style:name="T7" style:family="text">
      <style:text-properties style:font-name="Arial" fo:font-size="8pt" fo:language="ca" fo:country="ES" officeooo:rsid="001ab8b4" fo:background-color="transparent" loext:char-shading-value="0" style:font-size-asian="8pt"/>
    </style:style>
    <style:style style:name="T8" style:family="text">
      <style:text-properties style:font-name="Arial" fo:font-size="8pt" style:font-size-asian="8pt" style:font-name-complex="Arial" style:font-size-complex="8pt"/>
    </style:style>
    <style:style style:name="T9" style:family="text">
      <style:text-properties style:font-name="Arial" fo:font-size="14pt" fo:font-weight="bold" fo:background-color="transparent" loext:char-shading-value="0" style:font-size-asian="14pt" style:font-weight-asian="bold"/>
    </style:style>
    <style:style style:name="T10" style:family="text">
      <style:text-properties style:font-name="Arial" fo:font-size="14pt" fo:font-weight="bold" style:font-size-asian="14pt" style:font-weight-asian="bold"/>
    </style:style>
    <style:style style:name="T11" style:family="text">
      <style:text-properties style:font-name="Arial" fo:font-size="11pt" fo:language="ca" fo:country="ES" fo:font-style="normal" style:font-size-asian="11pt" style:font-style-asian="normal" style:font-name-complex="Arial" style:font-size-complex="11pt" style:language-complex="ar" style:country-complex="SA" style:font-style-complex="normal"/>
    </style:style>
    <style:style style:name="T12" style:family="text">
      <style:text-properties style:font-name="Arial" fo:font-size="11pt" fo:language="ca" fo:country="ES" fo:font-style="normal" officeooo:rsid="001b7a4e" style:font-size-asian="11pt" style:font-style-asian="normal" style:font-name-complex="Arial" style:font-size-complex="11pt" style:language-complex="ar" style:country-complex="SA" style:font-style-complex="normal"/>
    </style:style>
    <style:style style:name="T13" style:family="text">
      <style:text-properties style:font-name="Arial" fo:font-size="11pt" fo:language="ca" fo:country="ES" fo:font-style="normal" fo:background-color="transparent" loext:char-shading-value="0" style:font-size-asian="11pt" style:font-style-asian="normal" style:font-name-complex="Arial" style:font-size-complex="11pt" style:language-complex="ar" style:country-complex="SA" style:font-style-complex="normal"/>
    </style:style>
    <style:style style:name="T14" style:family="text">
      <style:text-properties style:font-name="Arial" fo:font-size="11pt" fo:language="ca" fo:country="ES" fo:font-style="normal" fo:background-color="transparent" loext:char-shading-value="0" style:font-size-asian="11pt" style:font-style-asian="normal" style:font-size-complex="11pt" style:language-complex="ar" style:country-complex="SA" style:font-style-complex="normal"/>
    </style:style>
    <style:style style:name="T15" style:family="text">
      <style:text-properties style:font-name="Arial" fo:font-size="11pt" fo:language="ca" fo:country="ES" fo:font-style="normal" officeooo:rsid="001b7a4e" fo:background-color="transparent" loext:char-shading-value="0" style:font-size-asian="11pt" style:font-style-asian="normal" style:font-size-complex="11pt" style:language-complex="ar" style:country-complex="SA" style:font-style-complex="normal"/>
    </style:style>
    <style:style style:name="T16" style:family="text">
      <style:text-properties style:font-name="Arial" fo:font-size="11pt" fo:language="ca" fo:country="ES" fo:font-style="normal" fo:background-color="transparent" loext:char-shading-value="0" style:font-size-asian="10pt" style:font-style-asian="normal" style:font-name-complex="Arial" style:font-size-complex="10pt" style:language-complex="ar" style:country-complex="SA" style:font-style-complex="normal"/>
    </style:style>
    <style:style style:name="T17" style:family="text">
      <style:text-properties style:font-name="Arial" fo:font-size="11pt" fo:language="ca" fo:country="ES" fo:font-style="normal" fo:font-weight="normal" fo:background-color="transparent" loext:char-shading-value="0" style:font-size-asian="11pt" style:font-style-asian="normal" style:font-weight-asian="normal" style:font-size-complex="11pt" style:language-complex="ar" style:country-complex="SA" style:font-style-complex="normal" style:font-weight-complex="normal"/>
    </style:style>
    <style:style style:name="T18" style:family="text">
      <style:text-properties style:font-name="Arial" fo:font-size="11pt" fo:language="ca" fo:country="ES" fo:font-style="normal" fo:font-weight="bold" officeooo:rsid="001b7a4e" style:font-size-asian="11pt" style:font-style-asian="normal" style:font-weight-asian="bold" style:font-name-complex="Arial" style:font-size-complex="11pt" style:language-complex="ar" style:country-complex="SA" style:font-style-complex="normal" style:font-weight-complex="bold"/>
    </style:style>
    <style:style style:name="T19" style:family="text">
      <style:text-properties style:font-name="Arial" fo:font-size="11pt" fo:language="ca" fo:country="ES" fo:font-style="normal" fo:font-weight="bold" officeooo:rsid="001b7a4e" fo:background-color="transparent" loext:char-shading-value="0" style:font-size-asian="11pt" style:font-style-asian="normal" style:font-weight-asian="bold" style:font-size-complex="11pt" style:language-complex="ar" style:country-complex="SA" style:font-style-complex="normal" style:font-weight-complex="bold"/>
    </style:style>
    <style:style style:name="T20" style:family="text">
      <style:text-properties style:font-name="Arial" fo:font-size="11pt" fo:language="ca" fo:country="ES" style:font-size-asian="11pt" style:font-size-complex="11pt" style:language-complex="ar" style:country-complex="SA"/>
    </style:style>
    <style:style style:name="T21" style:family="text">
      <style:text-properties style:font-name="Arial" fo:font-size="11pt" fo:language="ca" fo:country="ES" style:font-size-asian="10pt" style:font-name-complex="Arial" style:font-size-complex="10pt" style:language-complex="ar" style:country-complex="SA"/>
    </style:style>
    <style:style style:name="T22" style:family="text">
      <style:text-properties style:font-name="Arial" fo:font-size="11pt" fo:language="ca" fo:country="ES" fo:background-color="transparent" loext:char-shading-value="0" style:font-size-asian="10pt" style:font-name-complex="Arial" style:font-size-complex="10pt" style:language-complex="ar" style:country-complex="SA"/>
    </style:style>
    <style:style style:name="T23" style:family="text">
      <style:text-properties style:font-name="Arial" fo:font-size="11pt" fo:language="ca" fo:country="ES" fo:font-style="italic" fo:background-color="transparent" loext:char-shading-value="0" style:font-size-asian="11pt" style:font-style-asian="italic" style:font-name-complex="Arial" style:font-size-complex="11pt" style:language-complex="ar" style:country-complex="SA" style:font-style-complex="italic"/>
    </style:style>
    <style:style style:name="T24" style:family="text">
      <style:text-properties style:font-name="Arial" fo:font-size="11pt" fo:language="ca" fo:country="ES" fo:font-weight="bold" officeooo:rsid="001d2ad7" fo:background-color="transparent" loext:char-shading-value="0" style:font-size-asian="11pt" style:font-weight-asian="bold" style:font-name-complex="Arial" style:font-size-complex="11pt" style:language-complex="ar" style:country-complex="SA" style:font-weight-complex="bold"/>
    </style:style>
    <style:style style:name="T25" style:family="text">
      <style:text-properties style:font-name="Arial" fo:font-size="11pt" fo:font-style="normal" style:font-size-asian="11pt" style:font-style-asian="normal" style:font-size-complex="11pt" style:font-style-complex="normal"/>
    </style:style>
    <style:style style:name="T26" style:family="text">
      <style:text-properties style:font-name="Arial" fo:font-size="16pt" fo:font-weight="bold" fo:background-color="transparent" loext:char-shading-value="0" style:font-size-asian="16pt" style:font-weight-asian="bold" style:font-size-complex="16pt"/>
    </style:style>
    <style:style style:name="T27" style:family="text">
      <style:text-properties style:font-name="Arial" fo:font-size="16pt" fo:font-weight="bold" style:font-size-asian="16pt" style:font-weight-asian="bold" style:font-size-complex="16pt"/>
    </style:style>
    <style:style style:name="T28" style:family="text">
      <style:text-properties style:font-name="Arial" fo:font-size="16pt" fo:language="ca" fo:country="ES" fo:font-weight="bold" fo:background-color="transparent" loext:char-shading-value="0" style:font-size-asian="16pt" style:font-weight-asian="bold" style:font-size-complex="16pt" style:language-complex="ar" style:country-complex="SA"/>
    </style:style>
    <style:style style:name="T29" style:family="text">
      <style:text-properties fo:color="#000000"/>
    </style:style>
    <style:style style:name="T30" style:family="text">
      <style:text-properties fo:color="#000000" style:font-name="Arial" fo:font-size="8pt" fo:language="ca" fo:country="ES" officeooo:rsid="001d2ad7" fo:background-color="transparent" loext:char-shading-value="0" style:font-name-asian="Times New Roman" style:font-size-asian="8pt" style:font-name-complex="Times New Roman" style:font-size-complex="11pt" style:language-complex="ar" style:country-complex="SA"/>
    </style:style>
    <style:style style:name="T31" style:family="text">
      <style:text-properties fo:color="#000000" style:font-name="Arial" fo:font-weight="normal" style:font-name-asian="Nimbus Mono L" style:font-weight-asian="normal" style:font-name-complex="Nimbus Mono L" style:font-weight-complex="normal"/>
    </style:style>
    <style:style style:name="T32" style:family="text">
      <style:text-properties fo:color="#000000" style:font-name="Arial" fo:font-weight="bold" style:font-name-asian="Nimbus Mono L" style:font-weight-asian="bold" style:font-name-complex="Nimbus Mono L" style:font-weight-complex="bold"/>
    </style:style>
    <style:style style:name="T33" style:family="text">
      <style:text-properties fo:color="#000000" style:font-name="Arial" fo:language="ca" fo:country="ES" style:font-name-asian="Times New Roman" style:font-name-complex="Times New Roman" style:language-complex="ar" style:country-complex="SA"/>
    </style:style>
    <style:style style:name="T34" style:family="text">
      <style:text-properties fo:color="#000000" style:font-name="Arial" fo:font-size="9pt" fo:language="ca" fo:country="ES" fo:font-weight="normal" officeooo:rsid="0015c9e2" style:font-name-asian="Times New Roman" style:font-size-asian="9pt" style:font-weight-asian="normal" style:font-name-complex="Times New Roman" style:font-size-complex="9pt" style:language-complex="ar" style:country-complex="SA" style:font-weight-complex="normal"/>
    </style:style>
    <style:style style:name="T35" style:family="text">
      <style:text-properties fo:color="#000000" style:font-name="Arial" fo:font-size="9pt" fo:language="ca" fo:country="ES" officeooo:rsid="0015c9e2" style:font-name-asian="Times New Roman" style:font-size-asian="9pt" style:font-name-complex="Times New Roman" style:font-size-complex="9pt" style:language-complex="ar" style:country-complex="SA"/>
    </style:style>
    <style:style style:name="T36" style:family="text">
      <style:text-properties fo:color="#000000" fo:font-weight="normal" style:font-name-asian="Nimbus Mono L" style:font-weight-asian="normal" style:font-name-complex="Nimbus Mono L" style:font-weight-complex="normal"/>
    </style:style>
    <style:style style:name="T37" style:family="text">
      <style:text-properties fo:color="#000000" fo:font-style="italic" fo:font-weight="normal" style:font-name-asian="Nimbus Mono L" style:font-style-asian="italic" style:font-weight-asian="normal" style:font-name-complex="Nimbus Mono L" style:font-style-complex="italic" style:font-weight-complex="normal"/>
    </style:style>
    <style:style style:name="T38" style:family="text">
      <style:text-properties fo:color="#000000" fo:font-style="normal" fo:font-weight="normal" style:font-name-asian="Nimbus Mono L" style:font-style-asian="normal" style:font-weight-asian="normal" style:font-name-complex="Nimbus Mono L" style:font-style-complex="normal" style:font-weight-complex="normal"/>
    </style:style>
    <style:style style:name="T39" style:family="text">
      <style:text-properties fo:color="#000000" style:font-name="Liberation Mono" fo:font-size="9pt" fo:language="ca" fo:country="ES" style:font-size-asian="9pt" style:font-size-complex="9pt" style:language-complex="ar" style:country-complex="SA"/>
    </style:style>
    <style:style style:name="T40" style:family="text">
      <style:text-properties fo:color="#000000" style:font-name="Liberation Mono" fo:font-size="9pt" fo:language="ca" fo:country="ES" fo:font-weight="normal" officeooo:rsid="001d2ad7" style:font-name-asian="Nimbus Mono L" style:font-size-asian="9pt" style:font-weight-asian="normal" style:font-name-complex="Nimbus Mono L" style:font-size-complex="9pt" style:language-complex="ar" style:country-complex="SA" style:font-weight-complex="normal"/>
    </style:style>
    <style:style style:name="T41" style:family="text">
      <style:text-properties fo:color="#000000" style:font-name="Liberation Mono" fo:font-size="9pt" style:font-size-asian="9pt" style:font-size-complex="9pt"/>
    </style:style>
    <style:style style:name="T42" style:family="text">
      <style:text-properties fo:color="#000000" style:font-name="Arial2" fo:font-style="normal" fo:font-weight="normal" fo:background-color="transparent" loext:char-shading-value="0" style:font-style-asian="normal" style:font-weight-asian="normal" style:font-style-complex="normal" style:font-weight-complex="normal"/>
    </style:style>
    <style:style style:name="T43" style:family="text">
      <style:text-properties fo:color="#000000" style:font-name="Arial2" fo:font-style="italic" fo:font-weight="normal" fo:background-color="transparent" loext:char-shading-value="0" style:font-style-asian="italic" style:font-weight-asian="normal" style:font-style-complex="italic" style:font-weight-complex="normal"/>
    </style:style>
    <style:style style:name="T44" style:family="text">
      <style:text-properties fo:font-weight="bold" fo:background-color="transparent" loext:char-shading-value="0" style:font-weight-asian="bold" style:font-name-complex="Arial" style:font-weight-complex="bold"/>
    </style:style>
    <style:style style:name="T45" style:family="text">
      <style:text-properties fo:font-weight="bold" fo:background-color="transparent" loext:char-shading-value="0"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name-complex="Arial" style:font-weight-complex="bold"/>
    </style:style>
    <style:style style:name="T48" style:family="text">
      <style:text-properties style:use-window-font-color="true"/>
    </style:style>
    <style:style style:name="T49" style:family="text">
      <style:text-properties style:use-window-font-color="true" style:font-name="Arial" fo:font-size="11pt" fo:language="ca" fo:country="ES" fo:background-color="transparent" loext:char-shading-value="0" style:font-name-asian="Times New Roman" style:font-size-asian="10pt" style:font-name-complex="Arial" style:font-size-complex="10pt" style:language-complex="ar" style:country-complex="SA"/>
    </style:style>
    <style:style style:name="T50" style:family="text">
      <style:text-properties style:use-window-font-color="true" style:font-name="Arial" fo:font-size="11pt" fo:language="ca" fo:country="ES" fo:font-weight="bold" officeooo:rsid="000ed347" fo:background-color="transparent" loext:char-shading-value="0" style:font-size-asian="11pt" style:font-weight-asian="bold" style:font-name-complex="Arial" style:font-size-complex="11pt" style:language-complex="ar" style:country-complex="SA" style:font-weight-complex="bold"/>
    </style:style>
    <style:style style:name="T51" style:family="text">
      <style:text-properties style:use-window-font-color="true" style:font-name="Arial" fo:language="ca" fo:country="ES" fo:font-weight="normal" style:font-name-asian="Times New Roman" style:font-weight-asian="normal" style:font-name-complex="Times New Roman" style:language-complex="ar" style:country-complex="SA" style:font-weight-complex="normal"/>
    </style:style>
    <style:style style:name="T52" style:family="text">
      <style:text-properties style:use-window-font-color="true" style:font-name="Arial" fo:language="ca" fo:country="ES" fo:font-weight="normal" officeooo:rsid="0009f11e" style:font-name-asian="Times New Roman" style:font-weight-asian="normal" style:font-name-complex="Times New Roman" style:language-complex="ar" style:country-complex="SA" style:font-weight-complex="normal"/>
    </style:style>
    <style:style style:name="T53" style:family="text">
      <style:text-properties style:use-window-font-color="true" style:font-name="Arial" fo:language="ca" fo:country="ES" fo:font-weight="normal" officeooo:rsid="0010c8b3" style:font-name-asian="Times New Roman" style:font-weight-asian="normal" style:font-name-complex="Times New Roman" style:language-complex="ar" style:country-complex="SA" style:font-weight-complex="normal"/>
    </style:style>
    <style:style style:name="T54" style:family="text">
      <style:text-properties style:use-window-font-color="true" style:font-name="Arial" fo:font-size="9pt" fo:language="ca" fo:country="ES" fo:font-weight="normal" style:font-name-asian="Times New Roman" style:font-size-asian="9pt" style:font-weight-asian="normal" style:font-name-complex="Times New Roman" style:font-size-complex="9pt" style:language-complex="ar" style:country-complex="SA" style:font-weight-complex="normal"/>
    </style:style>
    <style:style style:name="T55" style:family="text">
      <style:text-properties style:use-window-font-color="true" style:font-name="Arial" fo:font-size="9pt" fo:language="ca" fo:country="ES" fo:font-weight="normal" officeooo:rsid="0009f11e" style:font-name-asian="Times New Roman" style:font-size-asian="9pt" style:font-weight-asian="normal" style:font-name-complex="Times New Roman" style:font-size-complex="9pt" style:language-complex="ar" style:country-complex="SA" style:font-weight-complex="normal"/>
    </style:style>
    <style:style style:name="T56" style:family="text">
      <style:text-properties style:use-window-font-color="true" style:font-name="Arial" fo:font-size="9pt" fo:language="ca" fo:country="ES" fo:font-weight="normal" officeooo:rsid="000c04ec" style:font-name-asian="Times New Roman" style:font-size-asian="9pt" style:font-weight-asian="normal" style:font-name-complex="Times New Roman" style:font-size-complex="9pt" style:language-complex="ar" style:country-complex="SA" style:font-weight-complex="normal"/>
    </style:style>
    <style:style style:name="T57" style:family="text">
      <style:text-properties style:use-window-font-color="true" style:font-name="Arial" fo:font-size="9pt" fo:language="ca" fo:country="ES" fo:font-weight="normal" officeooo:rsid="000ed347" style:font-name-asian="Times New Roman" style:font-size-asian="9pt" style:font-weight-asian="normal" style:font-name-complex="Times New Roman" style:font-size-complex="9pt" style:language-complex="ar" style:country-complex="SA" style:font-weight-complex="normal"/>
    </style:style>
    <style:style style:name="T58" style:family="text">
      <style:text-properties style:use-window-font-color="true" style:font-name="Arial" fo:font-size="9pt" fo:language="ca" fo:country="ES" fo:font-weight="normal" officeooo:rsid="0010c8b3" style:font-name-asian="Times New Roman" style:font-size-asian="9pt" style:font-weight-asian="normal" style:font-name-complex="Times New Roman" style:font-size-complex="9pt" style:language-complex="ar" style:country-complex="SA" style:font-weight-complex="normal"/>
    </style:style>
    <style:style style:name="T59" style:family="text">
      <style:text-properties style:use-window-font-color="true" style:font-name="Arial" fo:font-size="9pt" fo:language="ca" fo:country="ES" fo:font-weight="normal" officeooo:rsid="0012226c" style:font-name-asian="Times New Roman" style:font-size-asian="9pt" style:font-weight-asian="normal" style:font-name-complex="Times New Roman" style:font-size-complex="9pt" style:language-complex="ar" style:country-complex="SA" style:font-weight-complex="normal"/>
    </style:style>
    <style:style style:name="T60" style:family="text">
      <style:text-properties style:use-window-font-color="true" fo:font-style="italic" fo:font-weight="normal" fo:background-color="transparent" loext:char-shading-value="0" style:font-style-asian="italic" style:font-weight-asian="normal" style:font-name-complex="Arial" style:font-style-complex="italic" style:font-weight-complex="normal"/>
    </style:style>
    <style:style style:name="T61" style:family="text">
      <style:text-properties style:use-window-font-color="true" style:font-name="Arial2" fo:font-size="9pt" fo:language="ca" fo:country="ES" fo:font-weight="normal" style:font-name-asian="Times New Roman" style:font-size-asian="9pt" style:font-weight-asian="normal" style:font-name-complex="Times New Roman" style:font-size-complex="9pt" style:language-complex="ar" style:country-complex="SA" style:font-weight-complex="normal"/>
    </style:style>
    <style:style style:name="T62" style:family="text">
      <style:text-properties style:use-window-font-color="true" style:font-name="Arial2" fo:font-size="9pt" fo:language="ca" fo:country="ES" fo:font-weight="normal" officeooo:rsid="0009f11e" style:font-name-asian="Times New Roman" style:font-size-asian="9pt" style:font-weight-asian="normal" style:font-name-complex="Times New Roman" style:font-size-complex="9pt" style:language-complex="ar" style:country-complex="SA" style:font-weight-complex="normal"/>
    </style:style>
    <style:style style:name="T63" style:family="text">
      <style:text-properties style:use-window-font-color="true" style:font-name="Arial2" fo:font-size="9pt" fo:language="ca" fo:country="ES" fo:font-weight="normal" officeooo:rsid="000b2f4b" style:font-name-asian="Times New Roman" style:font-size-asian="9pt" style:font-weight-asian="normal" style:font-name-complex="Times New Roman" style:font-size-complex="9pt" style:language-complex="ar" style:country-complex="SA" style:font-weight-complex="normal"/>
    </style:style>
    <style:style style:name="T64" style:family="text">
      <style:text-properties style:use-window-font-color="true" style:font-name="Arial2" fo:font-size="9pt" fo:language="ca" fo:country="ES" fo:font-weight="normal" officeooo:rsid="000c04ec" style:font-name-asian="Times New Roman" style:font-size-asian="9pt" style:font-weight-asian="normal" style:font-name-complex="Times New Roman" style:font-size-complex="9pt" style:language-complex="ar" style:country-complex="SA" style:font-weight-complex="normal"/>
    </style:style>
    <style:style style:name="T65" style:family="text">
      <style:text-properties style:use-window-font-color="true" style:font-name="Arial2" fo:font-style="italic" fo:font-weight="normal" style:font-style-asian="italic" style:font-weight-asian="normal" style:font-style-complex="italic" style:font-weight-complex="normal"/>
    </style:style>
    <style:style style:name="T66" style:family="text">
      <style:text-properties fo:font-size="11pt" fo:font-style="italic" style:font-size-asian="10pt" style:font-style-asian="italic" style:font-name-complex="Arial" style:font-size-complex="10pt" style:font-style-complex="italic"/>
    </style:style>
    <style:style style:name="T67" style:family="text">
      <style:text-properties fo:font-size="11pt" fo:font-style="italic" style:font-size-asian="11pt" style:font-style-asian="italic" style:font-size-complex="11pt" style:font-style-complex="italic"/>
    </style:style>
    <style:style style:name="T68" style:family="text">
      <style:text-properties fo:font-size="11pt" fo:font-style="italic" style:font-size-asian="11pt" style:font-style-asian="italic" style:font-name-complex="Arial" style:font-size-complex="11pt" style:font-style-complex="italic"/>
    </style:style>
    <style:style style:name="T69" style:family="text">
      <style:text-properties fo:font-size="11pt" style:font-size-asian="11pt" style:font-size-complex="11pt"/>
    </style:style>
    <style:style style:name="T70" style:family="text">
      <style:text-properties fo:font-size="11pt" style:font-size-asian="11pt" style:font-name-complex="Arial" style:font-size-complex="11pt"/>
    </style:style>
    <style:style style:name="T71" style:family="text">
      <style:text-properties fo:font-size="11pt" fo:language="ca" fo:country="ES" style:font-size-asian="11pt" style:font-size-complex="11pt" style:language-complex="ar" style:country-complex="SA"/>
    </style:style>
    <style:style style:name="T72" style:family="text">
      <style:text-properties fo:font-size="11pt" fo:language="ca" fo:country="ES" fo:font-weight="bold" style:font-size-asian="11pt" style:font-weight-asian="bold" style:font-size-complex="11pt" style:language-complex="ar" style:country-complex="SA" style:font-weight-complex="bold"/>
    </style:style>
    <style:style style:name="T73" style:family="text">
      <style:text-properties fo:font-size="11pt" fo:language="ca" fo:country="ES" fo:font-weight="bold" officeooo:rsid="001bccdc" style:font-size-asian="11pt" style:font-weight-asian="bold" style:font-size-complex="11pt" style:language-complex="ar" style:country-complex="SA" style:font-weight-complex="bold"/>
    </style:style>
    <style:style style:name="T74" style:family="text">
      <style:text-properties fo:font-size="11pt" fo:language="ca" fo:country="ES" fo:font-weight="bold" fo:background-color="transparent" loext:char-shading-value="0" style:font-size-asian="11pt" style:font-weight-asian="bold" style:font-size-complex="11pt" style:language-complex="ar" style:country-complex="SA" style:font-weight-complex="bold"/>
    </style:style>
    <style:style style:name="T75" style:family="text">
      <style:text-properties fo:font-size="11pt" style:font-size-asian="10pt" style:font-name-complex="Arial" style:font-size-complex="10pt"/>
    </style:style>
    <style:style style:name="T76" style:family="text">
      <style:text-properties fo:font-size="11pt" fo:font-style="normal" style:font-size-asian="10pt" style:font-style-asian="normal" style:font-name-complex="Arial" style:font-size-complex="10pt" style:font-style-complex="normal"/>
    </style:style>
    <style:style style:name="T77" style:family="text">
      <style:text-properties fo:font-size="11pt" fo:font-weight="bold" fo:background-color="transparent" loext:char-shading-value="0" style:font-size-asian="11pt" style:font-weight-asian="bold" style:font-name-complex="Arial" style:font-size-complex="11pt" style:font-weight-complex="bold"/>
    </style:style>
    <style:style style:name="T78" style:family="text">
      <style:text-properties fo:font-size="11pt" fo:font-weight="normal" fo:background-color="transparent" loext:char-shading-value="0" style:font-size-asian="11pt" style:font-weight-asian="normal" style:font-name-complex="Arial" style:font-size-complex="11pt" style:font-weight-complex="normal"/>
    </style:style>
    <style:style style:name="T79" style:family="text">
      <style:text-properties fo:font-size="11pt" fo:font-weight="normal" style:font-size-asian="11pt" style:font-weight-asian="normal" style:font-name-complex="Arial" style:font-size-complex="11pt" style:font-weight-complex="normal"/>
    </style:style>
    <style:style style:name="T80" style:family="text">
      <style:text-properties fo:font-size="11pt" fo:background-color="transparent" loext:char-shading-value="0" style:font-size-asian="11pt" style:font-name-complex="Arial" style:font-size-complex="11pt"/>
    </style:style>
    <style:style style:name="T81" style:family="text">
      <style:text-properties fo:font-style="italic"/>
    </style:style>
    <style:style style:name="T82" style:family="text">
      <style:text-properties fo:font-style="italic" style:font-style-asian="italic" style:font-style-complex="italic"/>
    </style:style>
    <style:style style:name="T83" style:family="text">
      <style:text-properties fo:font-style="italic" fo:font-weight="bold" style:font-style-asian="italic" style:font-weight-asian="bold" style:font-name-complex="Arial" style:font-style-complex="italic" style:font-weight-complex="bold"/>
    </style:style>
    <style:style style:name="T84" style:family="text">
      <style:text-properties fo:font-style="italic" fo:background-color="transparent" loext:char-shading-value="0" style:font-style-asian="italic" style:font-name-complex="Arial" style:font-style-complex="italic"/>
    </style:style>
    <style:style style:name="T85" style:family="text">
      <style:text-properties fo:font-style="normal" style:font-style-asian="normal" style:font-style-complex="normal"/>
    </style:style>
    <style:style style:name="T86" style:family="text">
      <style:text-properties fo:font-style="normal" fo:background-color="transparent" loext:char-shading-value="0" style:font-style-asian="normal" style:font-style-complex="normal"/>
    </style:style>
    <style:style style:name="T87" style:family="text">
      <style:text-properties fo:font-weight="normal" style:font-weight-asian="normal" style:font-weight-complex="normal"/>
    </style:style>
    <style:style style:name="T88" style:family="text">
      <style:text-properties fo:font-weight="normal" fo:background-color="transparent" loext:char-shading-value="0" style:font-weight-asian="normal" style:font-weight-complex="normal"/>
    </style:style>
    <style:style style:name="T89" style:family="text">
      <style:text-properties fo:font-weight="normal" fo:background-color="transparent" loext:char-shading-value="0" style:font-weight-asian="normal" style:font-name-complex="Arial" style:font-weight-complex="normal"/>
    </style:style>
    <style:style style:name="T90" style:family="text">
      <style:text-properties fo:color="#800080" style:font-name="Arial2" fo:font-style="italic" fo:font-weight="normal" fo:background-color="transparent" loext:char-shading-value="0" style:font-style-asian="italic" style:font-weight-asian="normal" style:font-style-complex="italic" style:font-weight-complex="normal"/>
    </style:style>
    <style:style style:name="T91" style:family="text">
      <style:text-properties fo:language="ca" fo:country="ES" style:language-complex="ar" style:country-complex="SA"/>
    </style:style>
    <style:style style:name="T92" style:family="text">
      <style:text-properties fo:language="ca" fo:country="ES" style:font-size-asian="11pt" style:language-complex="ar" style:country-complex="SA"/>
    </style:style>
    <style:style style:name="T93" style:family="text">
      <style:text-properties fo:language="ca" fo:country="ES" fo:font-style="italic" style:font-size-asian="11pt" style:font-style-asian="italic" style:language-complex="ar" style:country-complex="SA" style:font-style-complex="italic"/>
    </style:style>
    <style:style style:name="T94" style:family="text">
      <style:text-properties fo:font-size="16pt" style:font-size-asian="16pt" style:font-size-complex="16pt"/>
    </style:style>
    <style:style style:name="T95" style:family="text">
      <style:text-properties fo:font-size="16pt" fo:background-color="transparent" loext:char-shading-value="0" style:font-size-asian="16pt" style:font-size-complex="16pt"/>
    </style:style>
    <style:style style:name="T96" style:family="text">
      <style:text-properties fo:background-color="transparent" loext:char-shading-value="0"/>
    </style:style>
    <style:style style:name="T97" style:family="text">
      <style:text-properties fo:background-color="transparent" loext:char-shading-value="0" style:font-name-complex="Arial"/>
    </style:style>
    <style:style style:name="T98" style:family="text">
      <style:text-properties style:font-name-asian="ArialMT" style:font-name-complex="ArialMT"/>
    </style:style>
    <style:style style:name="T99" style:family="text">
      <style:text-properties style:font-weight-complex="normal"/>
    </style:style>
    <style:style style:name="T100" style:family="text">
      <style:text-properties style:font-name-complex="Arial"/>
    </style:style>
    <style:style style:name="T101" style:family="text">
      <style:text-properties fo:color="#7f0055"/>
    </style:style>
    <style:style style:name="T102" style:family="text">
      <style:text-properties fo:color="#7f0055" fo:font-weight="bold"/>
    </style:style>
    <style:style style:name="T103" style:family="text">
      <style:text-properties fo:color="#7f0055" style:font-name="Liberation Mono" fo:font-size="9pt" fo:language="ca" fo:country="ES" fo:font-weight="bold" style:font-size-asian="9pt" style:font-size-complex="9pt" style:language-complex="ar" style:country-complex="SA"/>
    </style:style>
    <style:style style:name="T104" style:family="text">
      <style:text-properties fo:color="#7f0055" style:font-name="Liberation Mono" fo:font-size="9pt" fo:font-weight="bold" style:font-size-asian="9pt" style:font-size-complex="9pt"/>
    </style:style>
    <style:style style:name="T105" style:family="text">
      <style:text-properties fo:color="#2a00ff"/>
    </style:style>
    <style:style style:name="T106" style:family="text">
      <style:text-properties fo:color="#3f7f59"/>
    </style:style>
    <style:style style:name="T107" style:family="text">
      <style:text-properties style:font-name="Arial2"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style:font-name="Arial2" fo:font-size="11pt" fo:language="ca" fo:country="ES" fo:font-style="normal" fo:font-weight="normal" fo:background-color="transparent" loext:char-shading-value="0" style:font-size-asian="11pt" style:font-style-asian="normal" style:font-weight-asian="normal" style:font-name-complex="Arial" style:font-size-complex="11pt" style:language-complex="ar" style:country-complex="SA" style:font-style-complex="normal" style:font-weight-complex="normal"/>
    </style:style>
    <style:style style:name="T109" style:family="text">
      <style:text-properties style:font-name="Arial2" fo:font-size="11pt"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10" style:family="text">
      <style:text-properties officeooo:rsid="0009f11e"/>
    </style:style>
    <style:style style:name="T111" style:family="text">
      <style:text-properties officeooo:rsid="0010c8b3"/>
    </style:style>
    <style:style style:name="T112" style:family="text">
      <style:text-properties fo:font-size="9pt" style:font-size-asian="9pt" style:font-size-complex="9pt"/>
    </style:style>
    <style:style style:name="T113" style:family="text">
      <style:text-properties fo:font-size="9pt" officeooo:rsid="0015c9e2" style:font-size-asian="9pt" style:font-size-complex="9pt"/>
    </style:style>
    <style:style style:name="T114" style:family="text">
      <style:text-properties fo:font-size="9pt" fo:font-weight="normal" officeooo:rsid="0015c9e2" style:font-size-asian="9pt" style:font-weight-asian="normal" style:font-size-complex="9pt" style:font-weight-complex="normal"/>
    </style:style>
    <style:style style:name="T115" style:family="text">
      <style:text-properties officeooo:rsid="0015c9e2"/>
    </style:style>
    <style:style style:name="T116" style:family="text">
      <style:text-properties fo:color="#0000aa"/>
    </style:style>
    <style:style style:name="T117" style:family="text">
      <style:text-properties fo:color="#00aa00"/>
    </style:style>
    <style:style style:name="T118" style:family="text">
      <style:text-properties fo:color="#00aa00" style:text-underline-style="solid" style:text-underline-width="auto" style:text-underline-color="font-color"/>
    </style:style>
    <style:style style:name="T119" style:family="text">
      <style:text-properties fo:color="#aa5500"/>
    </style:style>
    <style:style style:name="T120" style:family="text">
      <style:text-properties fo:color="#00aaaa"/>
    </style:style>
    <style:style style:name="T121" style:family="text">
      <style:text-properties fo:color="#009999"/>
    </style:style>
    <style:style style:name="T122" style:family="text">
      <style:text-properties fo:color="#1e90ff"/>
    </style:style>
    <style:style style:name="T123" style:family="text">
      <style:text-properties fo:color="#aaaaaa" fo:font-style="italic"/>
    </style:style>
    <style:style style:name="T124" style:family="text">
      <style:text-properties fo:color="#aaaaaa" fo:font-style="italic" officeooo:rsid="0018b4e5"/>
    </style:style>
    <style:style style:name="T125" style:family="text">
      <style:text-properties officeooo:rsid="001bcc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Tasca "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false">
        <text:changed-region xml:id="ct1990026515504" text:id="ct1990026515504">
          <text:deletion>
            <office:change-info>
              <dc:creator>David Amorós</dc:creator>
              <dc:date>2020-02-09T20:30:00</dc:date>
            </office:change-info>
            <text:p text:style-name="P69"><text:span text:style-name="T44">0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text:span text:style-name="T27">CFG</text:span><text:span text:style-name="T26">S </text:span><text:span text:style-name="T28"><text:s/>Desenvolupament d'Aplicacions Multiplataforma</text:span></text:h>
      <text:h text:style-name="P101" text:outline-level="1">CFGS <text:s/>Desenvolupament d'Aplicacions WEB</text:h>
      <text:h text:style-name="Titol_20_EAC" text:outline-level="1"><text:span text:style-name="T95">Mòdul 3</text:span><text:span text:style-name="T94"> – Programació</text:span></text:h>
      <text:h text:style-name="Titol_20_EAC" text:outline-level="1">UF2 – <text:span text:style-name="T99">Programació modular</text:span></text:h>
      <text:h text:style-name="P99" text:outline-level="1">EAC<text:span text:style-name="T96">4</text:span></text:h>
      <text:h text:style-name="Titol_20_EAC" text:outline-level="1"><text:span text:style-name="T10">(Curs </text:span><text:span text:style-name="T9">2019-20 / 2n </text:span><text:span text:style-name="T10">semestre)</text:span></text:h>
      <text:h text:style-name="P100" text:outline-level="1"/>
      <text:table-of-content text:style-name="Sect1" text:protected="true" text:name="Índex de continguts1">
        <text:table-of-content-source text:outline-level="10" text:use-outline-level="false" text:use-index-marks="false" text:use-index-source-styles="true">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Encapçalament_20_1_20_EAC"/>
          </text:index-source-styles>
          <text:index-source-styles text:outline-level="2">
            <text:index-source-style text:style-name="Encapcalament_20_2_20_EAC"/>
          </text:index-source-styles>
        </text:table-of-content-source>
        <text:index-body>
          <text:index-title text:style-name="Sect1" text:name="Índex de continguts1_Head">
            <text:p text:style-name="Contents_20_Heading">Taula de continguts</text:p>
          </text:index-title>
          <text:p text:style-name="P105"><text:a xlink:type="simple" xlink:href="#__RefHeading___Toc6685_2423609131" text:style-name="Index_20_Link" text:visited-style-name="Index_20_Link">Presentació i resultats d'aprenentatge<text:tab/>1</text:a></text:p>
          <text:p text:style-name="P105"><text:a xlink:type="simple" xlink:href="#__RefHeading___Toc6695_2423609131" text:style-name="Index_20_Link" text:visited-style-name="Index_20_Link">Criteris d’avaluació de l'EAC<text:tab/>1</text:a></text:p>
          <text:p text:style-name="P105"><text:a xlink:type="simple" xlink:href="#__RefHeading___Toc6693_2423609131" text:style-name="Index_20_Link" text:visited-style-name="Index_20_Link">Forma i dates de lliurament<text:tab/>2</text:a></text:p>
          <text:p text:style-name="P105"><text:a xlink:type="simple" xlink:href="#__RefHeading___Toc6691_2423609131" text:style-name="Index_20_Link" text:visited-style-name="Index_20_Link">Enunciat EAC 4<text:tab/>2</text:a></text:p>
          <text:p text:style-name="P105"><text:a xlink:type="simple" xlink:href="#__RefHeading___Toc6689_2423609131" text:style-name="Index_20_Link" text:visited-style-name="Index_20_Link">Planificació<text:tab/>3</text:a></text:p>
          <text:p text:style-name="P106"><text:a xlink:type="simple" xlink:href="#__RefHeading___Toc6697_2423609131" text:style-name="Index_20_Link" text:visited-style-name="Index_20_Link">Consideracions sobre la planificació<text:tab/>3</text:a></text:p>
          <text:p text:style-name="P106"><text:a xlink:type="simple" xlink:href="#__RefHeading___Toc6711_2423609131" text:style-name="Index_20_Link" text:visited-style-name="Index_20_Link">Coneixements previs<text:tab/>4</text:a></text:p>
          <text:p text:style-name="P106"><text:a xlink:type="simple" xlink:href="#__RefHeading___Toc6709_2423609131" text:style-name="Index_20_Link" text:visited-style-name="Index_20_Link">Període 1: del 14/02 al 20/02<text:tab/>4</text:a></text:p>
          <text:p text:style-name="P106"><text:a xlink:type="simple" xlink:href="#__RefHeading___Toc6705_2423609131" text:style-name="Index_20_Link" text:visited-style-name="Index_20_Link">Període 2: del 21/02 al 25/02<text:tab/>8</text:a></text:p>
          <text:p text:style-name="P106"><text:a xlink:type="simple" xlink:href="#__RefHeading___Toc6703_2423609131" text:style-name="Index_20_Link" text:visited-style-name="Index_20_Link">Període 3: del 26/02 al 02/03 (Cal fer lliurament al final del període)<text:tab/>10</text:a></text:p>
          <text:p text:style-name="P106"><text:a xlink:type="simple" xlink:href="#__RefHeading___Toc6797_2423609131" text:style-name="Index_20_Link" text:visited-style-name="Index_20_Link">Període 4: del 03/03 al 08/03<text:tab/>14</text:a></text:p>
          <text:p text:style-name="P106"><text:a xlink:type="simple" xlink:href="#__RefHeading___Toc6795_2423609131" text:style-name="Index_20_Link" text:visited-style-name="Index_20_Link">Període 5: del 09/03 al 16/03 (Cal fer lliurament al final del període)<text:tab/>19</text:a></text:p>
          <text:p text:style-name="P105"><text:a xlink:type="simple" xlink:href="#__RefHeading___Toc6839_2423609131" text:style-name="Index_20_Link" text:visited-style-name="Index_20_Link">Lliuraments<text:tab/>20</text:a></text:p>
          <text:p text:style-name="P105"><text:a xlink:type="simple" xlink:href="#__RefHeading___Toc6043_3512146126" text:style-name="Index_20_Link" text:visited-style-name="Index_20_Link">Criteris de correcció i ponderació<text:tab/>21</text:a></text:p>
          <text:p text:style-name="P106"><text:a xlink:type="simple" xlink:href="#__RefHeading___Toc6143_3512146126" text:style-name="Index_20_Link" text:visited-style-name="Index_20_Link">EAC4P1. Lliurament parcial del període 3 (30%)<text:tab/>21</text:a></text:p>
          <text:p text:style-name="P106"><text:a xlink:type="simple" xlink:href="#__RefHeading___Toc6141_3512146126" text:style-name="Index_20_Link" text:visited-style-name="Index_20_Link">EAC4P2. Lliurament final en el període 5 (70%)<text:tab/>22</text:a></text:p>
          <text:p text:style-name="P105"><text:a xlink:type="simple" xlink:href="#__RefHeading___Toc6687_2423609131" text:style-name="Index_20_Link" text:visited-style-name="Index_20_Link">ANNEX Període 1<text:tab/>24</text:a></text:p>
          <text:p text:style-name="P106"><text:a xlink:type="simple" xlink:href="#__RefHeading___Toc6699_2423609131" text:style-name="Index_20_Link" text:visited-style-name="Index_20_Link">Solució al disseny descendent del programa<text:tab/>24</text:a></text:p>
          <text:p text:style-name="P106"><text:a xlink:type="simple" xlink:href="#__RefHeading___Toc6707_2423609131" text:style-name="Index_20_Link" text:visited-style-name="Index_20_Link">Solució a la divisió del programa DiesMesPerdividir<text:tab/>24</text:a></text:p>
        </text:index-body>
      </text:table-of-content>
      <text:p text:style-name="Encapçalament_20_1_20_EAC"><text:bookmark-start text:name="__RefHeading___Toc6685_2423609131"/>Presentació i resultats d'aprenentatge<text:bookmark-end text:name="__RefHeading___Toc6685_2423609131"/></text:p>
      <text:p text:style-name="Text_20_EAC">Aquest exercici d’avaluació continuada (EAC) <text:span text:style-name="T88">es correspon amb els continguts treballats a la quarta unitat <text:s/>U4 </text:span><text:span text:style-name="T45"><text:s/>“Programació modular”.</text:span></text:p>
      <text:p text:style-name="Text_20_EAC"><text:span text:style-name="T100">Els </text:span><text:span text:style-name="T47">resultats d'aprenentatge </text:span><text:span text:style-name="T100"><text:s/>que es plantegen són:</text:span></text:p>
      <text:list xml:id="list3478556632" text:style-name="L1">
        <text:list-item>
          <text:p text:style-name="P123">Analitza els conceptes relacionats amb la programació modular.</text:p>
        </text:list-item>
        <text:list-item>
          <text:p text:style-name="P123">Analitza els avantatges i la necessitat de la programació modular.</text:p>
        </text:list-item>
        <text:list-item>
          <text:p text:style-name="P123">Aplica el concepte d'anàlisi descendent en l'elaboració de programes.</text:p>
        </text:list-item>
        <text:list-item>
          <text:p text:style-name="P123"><text:span text:style-name="T98">Modularitza correctament els programes realitzats.</text:span> </text:p>
        </text:list-item>
        <text:list-item>
          <text:p text:style-name="P123">Realitza correctament les crides a funcions i la seva parametrització.</text:p>
        </text:list-item>
        <text:list-item>
          <text:p text:style-name="P123">Té en compte l'àmbit de les variables en les crides a les funcions.</text:p>
        </text:list-item>
      </text:list>
      <text:p text:style-name="Encapçalament_20_1_20_EAC"><text:bookmark-start text:name="__RefHeading___Toc6695_2423609131"/>Criteris d’avaluació de l'EAC<text:bookmark-end text:name="__RefHeading___Toc6695_2423609131"/></text:p>
      <text:p text:style-name="Text_20_EAC"><text:soft-page-break/>La puntuació màxima assignada a cada activitat s’indica a l’enunciat. </text:p>
      <text:p text:style-name="Text_20_EAC">Els criteris que es tindran en compte per avaluar el treball de l’alumnat són els següents:</text:p>
      <text:list xml:id="list119194773" text:style-name="WW8Num27">
        <text:list-item>
          <text:p text:style-name="P124">Que faci el que es demana.</text:p>
        </text:list-item>
        <text:list-item>
          <text:p text:style-name="P124">Que la descomposició dels problemes sigui correcta i adequada.</text:p>
          <text:list>
            <text:list-item>
              <text:p text:style-name="P124">La descomposició contempli la resolució completa del problema plantejat </text:p>
            </text:list-item>
            <text:list-item>
              <text:p text:style-name="P124">Tingui un nivell de detall (profunditat i descripció) adequat.</text:p>
            </text:list-item>
          </text:list>
        </text:list-item>
        <text:list-item>
          <text:p text:style-name="P124">Que s'hagin corregit els errors de compilació i funcioni.</text:p>
        </text:list-item>
        <text:list-item>
          <text:p text:style-name="P124">Que sigui codi ordenat, clar i fàcil de llegir: </text:p>
          <text:list>
            <text:list-item>
              <text:p text:style-name="P124">Tot codi ha de tenir una capçalera apropiada. <text:s/></text:p>
            </text:list-item>
            <text:list-item>
              <text:p text:style-name="P124">Tot el codi ha d'estar correctament indentat (tabulació adequada).</text:p>
            </text:list-item>
            <text:list-item>
              <text:p text:style-name="P124">Cal posar noms significatius a les variables i mètodes.</text:p>
            </text:list-item>
          </text:list>
        </text:list-item>
        <text:list-item>
          <text:p text:style-name="P124">Fer el lliurament en format .zip o .7z (NO s'admet el .rar)</text:p>
        </text:list-item>
      </text:list>
      <text:p text:style-name="Encapçalament_20_1_20_EAC"><text:bookmark-start text:name="__RefHeading___Toc6693_2423609131"/>Forma i dates de lliurament<text:bookmark-end text:name="__RefHeading___Toc6693_2423609131"/></text:p>
      <text:p text:style-name="Text_20_EAC">Un cop finalitzat l’exercici d’avaluació continuada s’ha d’enviar la solució a la bústia de <text:span text:style-name="T46">“M03B2 Lliurament</text:span> <text:span text:style-name="T46">EAC4PX”</text:span> de l'aula, dins del termini establert. La porció identificada per EAC4PX, representa un dels lliuraments parcials, planificats en aquest EAC (EAC4P1 i EAC4P2). <text:s/>Tingueu en compte que el sistema no permetrà fer lliuraments després de la data i hora indicades. </text:p>
      <text:p text:style-name="Text_20_EAC">Donada la importància d'aquest lliuraments, us demanem que si us cal lliurar diferents fitxers els empaqueteu tots en un fitxer de format zip o 7z. Les respostes que contemplin codi JAVA hauran de lliurar-se en els mateixos fitxers de codi compilables, creats amb l'IDE Netbeans, comprimits tots en el format abans indicat. <text:span text:style-name="T69">Per la resta de respostes (si n’hi ha) caldrà usar aquest document.</text:span></text:p>
      <text:p text:style-name="Text_20_EAC"><text:span text:style-name="T70">El nom del fitxer que contingui la solució serà el següent: </text:span><text:span text:style-name="T24">DA2</text:span><text:span text:style-name="T77">M3B2_EAC4PX_Cognom1_Inicial</text:span><text:span text:style-name="T78"> </text:span><text:span text:style-name="T79">del cognom2. On de nou la porció del nom corresponent a EAC4PX, referencia el lliurament parcial corresponent. </text:span><text:span text:style-name="T70">Els cognoms s’escriuran sense accents. Per exemple, l’estudiant </text:span><text:span text:style-name="T68">Joan García Santos</text:span><text:span text:style-name="T70"> posaria el següent nom al seu fitxer del segon lliurament parcial de l’EAC4</text:span><text:span text:style-name="T80">: </text:span><text:span text:style-name="T24">DA2</text:span><text:span text:style-name="T77">M3B2_EAC4P2_Garcia_S</text:span><text:span text:style-name="T80">. </text:span></text:p>
      <text:p text:style-name="P69"><text:span text:style-name="T100">Substituïu </text:span><text:span text:style-name="T83">Nom i cognoms</text:span><text:span text:style-name="T100"> de la capçalera per les vostres dades personals.</text:span></text:p>
      <text:p text:style-name="P69"><text:span text:style-name="T97">El termini de lliurament de l’</text:span><text:span text:style-name="T44">EAC4P1 </text:span><text:span text:style-name="T97">finalitzarà a les </text:span><text:span text:style-name="T44">23:55 h </text:span><text:span text:style-name="T97">del dia </text:span><text:change text:change-id="ct1990026515504"/><text:span text:style-name="T44">02/03/2020</text:span><text:span text:style-name="T89"> <text:s/>i el de l’</text:span><text:span text:style-name="T44">EAC4P2</text:span><text:span text:style-name="T89"> a les </text:span><text:span text:style-name="T44">23:55 h</text:span><text:span text:style-name="T89"> del dia </text:span><text:span text:style-name="T44">16/03/2020.</text:span><text:span text:style-name="T97"> Les propostes de solució de la primera part de l’EAC és publicarà el dia </text:span><text:span text:style-name="T44">04/03/2020</text:span><text:span text:style-name="T89"> i la de la segona part el dia </text:span><text:span text:style-name="T44">18/03/2020</text:span><text:span text:style-name="T89">. Les qualificacions es mostraran els dies </text:span><text:span text:style-name="T44"><text:s/>06/03/2020 i 20/03/2020 </text:span><text:span text:style-name="T89">respectivament per a les parts EACP1 i EACP2.</text:span></text:p>
      <text:p text:style-name="Encapçalament_20_1_20_EAC"><text:bookmark-start text:name="__RefHeading___Toc6691_2423609131"/>Enunciat EAC 4<text:bookmark-end text:name="__RefHeading___Toc6691_2423609131"/></text:p>
      <text:p text:style-name="P51">La família Castells, 5a generació d'una família de viticultors, està pensant en incorporar les noves tecnologies en el procés de vinificació. Per començar, s'han plantejat com a objectiu la creació d'un programa informàtic que calculi i emmagatzemi les quantitats de raïm que es van acumulant durant la verema.</text:p>
      <text:p text:style-name="P51"/>
      <text:p text:style-name="P51">A mesura els tractors amb el raïm acabat de collir van arribant al magatzem, <text:s/>un sistema informàtic permetrà, per cada varietat transportada, introduir el nombre de quilograms recollits. </text:p>
      <text:p text:style-name="P51"/>
      <text:p text:style-name="P52"><text:soft-page-break/><text:span text:style-name="T22">També pot passar que, per diferents motius, una determinada quantitat d'alguna varietat surti del magatzem; la qual cosa implicarà disminuir l'acumulat en aquesta </text:span><text:span text:style-name="T49">varietat</text:span><text:span text:style-name="T22">.</text:span></text:p>
      <text:p text:style-name="P51"/>
      <text:p text:style-name="P51">Per tant, el sistema disposarà d'una senzilla interfície d'usuari que permeti a l'operari seleccionar l'acció a executar (entrada o sortida) i per cada <text:s/>varietat, introduir el nombre de quilograms a afegir o a minvar. De moment el sistema no controlarà que les quantitats siguin les correctes ja que el sistema encara no està integrat amb la balança de la empresa.</text:p>
      <text:p text:style-name="P51"/>
      <text:p text:style-name="P51">Amb la quantitat introduïda, el programa haurà de fer una cerca d'aquesta varietat al sistema d'emmagatzematge i sumar o restar aquesta quantitat segons el cas.</text:p>
      <text:p text:style-name="P51"/>
      <text:p text:style-name="P51">A continuació es detallen les regles que regeixen el sistema:</text:p>
      <text:list xml:id="list17713498" text:style-name="L2">
        <text:list-item>
          <text:p text:style-name="P125">La família castells només produeix cinc varietats pròpies de la seva D.O. Aquestes són: Cabernet Sauvignon, Garnatxa, Parellada, Xarel·lo i Macabeu.</text:p>
        </text:list-item>
        <text:list-item>
          <text:p text:style-name="P125">El menú del programa mostrarà les següents opcions de forma cíclica: </text:p>
          <text:list>
            <text:list-item>
              <text:p text:style-name="P125">Entrada de raïm</text:p>
            </text:list-item>
            <text:list-item>
              <text:p text:style-name="P125">Sortida de raïm</text:p>
            </text:list-item>
            <text:list-item>
              <text:p text:style-name="P125">Mostra l'estat actual del magatzem</text:p>
            </text:list-item>
          </text:list>
        </text:list-item>
        <text:list-item>
          <text:p text:style-name="P125">Tant si se selecciona “Entrada” com “Sortida” el programa mostrarà per pantalla cadascuna de les 5 varietats i demanarà per teclat la varietat i el nombre de quilos que sempre serà un nombre natural entre 0 i 1000.</text:p>
        </text:list-item>
        <text:list-item>
          <text:p text:style-name="P127"><text:span text:style-name="T22">En el cas que s'hagi triat “Entrada”, per </text:span><text:span text:style-name="T49">la </text:span><text:span text:style-name="T22">varietat indicada, s'haurà de anar a la posició que ocupa aquella varietat i augmentar el seu valor amb el nombre introduït.</text:span></text:p>
        </text:list-item>
        <text:list-item>
          <text:p text:style-name="P127"><text:span text:style-name="T22">En el cas que s'hagi triat “Sortida”, el procés haurà de ser similar, amb la diferència que </text:span><text:span text:style-name="T49">aquí, </text:span><text:span text:style-name="T22">cal restar la quantitat. S'ha de dir que en cap cas la nova quantitat calculada per una varietat, pot ser inferior a zero. Si és donés el cas, el sistema haurà de donar un avís i tornar a demanar la quantitat de sortida.</text:span></text:p>
        </text:list-item>
        <text:list-item>
          <text:p text:style-name="P125">Els magatzems de la família Castells tenen un màxim de capacitat que és de 25.000 Quilograms. Per tant cada nova entrada requerirà que no s'assoleixi la capacitat màxima del magatzem. Si és donés el cas, el sistema haurà de donar un avís i tornar a demanar la quantitat entrada.</text:p>
        </text:list-item>
        <text:list-item>
          <text:p text:style-name="P127"><text:span text:style-name="T22">L'estat del magatzem de raïm es guardarà en dues arrays, una per la varietat de raïm i una altra pels quilograms acumulats. L'array de varietats s’haurà d'inicialitzar amb </text:span><text:span text:style-name="T49">el text </text:span><text:span text:style-name="T22"><text:s/>de </text:span><text:span text:style-name="T49">cada </text:span><text:span text:style-name="T22">varietat. L'array de quantitats s'haurà d'inicialitzar amb els valors de zero.</text:span></text:p>
        </text:list-item>
        <text:list-item>
          <text:p text:style-name="P125">La tercera opció del menú serà la de mostrar per pantalla les quantitats per les diferents varietats.</text:p>
        </text:list-item>
        <text:list-item>
          <text:p text:style-name="P125"/>
        </text:list-item>
      </text:list>
      <text:p text:style-name="P52">No cal realitzar cap altre funcionalitat, només el que s’ha descrit en els punts anteriors.</text:p>
      <text:p text:style-name="P52"/>
      <text:list xml:id="list212207987" text:style-name="L3">
        <text:list-header>
          <text:p text:style-name="P126"/>
        </text:list-header>
      </text:list>
      <text:p text:style-name="P49"/>
      <text:p text:style-name="P49"/>
      <text:p text:style-name="P49"/>
      <text:p text:style-name="Encapçalament_20_1_20_EAC"><text:bookmark-start text:name="__RefHeading___Toc6689_2423609131"/>Planificació<text:bookmark-end text:name="__RefHeading___Toc6689_2423609131"/></text:p>
      <text:p text:style-name="Text_20_EAC"/>
      <text:p text:style-name="P37"><text:bookmark-start text:name="__RefHeading___Toc6697_2423609131"/>Consideracions sobre la planificació<text:bookmark-end text:name="__RefHeading___Toc6697_2423609131"/></text:p>
      <text:p text:style-name="Text_20_EAC"><text:soft-page-break/>Abans de començar a implementar l’aplicació demanada i a fi de garantir l’èxit de la implementació, cal que seguiu els passos que se us detallen aquí en l’ordre que se us indica i feu els lliuraments parcials corresponents abans de la data màxima indicada.</text:p>
      <text:p text:style-name="Text_20_EAC">En aquesta planificació s’han tingut en compte, a més del temps dedicat a realitzar la implementació, també les lectures i exercicis que haureu de realitzar per assolir els coneixements necessaris.</text:p>
      <text:p text:style-name="Text_20_EAC">La planificació consta de tasques que heu d’anar fent. La majoria d’elles, a excepció de les relacionades amb l’enunciat de l’EAC, no les haureu de lliurar ja que són lectures o exercicis autoavaluatius. Hi ha però dues tasques directament relacionades amb aquest EAC que haureu de lliurar.</text:p>
      <text:p text:style-name="Text_20_EAC">Les tasques s’han agrupat en períodes que duren entre 5 i 8 dies per tal que tingueu certa flexibilitat a l’hora d’organitzar-vos. Heu de ser especialment curosos amb el període 3 i el període 5 doncs són els períodes en els que haureu de fer els lliuraments de les vostres solucions a l’EAC. <text:s/>No serà possible atorgar cap pròrroga en cap dels lliuraments, ja que dos dies després del lliurament sortirà la solució. En el cas de la solució a la part de l’EAC4 demanada en el període 3, podreu fer-la servir si ho desitgeu, en la solució final. <text:s/>Consulteu les dates de lliurament a l’apartat <text:span text:style-name="T82">lliuraments</text:span> d’aquest mateix document.</text:p>
      <text:p text:style-name="Encapcalament_20_2_20_EAC"><text:bookmark-start text:name="__RefHeading___Toc6711_2423609131"/>Coneixements previs<text:bookmark-end text:name="__RefHeading___Toc6711_2423609131"/></text:p>
      <text:p text:style-name="Text_20_EAC">El segon bloc del mòdul 3 d’ASIX es fonamenta en els coneixements que ja heu adquirit en el primer bloc i per tant, és important que refresqueu el que hàgiu aprés en el bloc 1 com ara:</text:p>
      <text:list xml:id="list3032106644" text:style-name="L4">
        <text:list-item>
          <text:list>
            <text:list-item>
              <text:p text:style-name="P128">Els tipus de dades bàsics en el llenguatge JAVA</text:p>
            </text:list-item>
            <text:list-item>
              <text:p text:style-name="P128">La declaració i ús de variables i constants</text:p>
            </text:list-item>
            <text:list-item>
              <text:p text:style-name="P128">Les instruccions condicionals</text:p>
            </text:list-item>
            <text:list-item>
              <text:p text:style-name="P128">Les instruccions iteratives</text:p>
            </text:list-item>
            <text:list-item>
              <text:p text:style-name="P128">O la declaració i el tractament d’arrays i matrius.</text:p>
            </text:list-item>
          </text:list>
        </text:list-item>
      </text:list>
      <text:p text:style-name="Text_20_EAC">No dubteu tampoc en tornar a rellegir les unitats 1-3 si veieu que durant la implementació us fluixeja algun d’aquests conceptes. </text:p>
      <text:p text:style-name="P109"><text:bookmark-start text:name="__RefHeading___Toc6709_2423609131"/>Període 1: del <text:span text:style-name="T125">1</text:span>4/02 al 20/02<text:bookmark-end text:name="__RefHeading___Toc6709_2423609131"/></text:p>
      <text:list xml:id="list4153671358" text:style-name="Numbering_20_1">
        <text:list-item>
          <text:h text:style-name="text_20_tasca_20_1_20_EAC" text:outline-level="1">Llegiu els apartats 1.1 i 1.2 de la unitat 4</text:h>
        </text:list-item>
        <text:list-item>
          <text:h text:style-name="text_20_tasca_20_1_20_EAC" text:outline-level="1">Llegiu i reflexioneu sobre els següents exemples per entendre l’ús <text:s/>de funcions o mètodes en els llenguatges de programació estructurada.</text:h>
        </text:list-item>
      </text:list>
      <text:list xml:id="list1392771796" text:style-name="L5">
        <text:list-header>
          <text:h text:style-name="P121" text:outline-level="1"/>
        </text:list-header>
      </text:list>
      <table:table table:name="Taula4" table:style-name="Taula4">
        <table:table-column table:style-name="Taula4.A"/>
        <table:table-row>
          <table:table-cell table:style-name="Taula4.A1" office:value-type="string">
            <text:p text:style-name="P70">Sobre les funcions o mètodes (Java)</text:p>
            <text:p text:style-name="Text_20_EAC">Com haureu pogut deduir durant la lectura dels apartats 1.1 i 1.2, les funcions són trossos de codi identificats per un nom que poden executar-se per tal de fer processar les seves instruccions fent una crida des de qualsevol lloc del codi que implementem. El principal objectiu de les funcions és evitar haver d’escriure el mateix codi una i altre vegada, ja que sovint els programes necessiten repetir una mateixa seqüència d’instruccions diverses vegades en diferents ubicacions del codi.</text:p>
            <text:p text:style-name="Text_20_EAC">Com ja haureu llegit, la clàssica definició del <text:span text:style-name="T82">main</text:span><text:span text:style-name="T85"> que al bloc 1 usàveu per encabir-hi el vostre </text:span><text:soft-page-break/><text:span text:style-name="T85">codi, en realitat respon a la definició d’una funció, la funció principal a partir de la qual començarà a executar-se la nostra aplicació.</text:span></text:p>
            <text:p text:style-name="Text_20_EAC">També són exemples de funcions els següents:</text:p>
            <table:table table:name="Taula5" table:style-name="Taula5">
              <table:table-column table:style-name="Taula5.A"/>
              <table:table-row>
                <table:table-cell table:style-name="Taula5.A1" office:value-type="string">
                  <text:p text:style-name="P85"><text:s text:c="3"/>void mostrarMesosDeLAny(){</text:p>
                  <text:p text:style-name="P85"><text:s text:c="8"/><text:span text:style-name="T102">System</text:span>.out.println(<text:span text:style-name="T105">" - Gener"</text:span>);</text:p>
                  <text:p text:style-name="P85"><text:s text:c="8"/><text:span text:style-name="T102">System</text:span>.out.println(<text:span text:style-name="T105">" - Febrer"</text:span>);</text:p>
                  <text:p text:style-name="P85"><text:s text:c="8"/><text:span text:style-name="T102">System</text:span>.out.println(<text:span text:style-name="T105">" - Març"</text:span>);</text:p>
                  <text:p text:style-name="P85"><text:s text:c="8"/><text:span text:style-name="T102">System</text:span>.out.println(<text:span text:style-name="T105">" - Abril"</text:span>);</text:p>
                  <text:p text:style-name="P85"><text:s text:c="8"/><text:span text:style-name="T102">System</text:span>.out.println(<text:span text:style-name="T105">" - Maig"</text:span>);</text:p>
                  <text:p text:style-name="P85"><text:s text:c="8"/><text:span text:style-name="T102">System</text:span>.out.println(<text:span text:style-name="T105">" - Juny"</text:span>);</text:p>
                  <text:p text:style-name="P85"><text:s text:c="8"/><text:span text:style-name="T102">System</text:span>.out.println(<text:span text:style-name="T105">" - Juliol"</text:span>);</text:p>
                  <text:p text:style-name="P85"><text:s text:c="8"/><text:span text:style-name="T102">System</text:span>.out.println(<text:span text:style-name="T105">" - Agost"</text:span>);</text:p>
                  <text:p text:style-name="P85"><text:s text:c="8"/><text:span text:style-name="T102">System</text:span>.out.println(<text:span text:style-name="T105">" - Setembre"</text:span>);</text:p>
                  <text:p text:style-name="P85"><text:s text:c="8"/><text:span text:style-name="T102">System</text:span>.out.println(<text:span text:style-name="T105">" - Octubre"</text:span>);</text:p>
                  <text:p text:style-name="P85"><text:s text:c="8"/><text:span text:style-name="T102">System</text:span>.out.println(<text:span text:style-name="T105">" - Novembre"</text:span>);</text:p>
                  <text:p text:style-name="P85"><text:s text:c="8"/><text:span text:style-name="T102">System</text:span>.out.println(<text:span text:style-name="T105">" - Desembre"</text:span>);</text:p>
                  <text:p text:style-name="P85"><text:s text:c="4"/>}</text:p>
                  <text:p text:style-name="P85"><text:s text:c="4"/></text:p>
                  <text:p text:style-name="P85"><text:s text:c="4"/>void mostrarValorsParellsFinsA100(){</text:p>
                  <text:p text:style-name="P85"><text:s text:c="8"/><text:span text:style-name="T102">for</text:span>(<text:span text:style-name="T102">int</text:span> i=2; i&lt;=100; i+=2){</text:p>
                  <text:p text:style-name="P85"><text:s text:c="12"/><text:span text:style-name="T102">System</text:span>.out.print(<text:span text:style-name="T105">" - "</text:span>);</text:p>
                  <text:p text:style-name="P85"><text:s text:c="12"/><text:span text:style-name="T102">System</text:span>.out.println(i);</text:p>
                  <text:p text:style-name="P85"><text:s text:c="8"/>}</text:p>
                  <text:p text:style-name="P38"><text:s text:c="2"/>}</text:p>
                </table:table-cell>
              </table:table-row>
            </table:table>
            <text:p text:style-name="Text_20_EAC">La primera escriu el mesos de l’any per la pantalla i la segona tots els números parells entre el 2 i 100. Per fer la crida a aquests mètodesi que s’executin caldrà afegir el mètode <text:span text:style-name="T82">main </text:span>i el mètode <text:span text:style-name="T82">inici</text:span> tal com heu llegit als materials.</text:p>
            <table:table table:name="Taula6" table:style-name="Taula6">
              <table:table-column table:style-name="Taula6.A"/>
              <table:table-row>
                <table:table-cell table:style-name="Taula6.A1" office:value-type="string">
                  <text:p text:style-name="P85"><text:s text:c="4"/><text:span text:style-name="T102">public</text:span> <text:span text:style-name="T102">static</text:span> void main(String[] args) {</text:p>
                  <text:p text:style-name="P82"><text:span text:style-name="T41"><text:s text:c="8"/>Exemples</text:span><text:span text:style-name="T40">Da2</text:span><text:span text:style-name="T41">Uf2 prog = </text:span><text:span text:style-name="T104">new</text:span><text:span text:style-name="T41"> Exemples</text:span><text:span text:style-name="T40">Da2</text:span><text:span text:style-name="T41">Uf2();</text:span></text:p>
                  <text:p text:style-name="P85"><text:s text:c="8"/>prog.inici();</text:p>
                  <text:p text:style-name="P85"><text:s text:c="4"/>}</text:p>
                  <text:p text:style-name="P86"/>
                  <text:p text:style-name="P85"><text:s text:c="4"/>void inici(){</text:p>
                  <text:p text:style-name="P85"><text:s text:c="8"/>mostrarMesosDeLAny();</text:p>
                  <text:p text:style-name="P85"><text:s text:c="8"/><text:span text:style-name="T102">System</text:span>.out.println(<text:span text:style-name="T105">"-----------"</text:span>);</text:p>
                  <text:p text:style-name="P85"><text:s text:c="8"/>mostrarValorsParellsFinsA100();</text:p>
                  <text:p text:style-name="P94"><text:s text:c="4"/>}</text:p>
                </table:table-cell>
              </table:table-row>
            </table:table>
            <text:p text:style-name="Text_20_EAC">Per ser estrictes, en executar l’aplicació de l’exemple que estem analitzant, es faria una crida interna al mètode <text:span text:style-name="T82">main </text:span><text:span text:style-name="T85">(com a <text:s/>qualsevol altre aplicació), la qual, a la segona instrucció, faria una crida al mètode </text:span><text:span text:style-name="T82">inici</text:span><text:span text:style-name="T85"> que així cridaria als mètodes </text:span><text:span text:style-name="T82">mostrarMesosDeLAny</text:span><text:span text:style-name="T85"> i </text:span><text:span text:style-name="T82">mostrarValorsParellsFinsA100</text:span><text:span text:style-name="T85">.</text:span></text:p>
          </table:table-cell>
        </table:table-row>
      </table:table>
      <text:p text:style-name="Standard"/>
      <text:list xml:id="list221624753518618" text:continue-list="list4153671358" text:style-name="Numbering_20_1">
        <text:list-item>
          <text:h text:style-name="text_20_tasca_20_1_20_EAC" text:outline-level="1">De manera similar als exemples anteriors, implementeu dues funcions, la primera, anomenada mostrarDiesDeLaSetmana que escrigui a la pantalla els 7 dies de la setmana i la segona, anomenda <text:span text:style-name="T82">dibuixTriangle, </text:span>que realitzi el següent dibuix a la pantalla:</text:h>
        </text:list-item>
      </text:list>
      <text:p text:style-name="Standard"/>
      <table:table table:name="Taula7" table:style-name="Taula7">
        <table:table-column table:style-name="Taula7.A"/>
        <table:table-row>
          <table:table-cell table:style-name="Taula7.A1" office:value-type="string">
            <text:p text:style-name="P8">*</text:p>
            <text:p text:style-name="P9">**</text:p>
            <text:p text:style-name="P9"><text:soft-page-break/>***</text:p>
            <text:p text:style-name="P9">****</text:p>
            <text:p text:style-name="P9">*****</text:p>
          </table:table-cell>
        </table:table-row>
      </table:table>
      <text:p text:style-name="Standard"><text:tab/></text:p>
      <text:p text:style-name="P76">Fes servir instruccions iteratives (for o while) per tal d’aconseguir implementar el segon mètode. Fixa’t que per aconseguir-ho necessitaràs dues instruccions iteratives imbricades. Fes servir el fòrum de dubtes per exposar les teves idees, dificultats o consultes. <text:s/></text:p>
      <text:p text:style-name="P76"/>
      <text:list xml:id="list221625775964360" text:continue-numbering="true" text:style-name="Numbering_20_1">
        <text:list-item>
          <text:h text:style-name="P122" text:outline-level="1">Segurament, un dels reptes més difícils quan s'aprèn a programar, consisteix en saber dividir una aplicació en els mètodes idonis per tal que ens faciliti realment la implementació i millori la llegibilitat del nostre codi. A la lectura dels materials ha quedat clar que cal fugir de les implementacions monolítiques (tot en una única funció), però no sempre és fàcil decidir per on cal dividir el codi ni des d’on es criden els diferents mètodes creats. Davant el dubte, feu servir el sentit comú, i si trobeu vàries alternatives equivalents, escolliu sempre la més senzilla. </text:h>
        </text:list-item>
      </text:list>
      <text:p text:style-name="P76">Per tal que aneu practicant se us demana que intenteu dividir la següent aplicació monolítica:</text:p>
      <table:table table:name="Taula8" table:style-name="Taula8">
        <table:table-column table:style-name="Taula8.A"/>
        <table:table-row>
          <table:table-cell table:style-name="Taula8.A1" office:value-type="string">
            <text:p text:style-name="P85"><text:span text:style-name="T102">import</text:span><text:span text:style-name="T101"> java.util.Scanner;</text:span></text:p>
            <text:p text:style-name="P86"/>
            <text:p text:style-name="P85"><text:span text:style-name="T102">public</text:span> <text:span text:style-name="T102">class</text:span> DiesMesPerDividir {</text:p>
            <text:p text:style-name="P85"><text:s text:c="4"/><text:span text:style-name="T102">int</text:span> mesEscollit;</text:p>
            <text:p text:style-name="P85"><text:s text:c="4"/><text:span text:style-name="T102">int</text:span> diesQueTeElMesEscollit;</text:p>
            <text:p text:style-name="P86"/>
            <text:p text:style-name="P85"><text:s text:c="4"/><text:span text:style-name="T102">public</text:span> <text:span text:style-name="T102">static</text:span> <text:span text:style-name="T102">void</text:span> main(<text:span text:style-name="T102">String</text:span>[] args) {</text:p>
            <text:p text:style-name="P85"><text:s text:c="8"/><text:span text:style-name="T106">//Es crea una intència del programa</text:span></text:p>
            <text:p text:style-name="P85"><text:s text:c="8"/>DiesMesPerDividir programa = <text:span text:style-name="T102">new</text:span> DiesMesPerDividir();</text:p>
            <text:p text:style-name="P85"><text:s text:c="8"/><text:span text:style-name="T106">//Es crida el mètode inici per tal de comencçar l'execució</text:span></text:p>
            <text:p text:style-name="P85"><text:s text:c="8"/>programa.inici();</text:p>
            <text:p text:style-name="P85"><text:s text:c="4"/>}</text:p>
            <text:p text:style-name="P86"/>
            <text:p text:style-name="P85"><text:s text:c="4"/><text:span text:style-name="T102">public</text:span> <text:span text:style-name="T102">void</text:span> inici() {</text:p>
            <text:p text:style-name="P85"><text:s text:c="8"/>quantsDiesTeUnMes();</text:p>
            <text:p text:style-name="P85"><text:s text:c="4"/>}</text:p>
            <text:p text:style-name="P85"><text:s text:c="4"/></text:p>
            <text:p text:style-name="P85"><text:s text:c="4"/><text:span text:style-name="T102">public</text:span> <text:span text:style-name="T102">void</text:span> quantsDiesTeUnMes(){</text:p>
            <text:p text:style-name="P85"><text:s text:c="8"/><text:span text:style-name="T102">Scanner</text:span> scanner = <text:span text:style-name="T102">new</text:span> <text:span text:style-name="T102">Scanner</text:span>(<text:span text:style-name="T102">System</text:span>.in);</text:p>
            <text:p text:style-name="P85"><text:s text:c="8"/><text:span text:style-name="T102">System</text:span>.out.println(</text:p>
            <text:p text:style-name="P85"><text:s text:c="16"/><text:span text:style-name="T105">"Indica el número del més de l'any per saber quants dies té:"</text:span>);</text:p>
            <text:p text:style-name="P85"><text:s text:c="8"/>mesEscollit = scanner.nextInt();</text:p>
            <text:p text:style-name="P85"><text:s text:c="8"/></text:p>
            <text:p text:style-name="P85"><text:s text:c="8"/><text:span text:style-name="T102">switch</text:span>(mesEscollit){</text:p>
            <text:p text:style-name="P85"><text:s text:c="12"/><text:span text:style-name="T102">case</text:span> 1:</text:p>
            <text:p text:style-name="P85"><text:s text:c="16"/>diesQueTeElMesEscollit = 31;</text:p>
            <text:p text:style-name="P85"><text:s text:c="16"/><text:span text:style-name="T102">break</text:span>;</text:p>
            <text:p text:style-name="P85"><text:s text:c="12"/><text:span text:style-name="T102">case</text:span> 2:</text:p>
            <text:p text:style-name="P85"><text:s text:c="16"/>diesQueTeElMesEscollit = 28;</text:p>
            <text:p text:style-name="P85"><text:s text:c="16"/><text:span text:style-name="T102">break</text:span>;</text:p>
            <text:p text:style-name="P85"><text:s text:c="12"/><text:span text:style-name="T102">case</text:span> 3:</text:p>
            <text:p text:style-name="P85"><text:s text:c="16"/>diesQueTeElMesEscollit = 31;</text:p>
            <text:p text:style-name="P85"><text:s text:c="16"/><text:span text:style-name="T102">break</text:span>;</text:p>
            <text:p text:style-name="P85"><text:s text:c="12"/><text:span text:style-name="T102">case</text:span> 4:</text:p>
            <text:p text:style-name="P85"><text:s text:c="16"/>diesQueTeElMesEscollit = 30;</text:p>
            <text:p text:style-name="P85"><text:s text:c="16"/><text:span text:style-name="T102">break</text:span>;</text:p>
            <text:p text:style-name="P85"><text:soft-page-break/><text:s text:c="12"/><text:span text:style-name="T102">case</text:span> 5:</text:p>
            <text:p text:style-name="P85"><text:s text:c="16"/>diesQueTeElMesEscollit = 31;</text:p>
            <text:p text:style-name="P85"><text:s text:c="16"/><text:span text:style-name="T102">break</text:span>;</text:p>
            <text:p text:style-name="P85"><text:s text:c="12"/><text:span text:style-name="T102">case</text:span> 6:</text:p>
            <text:p text:style-name="P85"><text:s text:c="16"/>diesQueTeElMesEscollit = 30;</text:p>
            <text:p text:style-name="P85"><text:s text:c="16"/><text:span text:style-name="T102">break</text:span>;</text:p>
            <text:p text:style-name="P85"><text:s text:c="12"/><text:span text:style-name="T102">case</text:span> 7:</text:p>
            <text:p text:style-name="P85"><text:s text:c="16"/>diesQueTeElMesEscollit = 31;</text:p>
            <text:p text:style-name="P85"><text:s text:c="16"/><text:span text:style-name="T102">break</text:span>;</text:p>
            <text:p text:style-name="P85"><text:s text:c="12"/><text:span text:style-name="T102">case</text:span> 8:</text:p>
            <text:p text:style-name="P85"><text:s text:c="16"/>diesQueTeElMesEscollit = 31;</text:p>
            <text:p text:style-name="P85"><text:s text:c="16"/><text:span text:style-name="T102">break</text:span>;</text:p>
            <text:p text:style-name="P85"><text:s text:c="12"/><text:span text:style-name="T102">case</text:span> 9:</text:p>
            <text:p text:style-name="P85"><text:s text:c="16"/>diesQueTeElMesEscollit = 30;</text:p>
            <text:p text:style-name="P85"><text:s text:c="16"/><text:span text:style-name="T102">break</text:span>;</text:p>
            <text:p text:style-name="P85"><text:s text:c="12"/><text:span text:style-name="T102">case</text:span> 10:</text:p>
            <text:p text:style-name="P85"><text:s text:c="16"/>diesQueTeElMesEscollit = 31;</text:p>
            <text:p text:style-name="P85"><text:s text:c="16"/><text:span text:style-name="T102">break</text:span>;</text:p>
            <text:p text:style-name="P85"><text:s text:c="12"/><text:span text:style-name="T102">case</text:span> 11:</text:p>
            <text:p text:style-name="P85"><text:s text:c="16"/>diesQueTeElMesEscollit = 30;</text:p>
            <text:p text:style-name="P85"><text:s text:c="16"/><text:span text:style-name="T102">break</text:span>;</text:p>
            <text:p text:style-name="P85"><text:s text:c="12"/><text:span text:style-name="T102">case</text:span> 12:</text:p>
            <text:p text:style-name="P85"><text:s text:c="16"/>diesQueTeElMesEscollit = 31;</text:p>
            <text:p text:style-name="P85"><text:s text:c="16"/><text:span text:style-name="T102">break</text:span>;</text:p>
            <text:p text:style-name="P85"><text:s text:c="12"/><text:span text:style-name="T102">default</text:span>:</text:p>
            <text:p text:style-name="P85"><text:s text:c="16"/>diesQueTeElMesEscollit =-1;</text:p>
            <text:p text:style-name="P85"><text:s text:c="8"/>}</text:p>
            <text:p text:style-name="P86"/>
            <text:p text:style-name="P85"><text:s text:c="8"/><text:span text:style-name="T102">if</text:span>(diesQueTeElMesEscollit==-1){</text:p>
            <text:p text:style-name="P85"><text:s text:c="12"/><text:span text:style-name="T102">System</text:span>.out.print(<text:span text:style-name="T105">"No existeix el mes "</text:span>);</text:p>
            <text:p text:style-name="P85"><text:s text:c="12"/><text:span text:style-name="T102">System</text:span>.out.print(mesEscollit);</text:p>
            <text:p text:style-name="P85"><text:s text:c="12"/><text:span text:style-name="T102">System</text:span>.out.print(<text:span text:style-name="T105">". Només hi ha 12 mesos."</text:span>);</text:p>
            <text:p text:style-name="P85"><text:s text:c="8"/>}<text:span text:style-name="T102">else</text:span>{</text:p>
            <text:p text:style-name="P85"><text:s text:c="12"/><text:span text:style-name="T102">System</text:span>.out.print(<text:span text:style-name="T105">"T'informem que el més "</text:span>);</text:p>
            <text:p text:style-name="P85"><text:s text:c="12"/><text:span text:style-name="T102">System</text:span>.out.print(mesEscollit);</text:p>
            <text:p text:style-name="P85"><text:s text:c="12"/><text:span text:style-name="T102">System</text:span>.out.print(<text:span text:style-name="T105">" conté "</text:span>);</text:p>
            <text:p text:style-name="P85"><text:s text:c="12"/><text:span text:style-name="T102">System</text:span>.out.print(diesQueTeElMesEscollit);</text:p>
            <text:p text:style-name="P85"><text:s text:c="12"/><text:span text:style-name="T102">System</text:span>.out.println(<text:span text:style-name="T105">" dies"</text:span>); <text:s text:c="11"/></text:p>
            <text:p text:style-name="P85"><text:s text:c="8"/>}</text:p>
            <text:p text:style-name="P85"><text:s text:c="8"/></text:p>
            <text:p text:style-name="P85"><text:s text:c="4"/>}</text:p>
            <text:p text:style-name="P94">}</text:p>
          </table:table-cell>
        </table:table-row>
      </table:table>
      <text:p text:style-name="Standard"/>
      <text:p text:style-name="P76">Es tracta d’una aplicació que permet recordar quants dies té un mes concret de l’any. L’aplicació demanarà a l’usuari de quin mes val saber els dies que té i en funció de la resposta de l’usuari troba i mostra per la pantalla els dies del mes demanat.</text:p>
      <text:p text:style-name="Tetxt_20_tasca_20_2_20_EAC"><text:span text:style-name="T36">Per tal de facilitar-vos la tasca us proposem que la nova implementació contingui almenys 3 mètodes un anomenat </text:span><text:span text:style-name="T37">demanarMes</text:span><text:span text:style-name="T38">, un altre anomenat </text:span><text:span text:style-name="T37">calcularDiesQueTeElMes</text:span><text:span text:style-name="T38"> i el darrer amb el nom </text:span><text:span text:style-name="T37">mostrarDiesDelMes</text:span><text:span text:style-name="T38">. Fixeu-vos amb la descripció de l’aplicació feta al paràgraf anterior i us adonareu que aquesta coincideix força amb els noms de cada mètode proposat.</text:span></text:p>
      <text:p text:style-name="P77">A continuació us demanem que:</text:p>
      <text:list xml:id="list3036287621" text:style-name="L6">
        <text:list-item>
          <text:p text:style-name="P130">Escriviu un disseny descendent de l’aplicació que divideixi el problema en les 3 parts identificades per les 3 funcions proposades. Useu el fòrum com a eina per intercanviar opinions i agafar idees amb el vostres companys.</text:p>
        </text:list-item>
        <text:list-item>
          <text:p text:style-name="P129"><text:soft-page-break/>Implementeu l’aplicació d’acord amb la divisió descrita en el disseny descendent fent servir la nomenclatura de mètodes proposats.</text:p>
        </text:list-item>
      </text:list>
      <text:p text:style-name="P78">Al final d’aquest document, a l’annex del període 1 trobareu la solució per si la voleu consultar. No la mireu abans de pensar i realitzar la vostra proposta i participar al fòrum. </text:p>
      <text:p text:style-name="P110"><text:bookmark-start text:name="__RefHeading___Toc6705_2423609131"/>Període 2: <text:span text:style-name="T72">del 21/02 al 25/02</text:span><text:bookmark-end text:name="__RefHeading___Toc6705_2423609131"/></text:p>
      <text:list xml:id="list221624773627902" text:continue-list="list221625775964360" text:style-name="Numbering_20_1">
        <text:list-item text:start-value="1">
          <text:h text:style-name="P142" text:outline-level="1" text:restart-numbering="true" text:start-value="-1">Llegiu l’apartat 1.3 i realitzeu els reptes 2, 3 i 4. No mireu la solució fins que no hàgiu implementat la vostra proposta.</text:h>
        </text:list-item>
        <text:list-item>
          <text:h text:style-name="text_20_tasca_20_1_20_EAC" text:outline-level="1">Llegiu l’apartat 2.1 i 2.2 fent els reptes 1 i 2 sense mirar la solució. Un cop tingueu implementats els reptes, podeu mirar la solució per comparar-la amb la vostra.</text:h>
        </text:list-item>
        <text:list-item>
          <text:h text:style-name="text_20_tasca_20_1_20_EAC" text:outline-level="1">A fi que pugueu constatar els canvis necessaris a l’hora d’implementar mètodes amb paràmetres, us proposem de refer l’aplicació <text:span text:style-name="T82">DiesMesDivida</text:span> que heu implementat en el primer període. Caldrà eliminar les variables públiques, declarar-les com a locals en una de les funcions i passar-les <text:s/>a la resta com a paràmetres. Si reflexionem una mica ens adonarem que el millor lloc per declarar les variables és el mètode inici, perquè des d’aquest es fan les crides a la resta de mètodes. Mireu doncs la proposta parametritzada:</text:h>
        </text:list-item>
      </text:list>
      <text:p text:style-name="Standard"/>
      <table:table table:name="Taula9" table:style-name="Taula9">
        <table:table-column table:style-name="Taula9.A"/>
        <table:table-row>
          <table:table-cell table:style-name="Taula9.A1" office:value-type="string">
            <text:p text:style-name="P85"><text:span text:style-name="T102">import</text:span><text:span text:style-name="T101"> java.util.Scanner;</text:span></text:p>
            <text:p text:style-name="P86"/>
            <text:p text:style-name="P85"><text:span text:style-name="T102">public</text:span> <text:span text:style-name="T102">class</text:span> DiesMesDivididaParametritzada {</text:p>
            <text:p text:style-name="P86"/>
            <text:p text:style-name="P85"><text:s text:c="4"/><text:span text:style-name="T102">public</text:span> <text:span text:style-name="T102">static</text:span> <text:span text:style-name="T102">void</text:span> main(<text:span text:style-name="T102">String</text:span>[] args) {</text:p>
            <text:p text:style-name="P85"><text:s text:c="8"/><text:span text:style-name="T106">//Es crea una instància del programa</text:span></text:p>
            <text:p text:style-name="P85"><text:s text:c="8"/>DiesMesDivididaParametritzada programa = </text:p>
            <text:p text:style-name="P85"><text:s text:c="43"/><text:span text:style-name="T102">new</text:span> DiesMesDivididaParametritzada();</text:p>
            <text:p text:style-name="P85"><text:s text:c="8"/><text:span text:style-name="T106">//Es crida el mètode inici per tal de comencçar l'execució</text:span></text:p>
            <text:p text:style-name="P85"><text:s text:c="8"/>programa.inici();</text:p>
            <text:p text:style-name="P85"><text:s text:c="4"/>}</text:p>
            <text:p text:style-name="P86"/>
            <text:p text:style-name="P85"><text:s text:c="4"/><text:span text:style-name="T102">public</text:span> <text:span text:style-name="T102">void</text:span> inici() {</text:p>
            <text:p text:style-name="P85"><text:s text:c="8"/><text:span text:style-name="T102">int</text:span> mesDemanat;</text:p>
            <text:p text:style-name="P85"><text:s text:c="8"/><text:span text:style-name="T102">int</text:span> diesQueTeElMesDemanat;</text:p>
            <text:p text:style-name="P86"/>
            <text:p text:style-name="P85"><text:s text:c="8"/><text:span text:style-name="T106">//crida a la funció demanarMes </text:span></text:p>
            <text:p text:style-name="P85"><text:s text:c="8"/>mesDemanat = demanarMes(); <text:s text:c="7"/></text:p>
            <text:p text:style-name="P85"><text:s text:c="8"/><text:span text:style-name="T106">//crida a la funció calcularDiesQueTeElMes </text:span></text:p>
            <text:p text:style-name="P85"><text:s text:c="8"/>diesQueTeElMesDemanat = calcularDiesQueTeElMes(mesDemanat);</text:p>
            <text:p text:style-name="P85"><text:s text:c="8"/><text:span text:style-name="T106">//crida a la funció mostrarDiesDelMes.</text:span></text:p>
            <text:p text:style-name="P85"><text:s text:c="8"/>mostrarDiesDelMes(mesDemanat, diesQueTeElMesDemanat);</text:p>
            <text:p text:style-name="P85"><text:s text:c="4"/>}</text:p>
            <text:p text:style-name="P86"/>
            <text:p text:style-name="P85"><text:s text:c="4"/><text:span text:style-name="T102">public</text:span> <text:span text:style-name="T102">int</text:span> demanarMes() {</text:p>
            <text:p text:style-name="P85"><text:s text:c="8"/><text:span text:style-name="T102">int</text:span> resposta;</text:p>
            <text:p text:style-name="P85"><text:s text:c="8"/><text:span text:style-name="T102">Scanner</text:span> scanner = <text:span text:style-name="T102">new</text:span> <text:span text:style-name="T102">Scanner</text:span>(<text:span text:style-name="T102">System</text:span>.in);</text:p>
            <text:p text:style-name="P85"><text:s text:c="8"/><text:span text:style-name="T102">System</text:span>.out.println(</text:p>
            <text:p text:style-name="P85"><text:s text:c="15"/><text:span text:style-name="T105">"Indica el número del més de l'any per saber quants dies té:"</text:span>);</text:p>
            <text:p text:style-name="P85"><text:s text:c="8"/>resposta = scanner.nextInt();</text:p>
            <text:p text:style-name="P85"><text:s text:c="8"/><text:span text:style-name="T102">return</text:span> resposta;</text:p>
            <text:p text:style-name="P85"><text:s text:c="4"/>}</text:p>
            <text:p text:style-name="P86"/>
            <text:p text:style-name="P86"/>
            <text:p text:style-name="P85"><text:s text:c="4"/><text:span text:style-name="T102">public</text:span> <text:span text:style-name="T102">int</text:span> calcularDiesQueTeElMes(<text:span text:style-name="T102">int</text:span> mesACalcular) {</text:p>
            <text:p text:style-name="P85"><text:s text:c="8"/><text:span text:style-name="T102">int</text:span> diesTrobats;</text:p>
            <text:p text:style-name="P86"/>
            <text:p text:style-name="P85"><text:s text:c="8"/><text:span text:style-name="T102">switch</text:span>(mesACalcular){</text:p>
            <text:p text:style-name="P85"><text:s text:c="12"/><text:span text:style-name="T102">case</text:span> 1:</text:p>
            <text:p text:style-name="P85"><text:soft-page-break/><text:s text:c="16"/>diesTrobats = 31;</text:p>
            <text:p text:style-name="P85"><text:s text:c="16"/><text:span text:style-name="T102">break</text:span>;</text:p>
            <text:p text:style-name="P85"><text:s text:c="12"/><text:span text:style-name="T102">case</text:span> 2:</text:p>
            <text:p text:style-name="P85"><text:s text:c="16"/>diesTrobats = 28;</text:p>
            <text:p text:style-name="P85"><text:s text:c="16"/><text:span text:style-name="T102">break</text:span>;</text:p>
            <text:p text:style-name="P85"><text:s text:c="12"/><text:span text:style-name="T102">case</text:span> 3:</text:p>
            <text:p text:style-name="P85"><text:s text:c="16"/>diesTrobats = 31;</text:p>
            <text:p text:style-name="P85"><text:s text:c="16"/><text:span text:style-name="T102">break</text:span>;</text:p>
            <text:p text:style-name="P85"><text:s text:c="12"/><text:span text:style-name="T102">case</text:span> 4:</text:p>
            <text:p text:style-name="P85"><text:s text:c="16"/>diesTrobats = 30;</text:p>
            <text:p text:style-name="P85"><text:s text:c="16"/><text:span text:style-name="T102">break</text:span>;</text:p>
            <text:p text:style-name="P85"><text:s text:c="12"/><text:span text:style-name="T102">case</text:span> 5:</text:p>
            <text:p text:style-name="P85"><text:s text:c="16"/>diesTrobats = 31;</text:p>
            <text:p text:style-name="P85"><text:s text:c="16"/><text:span text:style-name="T102">break</text:span>;</text:p>
            <text:p text:style-name="P85"><text:s text:c="12"/><text:span text:style-name="T102">case</text:span> 6:</text:p>
            <text:p text:style-name="P85"><text:s text:c="16"/>diesTrobats = 30;</text:p>
            <text:p text:style-name="P85"><text:s text:c="16"/><text:span text:style-name="T102">break</text:span>;</text:p>
            <text:p text:style-name="P85"><text:s text:c="12"/><text:span text:style-name="T102">case</text:span> 7:</text:p>
            <text:p text:style-name="P85"><text:s text:c="16"/>diesTrobats = 31;</text:p>
            <text:p text:style-name="P85"><text:s text:c="16"/><text:span text:style-name="T102">break</text:span>;</text:p>
            <text:p text:style-name="P85"><text:s text:c="12"/><text:span text:style-name="T102">case</text:span> 8:</text:p>
            <text:p text:style-name="P85"><text:s text:c="16"/>diesTrobats = 31;</text:p>
            <text:p text:style-name="P85"><text:s text:c="16"/><text:span text:style-name="T102">break</text:span>;</text:p>
            <text:p text:style-name="P85"><text:s text:c="12"/><text:span text:style-name="T102">case</text:span> 9:</text:p>
            <text:p text:style-name="P85"><text:s text:c="16"/>diesTrobats = 30;</text:p>
            <text:p text:style-name="P85"><text:s text:c="16"/><text:span text:style-name="T102">break</text:span>;</text:p>
            <text:p text:style-name="P85"><text:s text:c="12"/><text:span text:style-name="T102">case</text:span> 10:</text:p>
            <text:p text:style-name="P85"><text:s text:c="16"/>diesTrobats = 31;</text:p>
            <text:p text:style-name="P85"><text:s text:c="16"/><text:span text:style-name="T102">break</text:span>;</text:p>
            <text:p text:style-name="P85"><text:s text:c="12"/><text:span text:style-name="T102">case</text:span> 11:</text:p>
            <text:p text:style-name="P85"><text:s text:c="16"/>diesTrobats = 30;</text:p>
            <text:p text:style-name="P85"><text:s text:c="16"/><text:span text:style-name="T102">break</text:span>;</text:p>
            <text:p text:style-name="P85"><text:s text:c="12"/><text:span text:style-name="T102">case</text:span> 12:</text:p>
            <text:p text:style-name="P85"><text:s text:c="16"/>diesTrobats = 31;</text:p>
            <text:p text:style-name="P85"><text:s text:c="16"/><text:span text:style-name="T102">break</text:span>;</text:p>
            <text:p text:style-name="P85"><text:s text:c="12"/><text:span text:style-name="T102">default</text:span>:</text:p>
            <text:p text:style-name="P85"><text:s text:c="16"/>diesTrobats =-1;</text:p>
            <text:p text:style-name="P85"><text:s text:c="8"/>}</text:p>
            <text:p text:style-name="P85"><text:s text:c="8"/><text:span text:style-name="T102">return</text:span> diesTrobats;</text:p>
            <text:p text:style-name="P85"><text:s text:c="4"/>}</text:p>
            <text:p text:style-name="P86"/>
            <text:p text:style-name="P85"><text:s text:c="4"/><text:span text:style-name="T102">private</text:span> <text:span text:style-name="T102">void</text:span> mostrarDiesDelMes(<text:span text:style-name="T102">int</text:span> mesDemanat, <text:span text:style-name="T102">int</text:span> diesQueTeElMesDemanat){</text:p>
            <text:p text:style-name="P85"><text:s text:c="8"/><text:span text:style-name="T102">if</text:span>(diesQueTeElMesDemanat==-1){</text:p>
            <text:p text:style-name="P85"><text:s text:c="12"/><text:span text:style-name="T102">System</text:span>.out.print(<text:span text:style-name="T105">"No existeix el mes "</text:span>);</text:p>
            <text:p text:style-name="P85"><text:s text:c="12"/><text:span text:style-name="T102">System</text:span>.out.print(mesDemanat);</text:p>
            <text:p text:style-name="P85"><text:s text:c="12"/><text:span text:style-name="T102">System</text:span>.out.print(<text:span text:style-name="T105">". Només hi ha 12 mesos."</text:span>);</text:p>
            <text:p text:style-name="P85"><text:s text:c="8"/>}<text:span text:style-name="T102">else</text:span>{</text:p>
            <text:p text:style-name="P85"><text:s text:c="12"/><text:span text:style-name="T102">System</text:span>.out.print(<text:span text:style-name="T105">"T'informem que el més "</text:span>);</text:p>
            <text:p text:style-name="P85"><text:s text:c="12"/><text:span text:style-name="T102">System</text:span>.out.print(mesDemanat);</text:p>
            <text:p text:style-name="P85"><text:s text:c="12"/><text:span text:style-name="T102">System</text:span>.out.print(<text:span text:style-name="T105">" conté "</text:span>);</text:p>
            <text:p text:style-name="P85"><text:s text:c="12"/><text:span text:style-name="T102">System</text:span>.out.print(diesQueTeElMesDemanat);</text:p>
            <text:p text:style-name="P85"><text:s text:c="12"/><text:span text:style-name="T102">System</text:span>.out.println(<text:span text:style-name="T105">" dies"</text:span>); <text:s text:c="11"/></text:p>
            <text:p text:style-name="P85"><text:s text:c="8"/>}</text:p>
            <text:p text:style-name="P85"><text:s text:c="4"/>} <text:s text:c="3"/></text:p>
            <text:p text:style-name="P94">}</text:p>
          </table:table-cell>
        </table:table-row>
        <table:table-row>
          <table:table-cell table:style-name="Taula9.A2" office:value-type="string">
            <text:p text:style-name="P85"/>
          </table:table-cell>
        </table:table-row>
      </table:table>
      <text:p text:style-name="Standard"/>
      <text:p text:style-name="Tetxt_20_tasca_20_2_20_EAC">Fixeu-vos que tal com heu llegit als materials de l’aula, la llegibilitat del codi augmenta, es fa més clar. Però a més, també es fa més fàcil la seva reutilització. Imagineu que <text:soft-page-break/>necessiteu comptar quants dies sumen els dies que tenen els mesos compresos entre març i juny. Aquest problema podria tenir un disseny descendent semblant al següent:</text:p>
      <text:p text:style-name="Standard"/>
      <table:table table:name="Taula10" table:style-name="Taula10">
        <table:table-column table:style-name="Taula10.A"/>
        <table:table-row>
          <table:table-cell table:style-name="Taula10.A1" office:value-type="string">
            <text:p text:style-name="P7">1.- Demanar el mes inicial a l’usuari</text:p>
            <text:p text:style-name="P10"><text:span text:style-name="T87">2.- D</text:span>emanar el mes final a l’usuari</text:p>
            <text:p text:style-name="P10">3.- Sumar tots els dies que té cada mes des del mes inicial fins el final</text:p>
            <text:p text:style-name="P10">4.- Mostrar la suma</text:p>
          </table:table-cell>
        </table:table-row>
      </table:table>
      <text:p text:style-name="Tetxt_20_tasca_20_2_20_EAC">Intenteu implementar aquest problema fent servir ambdues versions (la parametritzada i la que es troba sense parametritzar). Quina implementació us resultarà més fàcil?</text:p>
      <text:p text:style-name="P110"><text:bookmark-start text:name="__RefHeading___Toc6703_2423609131"/>Període 3: <text:span text:style-name="T72">del 26/02 al 02/03</text:span><text:bookmark-start text:name="__DdeLink__4266_530279375"/> (Cal fer lliurament al final del període)<text:bookmark-end text:name="__RefHeading___Toc6703_2423609131"/><text:bookmark-end text:name="__DdeLink__4266_530279375"/></text:p>
      <text:list xml:id="list221626094464258" text:continue-list="list221624773627902" text:style-name="Numbering_20_1">
        <text:list-item text:start-value="1">
          <text:h text:style-name="P143" text:outline-level="1" text:restart-numbering="true" text:start-value="-1"><text:span text:style-name="T25">A mida que aneu incrementant la complexitat de les vostres implementacions, us resultarà del tot necessari dominar l’ús i tractament d’arrays i matrius. És per això que que abans de continuar volem demanar-vos que feu un repàs llegint la següent lectura «</text:span><text:a xlink:type="simple" xlink:href="http://eines.ioc.cat/wikimat/add/m03b2/docs/C49_ADD_M03B2_arrays.pdf" text:style-name="Internet_20_link" text:visited-style-name="Visited_20_Internet_20_Link"><text:span text:style-name="T25">Contingut bàsic sobre ... Arrays o Vectors</text:span></text:a><text:span text:style-name="T25">» i seguidament realitzeu els exercicis 6), 10) i 13) del document d’exercicis i solucions «</text:span><text:a xlink:type="simple" xlink:href="http://eines.ioc.cat/wikimat/add/m03b2/docs/E49_ADD_M03B2_arrays.odt" text:style-name="Internet_20_link" text:visited-style-name="Visited_20_Internet_20_Link"><text:span text:style-name="T25">Exercicis sobre ... Arrays o Vectors</text:span></text:a><text:span text:style-name="T25">». No mireu les solucions abans de resoldre’l per vosaltres mateixos.</text:span></text:h>
        </text:list-item>
        <text:list-item>
          <text:h text:style-name="P144" text:outline-level="1"><text:span text:style-name="T18">(LLIURABLE)</text:span><text:span text:style-name="T12">. </text:span><text:span text:style-name="T13">A fi de practicar la implementació de funcions amb paràmetres, de manera que el que feu us serveixi també per l’avaluació continua, us proposem que codifiqueu la funcionalitat necessàries per implementar la primera part de l’aplicació de la verema, l’entrada de raïm. L’algoritme haurà de rebre una varietat de raïm en format </text:span><text:span text:style-name="T23">String</text:span><text:span text:style-name="T13"> i la quantitat a afegir com a </text:span><text:span text:style-name="T23">int</text:span><text:span text:style-name="T13">.</text:span></text:h>
        </text:list-item>
      </text:list>
      <text:p text:style-name="P79">Quan es rebi aquesta informació s'haurà verificar primer que hi ha prou espai al magatzem per atendre aquesta quantitat de raïm. Si la suma total emmagatzemada més la nova quantitat supera els 25.000 Quilograms, s'informarà per pantalla i no es realitzarà l'acció demanada.</text:p>
      <text:p text:style-name="P79">Si, pel contrari, no se sobrepassa la quantitat màxima, llavors es realitzarà una cerca de la varietat passada per paràmetre dins la matriu de varietats i, un cop s'hagi trobat, es farà servir l’índex de la seva posició per <text:s/>anar a la matriu de quantitats i sumar-hi la quantitat indicada. En cas que no existís la varietat a la matriu, també es mostrarà un avís per pantalla i no es realitzarà cap acció.</text:p>
      <text:p text:style-name="P79"/>
      <text:p text:style-name="P104"/>
      <text:p text:style-name="P81"><text:span text:style-name="T21"><text:s/></text:span><text:span text:style-name="T11">Si haguéssim de fer un disseny descendent d’aquest algorisme podríem fer-ho així:</text:span></text:p>
      <table:table table:name="Taula23" table:style-name="Taula23">
        <table:table-column table:style-name="Taula23.A"/>
        <table:table-row>
          <table:table-cell table:style-name="Taula23.A1" office:value-type="string">
            <text:p text:style-name="P50">1.<text:tab/>Enregistrar l'entrada de raïm d'una varietat al magatzem controlant que no se supera la capacitat màxima del magatzem i que la varietat existeix....</text:p>
            <text:p text:style-name="P11"/>
            <text:p text:style-name="P114">1.1 <text:tab/>Si la nova quantitat més el total de raïm emmagatzemat supera la capacitat màxima, no permetre la entrada del raïm i finalitzar.</text:p>
            <text:p text:style-name="P89"/>
            <text:p text:style-name="P115">1.2 <text:tab/>Si hi ha prou espai al magatzem.</text:p>
            <text:p text:style-name="P115"><text:s text:c="3"/></text:p>
            <text:p text:style-name="P115"><text:s text:c="9"/>1.2.1 Buscar la varietat de raïm indicada per paràmetre. Si no es troba, no permetre la entrada de raïm.</text:p>
            <text:p text:style-name="P115"/>
            <text:p text:style-name="P115"><text:s text:c="9"/>1.2.2 Si es troba la varietat, augmentar l'acumulat amb el nou valor</text:p>
            <text:p text:style-name="P115"/>
            <text:p text:style-name="P115"><text:s text:c="9"/>1.2.3 Incrementar la variable que comptabilitza la quantitat total de raïm al magatzem.</text:p>
            <text:p text:style-name="P115"/>
          </table:table-cell>
        </table:table-row>
      </table:table>
      <text:p text:style-name="P80">Es demana que implementeu dos mètodes:</text:p>
      <text:list xml:id="list2789987845" text:style-name="L7">
        <text:list-header>
          <text:p text:style-name="P139"/>
        </text:list-header>
        <text:list-item>
          <text:p text:style-name="P140"><text:span text:style-name="T75">L’anomenat </text:span><text:span text:style-name="T66">entradaRaim</text:span><text:span text:style-name="T76"> el qual rebrà dos paràmetres: el nom de la varietat com a </text:span><text:span text:style-name="T66">String</text:span><text:span text:style-name="T76"> i el nombre de quilograms com a </text:span><text:span text:style-name="T66">int</text:span><text:span text:style-name="T76">. Aquest mètode mirarà si el magatzem té prou capacitat per emmagatzemar aquest raïm i, en cas afirmatiu, buscarà la varietat i augmentarà la quantitat actual amb el paràmetre rebut. Seguirà les comprovacions descrites anteriorment.</text:span></text:p>
        </text:list-item>
        <text:list-item>
          <text:p text:style-name="P141"><text:span text:style-name="T85">El que té per nom </text:span><text:bookmark-start text:name="__DdeLink__4039_3528688143"/><text:span text:style-name="T65">posicioVarietat</text:span><text:bookmark-end text:name="__DdeLink__4039_3528688143"/><text:span text:style-name="T90"> </text:span><text:span text:style-name="T42">el qual rebrà com a únic paràmetre el nom de la varietat com a String. Aquest mètode realitzarà la cerca de la varietat dins l'Array de varietats i retornarà la posició que ocupa la varietat dins l'array com a </text:span><text:span text:style-name="T43">int. Si la varietat no es troba dins l'Array el mètode retornarà el valor -1.</text:span><text:span text:style-name="T90"> </text:span></text:p>
        </text:list-item>
      </text:list>
      <text:p text:style-name="P111"/>
      <text:p text:style-name="P112"><text:span text:style-name="T86"><text:tab/>Per tal d’ajudar-vos en la implementació us facilitem un codi que us ajudarà a verificar el bon funcionament de</text:span><text:span text:style-name="T16">l vostre codi. No perdeu massa temps intentant entendre el codi implementat. En realitat el que us interessa saber és que executant l’aplicació (main) s’aniran fent crides a les vostres funcions amb uns valors predeterminats. Si per pantalla us surt algun text indicant «Error a l’entrada» voldrà dir que el vostre codi no funciona del tot bé. Per contra si el text sempre indica «Entrada correcta», significarà que el vostre codi funciona perfectament.</text:span></text:p>
      <text:p text:style-name="P113"/>
      <text:p text:style-name="P39"/>
      <text:p text:style-name="P40"><text:span text:style-name="T108">Creeu un projecte nou anomenat Eac4P1 i afegiu-hi una classe nova anomenada AppEac4P1. Copieu-hi el codi que us facilitem i codifiqueu el mètodes demanats. </text:span><text:span text:style-name="T86">Només heu de codificar les funci</text:span><text:span text:style-name="T107">ons <text:s/></text:span><text:span text:style-name="T109">entradaRaim</text:span><text:span text:style-name="T107"> i </text:span><text:span text:style-name="T109">posicioVarietat</text:span><text:span text:style-name="T107">. Un cop codificades, executeu l’aplicació per </text:span><text:span text:style-name="T108">fer la verificació. </text:span></text:p>
      <text:p text:style-name="P56"/>
      <text:p text:style-name="P55"/>
      <table:table table:name="Taula21" table:style-name="Taula21">
        <table:table-column table:style-name="Taula21.A"/>
        <table:table-row>
          <table:table-cell table:style-name="Taula21.A1" office:value-type="string">
            <text:p text:style-name="P57">/**</text:p>
            <text:p text:style-name="P93"><text:s/><text:span text:style-name="T81">*</text:span></text:p>
            <text:p text:style-name="P93"><text:soft-page-break/><text:s/><text:span text:style-name="T81">* @author David</text:span></text:p>
            <text:p text:style-name="P93"><text:s/><text:span text:style-name="T81">*/</text:span></text:p>
            <text:p text:style-name="P90"><text:span text:style-name="T116">public</text:span> <text:span text:style-name="T116">class</text:span> <text:span text:style-name="T118">AppEAC4P3</text:span> {</text:p>
            <text:p text:style-name="P90"/>
            <text:p text:style-name="P90"><text:s text:c="4"/>String mVarietat[] = </text:p>
            <text:p text:style-name="P90"><text:s text:c="8"/>{<text:span text:style-name="T119">"Ull de llebre"</text:span>,<text:span text:style-name="T119">"Garnatxa"</text:span>,<text:span text:style-name="T119">"Xarel·lo"</text:span>,<text:span text:style-name="T119">"Macabeu"</text:span>,<text:span text:style-name="T119">"Parellada"</text:span>};</text:p>
            <text:p text:style-name="P90"><text:s text:c="4"/><text:span text:style-name="T120">int</text:span> mQuantitat[]={<text:span text:style-name="T121">0</text:span>,<text:span text:style-name="T121">0</text:span>,<text:span text:style-name="T121">0</text:span>,<text:span text:style-name="T121">0</text:span>,<text:span text:style-name="T121">0</text:span>};</text:p>
            <text:p text:style-name="P90"><text:s text:c="4"/><text:span text:style-name="T120">int</text:span> quantitatTotalRaim = <text:span text:style-name="T121">0</text:span>;</text:p>
            <text:p text:style-name="P90"><text:s text:c="4"/><text:span text:style-name="T120">int</text:span>[][] dadesVerificacio = {</text:p>
            <text:p text:style-name="P92"><text:s text:c="8"/>{<text:span text:style-name="T121">2</text:span>,<text:span text:style-name="T121">250</text:span>, <text:span text:style-name="T121">250</text:span>},</text:p>
            <text:p text:style-name="P92"><text:s text:c="8"/>{<text:span text:style-name="T121">0</text:span>,<text:span text:style-name="T121">400</text:span>, <text:span text:style-name="T121">400</text:span>},</text:p>
            <text:p text:style-name="P92"><text:s text:c="8"/>{<text:span text:style-name="T121">2</text:span>, <text:span text:style-name="T121">0</text:span>, <text:span text:style-name="T121">250</text:span>},</text:p>
            <text:p text:style-name="P92"><text:s text:c="8"/>{<text:span text:style-name="T121">1</text:span>, <text:span text:style-name="T121">570</text:span>, <text:span text:style-name="T121">570</text:span>},</text:p>
            <text:p text:style-name="P92"><text:s text:c="8"/>{<text:span text:style-name="T121">3</text:span>, <text:span text:style-name="T121">350</text:span>, <text:span text:style-name="T121">350</text:span>},</text:p>
            <text:p text:style-name="P92"><text:s text:c="8"/>{<text:span text:style-name="T121">1</text:span>, <text:span text:style-name="T121">870</text:span>, <text:span text:style-name="T121">1440</text:span>},</text:p>
            <text:p text:style-name="P92"><text:s text:c="8"/>{<text:span text:style-name="T121">0</text:span>, <text:span text:style-name="T121">685</text:span>, <text:span text:style-name="T121">1085</text:span>},</text:p>
            <text:p text:style-name="P92"><text:s text:c="8"/>{<text:span text:style-name="T121">2</text:span>, <text:span text:style-name="T121">880</text:span>, <text:span text:style-name="T121">1130</text:span>},</text:p>
            <text:p text:style-name="P92"><text:s text:c="8"/>{<text:span text:style-name="T121">3</text:span>, <text:span text:style-name="T121">836</text:span>, <text:span text:style-name="T121">1186</text:span>},</text:p>
            <text:p text:style-name="P92"><text:s text:c="8"/>{<text:span text:style-name="T121">4</text:span>, <text:span text:style-name="T121">173</text:span>, <text:span text:style-name="T121">173</text:span>},</text:p>
            <text:p text:style-name="P92"><text:s text:c="8"/>{<text:span text:style-name="T121">3</text:span>, <text:span text:style-name="T121">485</text:span>, <text:span text:style-name="T121">1671</text:span>},</text:p>
            <text:p text:style-name="P92"><text:s text:c="8"/>{<text:span text:style-name="T121">4</text:span>, <text:span text:style-name="T121">648</text:span>, <text:span text:style-name="T121">821</text:span>},</text:p>
            <text:p text:style-name="P92"><text:s text:c="8"/>{<text:span text:style-name="T121">0</text:span>,<text:span text:style-name="T121">464</text:span>, <text:span text:style-name="T121">1549</text:span>},</text:p>
            <text:p text:style-name="P92"><text:s text:c="8"/>{<text:span text:style-name="T121">2</text:span>, <text:span text:style-name="T121">583</text:span>, <text:span text:style-name="T121">1713</text:span>},</text:p>
            <text:p text:style-name="P92"><text:s text:c="8"/>{<text:span text:style-name="T121">4</text:span>, <text:span text:style-name="T121">467</text:span>, <text:span text:style-name="T121">1288</text:span>},</text:p>
            <text:p text:style-name="P92"><text:s text:c="8"/>{<text:span text:style-name="T121">1</text:span>, <text:span text:style-name="T121">513</text:span>, <text:span text:style-name="T121">1953</text:span>},</text:p>
            <text:p text:style-name="P92"><text:s text:c="8"/>{<text:span text:style-name="T121">2</text:span>, <text:span text:style-name="T121">927</text:span>, <text:span text:style-name="T121">2640</text:span>},</text:p>
            <text:p text:style-name="P92"><text:s text:c="8"/>{<text:span text:style-name="T121">4</text:span>, <text:span text:style-name="T121">219</text:span>, <text:span text:style-name="T121">1507</text:span>},</text:p>
            <text:p text:style-name="P92"><text:s text:c="8"/>{<text:span text:style-name="T121">2</text:span>, <text:span text:style-name="T121">282</text:span>, <text:span text:style-name="T121">2922</text:span>},</text:p>
            <text:p text:style-name="P92"><text:s text:c="8"/>{<text:span text:style-name="T121">0</text:span>, <text:span text:style-name="T121">953</text:span>, <text:span text:style-name="T121">2502</text:span>},</text:p>
            <text:p text:style-name="P92"><text:s text:c="8"/>{<text:span text:style-name="T121">3</text:span>, <text:span text:style-name="T121">257</text:span>, <text:span text:style-name="T121">1928</text:span>},</text:p>
            <text:p text:style-name="P92"><text:s text:c="8"/>{<text:span text:style-name="T121">0</text:span>, <text:span text:style-name="T121">377</text:span>, <text:span text:style-name="T121">2879</text:span>},</text:p>
            <text:p text:style-name="P92"><text:s text:c="8"/>{<text:span text:style-name="T121">4</text:span>, <text:span text:style-name="T121">693</text:span>, <text:span text:style-name="T121">2200</text:span>},</text:p>
            <text:p text:style-name="P92"><text:s text:c="8"/>{<text:span text:style-name="T121">1</text:span>, <text:span text:style-name="T121">277</text:span>, <text:span text:style-name="T121">2230</text:span>},</text:p>
            <text:p text:style-name="P92"><text:s text:c="8"/>{<text:span text:style-name="T121">0</text:span>,<text:span text:style-name="T121">135</text:span>, <text:span text:style-name="T121">3014</text:span>},</text:p>
            <text:p text:style-name="P92"><text:s text:c="8"/>{<text:span text:style-name="T121">3</text:span>, <text:span text:style-name="T121">829</text:span>, <text:span text:style-name="T121">2757</text:span>},</text:p>
            <text:p text:style-name="P92"><text:s text:c="8"/>{<text:span text:style-name="T121">4</text:span>, <text:span text:style-name="T121">920</text:span>, <text:span text:style-name="T121">3120</text:span>},</text:p>
            <text:p text:style-name="P92"><text:s text:c="8"/>{<text:span text:style-name="T121">2</text:span>,<text:span text:style-name="T121">481</text:span>,<text:span text:style-name="T121">3403</text:span>},</text:p>
            <text:p text:style-name="P92"><text:s text:c="8"/>{<text:span text:style-name="T121">1</text:span>,<text:span text:style-name="T121">949</text:span>,<text:span text:style-name="T121">3179</text:span>},</text:p>
            <text:p text:style-name="P92"><text:s text:c="8"/>{<text:span text:style-name="T121">4</text:span>,<text:span text:style-name="T121">970</text:span>,<text:span text:style-name="T121">4090</text:span>}, <text:s text:c="3"/></text:p>
            <text:p text:style-name="P92"><text:s text:c="8"/>{<text:span text:style-name="T121">3</text:span>,<text:span text:style-name="T121">998</text:span>,<text:span text:style-name="T121">3755</text:span>}, <text:s text:c="3"/></text:p>
            <text:p text:style-name="P92"><text:s text:c="8"/>{<text:span text:style-name="T121">1</text:span>,<text:span text:style-name="T121">981</text:span>,<text:span text:style-name="T121">4160</text:span>}, <text:s text:c="3"/></text:p>
            <text:p text:style-name="P92"><text:soft-page-break/><text:s text:c="8"/>{<text:span text:style-name="T121">2</text:span>,<text:span text:style-name="T121">999</text:span>,<text:span text:style-name="T121">4402</text:span>}, <text:s text:c="3"/></text:p>
            <text:p text:style-name="P92"><text:s text:c="8"/>{<text:span text:style-name="T121">3</text:span>,<text:span text:style-name="T121">999</text:span>,<text:span text:style-name="T121">4754</text:span>}, <text:s text:c="3"/></text:p>
            <text:p text:style-name="P92"><text:s text:c="8"/>{<text:span text:style-name="T121">4</text:span>,<text:span text:style-name="T121">999</text:span>,<text:span text:style-name="T121">5089</text:span>}, <text:s text:c="3"/></text:p>
            <text:p text:style-name="P92"><text:s text:c="8"/>{<text:span text:style-name="T121">0</text:span>,<text:span text:style-name="T121">999</text:span>,<text:span text:style-name="T121">4013</text:span>}, <text:s text:c="3"/></text:p>
            <text:p text:style-name="P92"><text:s text:c="8"/>{<text:span text:style-name="T121">1</text:span>,<text:span text:style-name="T121">999</text:span>,<text:span text:style-name="T121">5159</text:span>}, <text:s text:c="3"/></text:p>
            <text:p text:style-name="P92"><text:s text:c="8"/>{<text:span text:style-name="T121">2</text:span>,<text:span text:style-name="T121">999</text:span>,<text:span text:style-name="T121">5401</text:span>}, <text:s text:c="3"/></text:p>
            <text:p text:style-name="P92"><text:s text:c="8"/>{<text:span text:style-name="T121">3</text:span>,<text:span text:style-name="T121">999</text:span>,<text:span text:style-name="T121">4754</text:span>}, <text:s text:c="3"/></text:p>
            <text:p text:style-name="P92"><text:s text:c="8"/>{<text:span text:style-name="T121">3</text:span>,<text:span text:style-name="T121">583</text:span>,<text:span text:style-name="T121">5337</text:span>} <text:s text:c="4"/></text:p>
            <text:p text:style-name="P90"><text:s text:c="4"/></text:p>
            <text:p text:style-name="P90"><text:s text:c="4"/>};</text:p>
            <text:p text:style-name="P90"><text:s text:c="4"/></text:p>
            <text:p text:style-name="P90"><text:s text:c="5"/><text:span text:style-name="T116">public</text:span> <text:span text:style-name="T116">static</text:span> <text:span text:style-name="T120">void</text:span> <text:span text:style-name="T117">main</text:span>(String[] args) {</text:p>
            <text:p text:style-name="P90"/>
            <text:p text:style-name="P90"><text:s text:c="8"/>AppEAC4P3 prg = <text:span text:style-name="T116">new</text:span> AppEAC4P3();</text:p>
            <text:p text:style-name="P90"><text:s text:c="8"/>prg.<text:span text:style-name="T122">inici</text:span>();</text:p>
            <text:p text:style-name="P90"><text:s text:c="4"/>}</text:p>
            <text:p text:style-name="P90"><text:s text:c="4"/></text:p>
            <text:p text:style-name="P90"><text:s text:c="5"/><text:span text:style-name="T116">private</text:span> <text:span text:style-name="T120">void</text:span> <text:span text:style-name="T117">inici</text:span>(){</text:p>
            <text:p text:style-name="P90"><text:s text:c="8"/>bool error=<text:span text:style-name="T116">false</text:span>;</text:p>
            <text:p text:style-name="P90"/>
            <text:p text:style-name="P90"><text:s text:c="8"/>entradaRaim(<text:span text:style-name="T119">"raïm negre"</text:span>, <text:s/><text:span text:style-name="T121">100</text:span>);</text:p>
            <text:p text:style-name="P90"><text:s text:c="8"/><text:span text:style-name="T116">for</text:span>(<text:span text:style-name="T120">int</text:span> i=<text:span text:style-name="T121">0</text:span>; i&lt;mQuantitat.<text:span text:style-name="T122">length</text:span>; i++){</text:p>
            <text:p text:style-name="P90"><text:s text:c="11"/><text:span text:style-name="T116">if</text:span>(mQuantitat[i]&gt;<text:span text:style-name="T121">0</text:span>){</text:p>
            <text:p text:style-name="P90"><text:s text:c="16"/>error = <text:span text:style-name="T116">true</text:span>;</text:p>
            <text:p text:style-name="P90"><text:s text:c="16"/>mQuantitat[<text:span text:style-name="T121">0</text:span>]=<text:span text:style-name="T121">0</text:span>;</text:p>
            <text:p text:style-name="P90"><text:s text:c="11"/>}</text:p>
            <text:p text:style-name="P90"><text:s text:c="8"/>}</text:p>
            <text:p text:style-name="P90"><text:s text:c="8"/><text:span text:style-name="T116">if</text:span>(error){</text:p>
            <text:p text:style-name="P90"><text:s text:c="12"/>System.<text:span text:style-name="T122">out</text:span>.<text:span text:style-name="T122">println</text:span>(<text:span text:style-name="T119">"Error a l’entrada"</text:span>);</text:p>
            <text:p text:style-name="P90"><text:s text:c="8"/>}<text:span text:style-name="T116">else</text:span>{</text:p>
            <text:p text:style-name="P90"><text:s text:c="12"/>System.<text:span text:style-name="T122">out</text:span>.<text:span text:style-name="T122">println</text:span>(<text:span text:style-name="T119">"Entrada correcta"</text:span>);</text:p>
            <text:p text:style-name="P90"><text:s text:c="8"/>}</text:p>
            <text:p text:style-name="P90"/>
            <text:p text:style-name="P90"><text:s text:c="8"/><text:span text:style-name="T116">for</text:span>(<text:span text:style-name="T120">int</text:span> i=<text:span text:style-name="T121">0</text:span>; i&lt;dadesVerificacio.<text:span text:style-name="T122">length</text:span>; i++){</text:p>
            <text:p text:style-name="P90"><text:s text:c="13"/>String nomRaim = <text:s/>mVarietat[dadesVerificacio[i][<text:span text:style-name="T121">0</text:span>]];</text:p>
            <text:p text:style-name="P90"><text:s text:c="13"/>entradaRaim(nomRaim, <text:s/>dadesVerificacio[i][<text:span text:style-name="T121">1</text:span>]);</text:p>
            <text:p text:style-name="P90"><text:s text:c="13"/><text:span text:style-name="T116">if</text:span>( mQuantitat[dadesVerificacio[i][<text:span text:style-name="T121">0</text:span>]]== dadesVerificacio[i][<text:span text:style-name="T121">2</text:span>]){</text:p>
            <text:p text:style-name="P90"><text:s text:c="19"/>System.<text:span text:style-name="T122">out</text:span>.<text:span text:style-name="T122">println</text:span>(<text:span text:style-name="T119">"Entrada correcta"</text:span>);</text:p>
            <text:p text:style-name="P90"><text:s text:c="13"/>}<text:span text:style-name="T116">else</text:span>{</text:p>
            <text:p text:style-name="P90"><text:s text:c="19"/>System.<text:span text:style-name="T122">out</text:span>.<text:span text:style-name="T122">println</text:span>(<text:span text:style-name="T119">"Error a l’entrada"</text:span>);</text:p>
            <text:p text:style-name="P90"><text:s text:c="13"/>}</text:p>
            <text:p text:style-name="P90"><text:soft-page-break/><text:s text:c="8"/>} <text:s text:c="3"/></text:p>
            <text:p text:style-name="P90"><text:s text:c="5"/>}</text:p>
            <text:p text:style-name="P90"><text:s text:c="5"/></text:p>
            <text:p text:style-name="P90"><text:s text:c="5"/><text:span text:style-name="T116">private</text:span> <text:span text:style-name="T120">void</text:span> <text:span text:style-name="T117">entradaRaim</text:span>(String varietat, <text:span text:style-name="T120">int</text:span> quantitat){</text:p>
            <text:p text:style-name="P91"><text:s text:c="11"/><text:span text:style-name="T123">// </text:span><text:span text:style-name="T124">Escriviu aquí el vostre codi</text:span></text:p>
            <text:p text:style-name="P90"><text:s text:c="4"/>}</text:p>
            <text:p text:style-name="P90"><text:s text:c="5"/><text:span text:style-name="T116">private</text:span> <text:span text:style-name="T120">int</text:span> <text:span text:style-name="T117">posicioVarietat</text:span>(String varietat){</text:p>
            <text:p text:style-name="P91"><text:s text:c="11"/><text:span text:style-name="T123">// </text:span><text:span text:style-name="T124">Escriviu aquí el vostre codi</text:span></text:p>
            <text:p text:style-name="P90"><text:s text:c="4"/>} <text:s text:c="10"/></text:p>
            <text:p text:style-name="P95">}</text:p>
          </table:table-cell>
        </table:table-row>
      </table:table>
      <text:p text:style-name="P49"/>
      <text:p text:style-name="P110"><text:bookmark-start text:name="__RefHeading___Toc6797_2423609131"/>Període 4: del <text:span text:style-name="T74">03</text:span><text:span text:style-name="T72">/0</text:span><text:span text:style-name="T73">3</text:span><text:span text:style-name="T72"> al 08/03</text:span><text:bookmark-end text:name="__RefHeading___Toc6797_2423609131"/></text:p>
      <text:list xml:id="list221624800377709" text:continue-list="list221626094464258" text:style-name="Numbering_20_1">
        <text:list-item text:start-value="1">
          <text:h text:style-name="text_20_tasca_20_1_20_EAC" text:outline-level="1" text:restart-numbering="true" text:start-value="-1"><text:span text:style-name="T20">Aprofundint una mica més en els pas de paràmetres, us proposem un exercici que pretén generar una discussió per tal que arribeu a la conclusió de quin és el comportament específic dels arrays com a paràmetres d'entrada i en conseqüència, quines precaucions haureu de prendre durant la codificació de funcions que usin paràmetres de tipus </text:span><text:span text:style-name="Emphasis"><text:span text:style-name="T20">array</text:span></text:span><text:span text:style-name="T20">. </text:span></text:h>
        </text:list-item>
      </text:list>
      <text:p text:style-name="P102">Us proposarem diversos trossos de codi que haureu d’executar per tal d’observar els resultats i poder fer una reflexió sobre ells.</text:p>
      <text:p text:style-name="Tetxt_20_tasca_20_2_20_EAC"><text:span text:style-name="T20">En ell primer tros de codi que us proposem ens preguntarem què passa quan modifiquem, dins d'una funció, el valor d'un paràmetre de tipus bàsic. Afecta el canvi fora de la funció o només té conseqüències al nivell intern de la funció? Imaginem que una funció rebi com a paràmetre un valor enter. Imaginem que la funció canvia el valor del paràmetre. Imaginem que per fer la crida usem una variable de tipus enter. En acabar l'execució de la funció cridada, quin valor tindrà la variable usada per la crida? És a dir, si tenim el següent codi, en el que el mètode </text:span><text:span text:style-name="Emphasis"><text:span text:style-name="T20">inici</text:span></text:span><text:span text:style-name="T20"> fa servir la variable </text:span><text:span text:style-name="Emphasis"><text:span text:style-name="T20">varEnter</text:span></text:span><text:span text:style-name="T20"> per cridar el mètode </text:span><text:span text:style-name="Emphasis"><text:span text:style-name="T20">canviarValorParametreInt</text:span></text:span><text:span text:style-name="T20">, canviarà el valor de la variable </text:span><text:span text:style-name="Emphasis"><text:span text:style-name="T20">varEnter</text:span></text:span><text:span text:style-name="T20"> un cop executada la funció </text:span><text:span text:style-name="Emphasis"><text:span text:style-name="T20">canviarValorParametreInt</text:span></text:span><text:span text:style-name="T20">?</text:span></text:p>
      <table:table table:name="Taula11" table:style-name="Taula11">
        <table:table-column table:style-name="Taula11.A"/>
        <table:table-row>
          <table:table-cell table:style-name="Taula11.A1" office:value-type="string">
            <text:p text:style-name="P82"><text:span text:style-name="Source_20_Text"><text:span text:style-name="T39">... <text:s text:c="3"/></text:span></text:span></text:p>
            <text:p text:style-name="P85"><text:s text:c="4"/>void inici(){</text:p>
            <text:p text:style-name="P85"><text:s text:c="8"/><text:span text:style-name="T102">int</text:span> varEnter = 5;</text:p>
            <text:p text:style-name="P85"><text:s text:c="8"/>canviarValorParametreInt(varEnter);</text:p>
            <text:p text:style-name="P85"><text:s text:c="4"/>}</text:p>
            <text:p text:style-name="P85"><text:s text:c="4"/></text:p>
            <text:p text:style-name="P85"><text:s text:c="4"/>void canviarValorParametreInt(int param){</text:p>
            <text:p text:style-name="P85"><text:s text:c="8"/><text:span text:style-name="T102">int</text:span> valorACanviar=10;</text:p>
            <text:p text:style-name="P85"><text:s text:c="8"/>param=valorACanviar;</text:p>
            <text:p text:style-name="P94"><text:s text:c="4"/>}</text:p>
          </table:table-cell>
        </table:table-row>
      </table:table>
      <text:p text:style-name="Tetxt_20_tasca_20_2_20_EAC"><text:span text:style-name="T91">Anem a deduir-ho. Genereu un projecte de Netbeans i copieu-hi, en un fitxer anomenat </text:span><text:span text:style-name="Emphasis"><text:span text:style-name="T91">FuncionsIArrays</text:span></text:span><text:span text:style-name="T91">, el següent codi:</text:span></text:p>
      <table:table table:name="Taula12" table:style-name="Taula12">
        <table:table-column table:style-name="Taula12.A"/>
        <table:table-row>
          <table:table-cell table:style-name="Taula12.A1" office:value-type="string">
            <text:p text:style-name="P82"><text:span text:style-name="Source_20_Text"><text:span text:style-name="T103">public</text:span></text:span><text:span text:style-name="Source_20_Text"><text:span text:style-name="T39"> </text:span></text:span><text:span text:style-name="Source_20_Text"><text:span text:style-name="T103">class</text:span></text:span><text:span text:style-name="Source_20_Text"><text:span text:style-name="T39"> FuncionsIArrays1 {</text:span></text:span></text:p>
            <text:p text:style-name="P85"><text:s text:c="4"/><text:span text:style-name="T102">public</text:span> <text:span text:style-name="T102">static</text:span> <text:span text:style-name="T102">void</text:span> main(<text:span text:style-name="T102">String</text:span>[] args) {</text:p>
            <text:p text:style-name="P85"><text:s text:c="8"/>FuncionsIArrays1 prg = <text:span text:style-name="T102">new</text:span> FuncionsIArrays1();</text:p>
            <text:p text:style-name="P85"><text:s text:c="8"/>prg.inici();</text:p>
            <text:p text:style-name="P85"><text:soft-page-break/><text:s text:c="4"/>}</text:p>
            <text:p text:style-name="P85"><text:s text:c="4"/></text:p>
            <text:p text:style-name="P85"><text:s text:c="4"/><text:span text:style-name="T102">void</text:span> inici(){</text:p>
            <text:p text:style-name="P86"/>
            <text:p text:style-name="P87">/* Per investigar què passa si fem canvis a un paràmetre de tipus </text:p>
            <text:p text:style-name="P87"><text:s/>* bàsic, com per exemple un int </text:p>
            <text:p text:style-name="P87"><text:s/>*/</text:p>
            <text:p text:style-name="P85"><text:s text:c="8"/><text:span text:style-name="T102">int</text:span> varEnter = 5;</text:p>
            <text:p text:style-name="P85"><text:s text:c="8"/><text:span text:style-name="T102">System</text:span>.out.print(</text:p>
            <text:p text:style-name="P85"><text:s text:c="12"/><text:span text:style-name="T105">"Abans de cridar a la funció canviarValorParametreInt(varEnter) "</text:span>);</text:p>
            <text:p text:style-name="P85"><text:s text:c="8"/><text:span text:style-name="T102">System</text:span>.out.print(<text:span text:style-name="T105">"la variable varEnter val: "</text:span>);</text:p>
            <text:p text:style-name="P85"><text:s text:c="8"/><text:span text:style-name="T102">System</text:span>.out.println(varEnter);</text:p>
            <text:p text:style-name="P85"><text:s text:c="8"/>canviarValorParametreInt(varEnter);</text:p>
            <text:p text:style-name="P85"><text:s text:c="8"/><text:span text:style-name="T102">System</text:span>.out.print(</text:p>
            <text:p text:style-name="P85"><text:s text:c="10"/><text:span text:style-name="T105">"Despres de cridar a la funció canviarValorParametreInt(varEnter) "</text:span>);</text:p>
            <text:p text:style-name="P85"><text:s text:c="8"/><text:span text:style-name="T102">System</text:span>.out.print(<text:span text:style-name="T105">"la variable varEnter val: "</text:span>);</text:p>
            <text:p text:style-name="P85"><text:s text:c="8"/><text:span text:style-name="T102">System</text:span>.out.println(varEnter);</text:p>
            <text:p text:style-name="P85"><text:s text:c="4"/>}</text:p>
            <text:p text:style-name="P85"><text:s text:c="4"/></text:p>
            <text:p text:style-name="P85"><text:s text:c="4"/><text:span text:style-name="T102">void</text:span> canviarValorParametreInt(<text:span text:style-name="T102">int</text:span> param){</text:p>
            <text:p text:style-name="P85"><text:s text:c="8"/><text:span text:style-name="T102">int</text:span> valorACanviar=10;</text:p>
            <text:p text:style-name="P85"><text:s text:c="8"/><text:span text:style-name="T102">System</text:span>.out.print(<text:span text:style-name="T105">"Dins la funció canviarValorParametreInt(param), "</text:span>);</text:p>
            <text:p text:style-name="P85"><text:s text:c="8"/><text:span text:style-name="T102">System</text:span>.out.print(<text:span text:style-name="T105">"abans del canvi [param=10] el paràmetre val: "</text:span>);</text:p>
            <text:p text:style-name="P85"><text:s text:c="8"/><text:span text:style-name="T102">System</text:span>.out.println(param);</text:p>
            <text:p text:style-name="P85"><text:s text:c="8"/>param=valorACanviar;</text:p>
            <text:p text:style-name="P85"><text:s text:c="8"/><text:span text:style-name="T102">System</text:span>.out.print(<text:span text:style-name="T105">"Dins la funció canviarValorParametreInt(param), "</text:span>);</text:p>
            <text:p text:style-name="P85"><text:s text:c="8"/><text:span text:style-name="T102">System</text:span>.out.print(<text:span text:style-name="T105">"després del canvi [param=10] el paràmetre val: "</text:span>);</text:p>
            <text:p text:style-name="P85"><text:s text:c="8"/><text:span text:style-name="T102">System</text:span>.out.println(param);</text:p>
            <text:p text:style-name="P85"><text:s text:c="4"/>}</text:p>
            <text:p text:style-name="P94">}</text:p>
          </table:table-cell>
        </table:table-row>
      </table:table>
      <text:p text:style-name="P98"/>
      <table:table table:name="Taula13" table:style-name="Taula13">
        <table:table-column table:style-name="Taula13.A"/>
        <table:table-row>
          <table:table-cell table:style-name="Taula13.A1" office:value-type="string">
            <text:p text:style-name="P70">Qüestions per discutir al fòrum de la unitat 4</text:p>
            <text:p text:style-name="Text_20_EAC"><text:span text:style-name="T92">Executeu el codi i intenteu esbrinar, a partir dels valors mostrats a la pantalla, quins valors pren la variable </text:span><text:span text:style-name="T93">varEnter</text:span><text:span text:style-name="T92"> abans i després de fer la crida al mètode </text:span><text:span text:style-name="Emphasis"><text:span text:style-name="T92">canviarValorParametreInt</text:span></text:span><text:span text:style-name="T92">. Hi detecteu canvis?</text:span></text:p>
            <text:p text:style-name="Text_20_EAC"><text:span text:style-name="T20">Valoreu també el que succeeix dins la funció </text:span><text:span text:style-name="Emphasis"><text:span text:style-name="T20">canviarValorParametreInt</text:span></text:span><text:span text:style-name="T20">. Què passa amb el valor del paràmetre </text:span><text:span text:style-name="Emphasis"><text:span text:style-name="T20">param</text:span></text:span><text:span text:style-name="T20">? Amb quin valor ha entrat? Amb quin valor acaba?</text:span></text:p>
          </table:table-cell>
        </table:table-row>
      </table:table>
      <text:p text:style-name="Tetxt_20_tasca_20_2_20_EAC">Copieu i executeu ara el següent codi, semblant a l’anterior, però amb la diferència que en aquest segon cas, el paràmetre, en comptes de ser de tipus bàsic és un array. Que passarà en aquest cas? <text:s/>Anem a deduir-ho analitzant el codi:</text:p>
      <table:table table:name="Taula14" table:style-name="Taula14">
        <table:table-column table:style-name="Taula14.A"/>
        <table:table-row>
          <table:table-cell table:style-name="Taula14.A1" office:value-type="string">
            <text:p text:style-name="P82"><text:span text:style-name="Source_20_Text"><text:span text:style-name="T103">public</text:span></text:span><text:span text:style-name="Source_20_Text"><text:span text:style-name="T39"> </text:span></text:span><text:span text:style-name="Source_20_Text"><text:span text:style-name="T103">class</text:span></text:span><text:span text:style-name="Source_20_Text"><text:span text:style-name="T39"> FuncionsIArrays2 {</text:span></text:span></text:p>
            <text:p text:style-name="P86"/>
            <text:p text:style-name="P85"><text:s text:c="4"/><text:span text:style-name="T102">public</text:span> <text:span text:style-name="T102">static</text:span> <text:span text:style-name="T102">void</text:span> main(<text:span text:style-name="T102">String</text:span>[] args) {</text:p>
            <text:p text:style-name="P85"><text:s text:c="8"/>FuncionsIArrays2 prg = <text:span text:style-name="T102">new</text:span> FuncionsIArrays2();</text:p>
            <text:p text:style-name="P85"><text:s text:c="8"/>prg.inici();</text:p>
            <text:p text:style-name="P85"><text:s text:c="4"/>}</text:p>
            <text:p text:style-name="P85"><text:s text:c="4"/></text:p>
            <text:p text:style-name="P85"><text:s text:c="4"/><text:span text:style-name="T102">void</text:span> inici(){</text:p>
            <text:p text:style-name="P87">/* Per investigar què passa si fem canvis als elements d'un paràmetre <text:s text:c="10"/></text:p>
            <text:p text:style-name="P87">* de tipus Array.</text:p>
            <text:p text:style-name="P87">*/</text:p>
            <text:p text:style-name="P86"><text:span text:style-name="T29"><text:s text:c="8"/></text:span><text:span text:style-name="T102">int</text:span><text:span text:style-name="T29">[] varArray = </text:span><text:span text:style-name="T102">new</text:span><text:span text:style-name="T29"> </text:span><text:span text:style-name="T102">int</text:span><text:span text:style-name="T29">[8];</text:span></text:p>
            <text:p text:style-name="P85"><text:s text:c="8"/><text:span text:style-name="T102">for</text:span>(<text:span text:style-name="T102">int</text:span> i=0; i&lt;varArray.length; i++){</text:p>
            <text:p text:style-name="P85"><text:s text:c="12"/>varArray[i]=i*2;</text:p>
            <text:p text:style-name="P85"><text:soft-page-break/><text:s text:c="8"/>}</text:p>
            <text:p text:style-name="P86"/>
            <text:p text:style-name="P85"><text:s text:c="8"/><text:span text:style-name="T102">System</text:span>.out.print(<text:span text:style-name="T105">"Abans de cridar a la funció "</text:span>);</text:p>
            <text:p text:style-name="P85"><text:s text:c="8"/><text:span text:style-name="T102">System</text:span>.out.print(<text:span text:style-name="T105">"canviarValorElementsParametreArray(varArray) "</text:span>);</text:p>
            <text:p text:style-name="P85"><text:s text:c="8"/><text:span text:style-name="T102">System</text:span>.out.print(<text:span text:style-name="T105">"la variable varArray val: "</text:span>);</text:p>
            <text:p text:style-name="P85"><text:s text:c="8"/>printIntArray(varArray);</text:p>
            <text:p text:style-name="P86"/>
            <text:p text:style-name="P85"><text:s text:c="8"/>canviarValorElementsParametreArray(varArray);</text:p>
            <text:p text:style-name="P86"/>
            <text:p text:style-name="P85"><text:s text:c="8"/><text:span text:style-name="T102">System</text:span>.out.print(<text:span text:style-name="T105">"Despres de cridar a la funció "</text:span>);</text:p>
            <text:p text:style-name="P85"><text:s text:c="8"/><text:span text:style-name="T102">System</text:span>.out.print(<text:span text:style-name="T105">"canviarValorElementsParametreArray(varArray) "</text:span>);</text:p>
            <text:p text:style-name="P85"><text:s text:c="8"/><text:span text:style-name="T102">System</text:span>.out.print(<text:span text:style-name="T105">"la variable varArray val: "</text:span>);</text:p>
            <text:p text:style-name="P85"><text:s text:c="8"/>printIntArray(varArray);</text:p>
            <text:p text:style-name="P85"><text:s text:c="4"/>}</text:p>
            <text:p text:style-name="P85"><text:s text:c="4"/></text:p>
            <text:p text:style-name="P85"><text:s text:c="4"/><text:span text:style-name="T102">void</text:span> canviarValorElementsParametreArray(<text:span text:style-name="T102">int</text:span>[] param){</text:p>
            <text:p text:style-name="P85"><text:s text:c="8"/><text:span text:style-name="T102">int</text:span> valorACanviar=0;</text:p>
            <text:p text:style-name="P85"><text:s text:c="8"/><text:span text:style-name="T102">System</text:span>.out.print(<text:span text:style-name="T105">"Dins la funció canviarValorElementsParametreArray(param), "</text:span>);</text:p>
            <text:p text:style-name="P85"><text:s text:c="8"/><text:span text:style-name="T102">System</text:span>.out.print(<text:span text:style-name="T105">"abans del canvi [param[i]=0] el paràmetre val: "</text:span>);</text:p>
            <text:p text:style-name="P85"><text:s text:c="8"/>printIntArray(param);</text:p>
            <text:p text:style-name="P85"><text:s text:c="8"/><text:span text:style-name="T102">for</text:span>(<text:span text:style-name="T102">int</text:span> i=2; i&lt;param.length; i+=2){</text:p>
            <text:p text:style-name="P85"><text:s text:c="12"/>param[i]=valorACanviar;</text:p>
            <text:p text:style-name="P85"><text:s text:c="8"/>}</text:p>
            <text:p text:style-name="P85"><text:s text:c="8"/><text:span text:style-name="T102">System</text:span>.out.print(<text:span text:style-name="T105">"Dins la funció canviarValorElementsParametreArray(param), "</text:span>);</text:p>
            <text:p text:style-name="P85"><text:s text:c="8"/><text:span text:style-name="T102">System</text:span>.out.print(<text:span text:style-name="T105">"després del canvi [param[i]=0] el paràmetre val: "</text:span>);</text:p>
            <text:p text:style-name="P85"><text:s text:c="8"/>printIntArray(param);</text:p>
            <text:p text:style-name="P85"><text:s text:c="4"/>}</text:p>
            <text:p text:style-name="P85"><text:s text:c="4"/></text:p>
            <text:p text:style-name="P85"><text:s text:c="4"/><text:span text:style-name="T102">void</text:span> printIntArray(<text:span text:style-name="T102">int</text:span>[] valors){</text:p>
            <text:p text:style-name="P85"><text:s text:c="8"/><text:span text:style-name="T106">//Funció per veure els valors de l’array en format {x1, x2, …. xn}</text:span></text:p>
            <text:p text:style-name="P86"/>
            <text:p text:style-name="P85"><text:s text:c="8"/><text:span text:style-name="T102">int</text:span> limitFor = valors.length-1;</text:p>
            <text:p text:style-name="P85"><text:s text:c="8"/><text:span text:style-name="T102">System</text:span>.out.print(<text:span text:style-name="T105">"{ "</text:span>);</text:p>
            <text:p text:style-name="P85"><text:s text:c="8"/><text:span text:style-name="T102">for</text:span>(<text:span text:style-name="T102">int</text:span> i=0; i&lt;limitFor; i++){</text:p>
            <text:p text:style-name="P85"><text:s text:c="12"/><text:span text:style-name="T102">System</text:span>.out.print(valors[i]); <text:s text:c="7"/></text:p>
            <text:p text:style-name="P85"><text:s text:c="12"/><text:span text:style-name="T102">System</text:span>.out.print(<text:span text:style-name="T105">", "</text:span>); <text:s text:c="7"/></text:p>
            <text:p text:style-name="P85"><text:s text:c="8"/>}</text:p>
            <text:p text:style-name="P85"><text:s text:c="8"/><text:span text:style-name="T102">if</text:span>(limitFor&gt;=0){</text:p>
            <text:p text:style-name="P85"><text:s text:c="12"/><text:span text:style-name="T102">System</text:span>.out.print(valors[limitFor]); <text:s text:c="7"/></text:p>
            <text:p text:style-name="P85"><text:s text:c="8"/>}</text:p>
            <text:p text:style-name="P85"><text:s text:c="8"/><text:span text:style-name="T102">System</text:span>.out.println(<text:span text:style-name="T105">" }"</text:span>); <text:s text:c="7"/></text:p>
            <text:p text:style-name="P85"><text:s text:c="4"/>}</text:p>
            <text:p text:style-name="P94">}</text:p>
          </table:table-cell>
        </table:table-row>
      </table:table>
      <text:p text:style-name="Tetxt_20_tasca_20_2_20_EAC">Fixeu-vos que l'operació realitzada és molt semblant a l'anterior, amb la diferencia que ara, el canvi de valor es fa sobre els elements de l'array. </text:p>
      <text:p text:style-name="Tetxt_20_tasca_20_2_20_EAC"><text:span text:style-name="T91">Quan analitzeu el codi, us adonareu que per ajudar-nos a mostrar per pantalla el contingut de l'array d'enters, hem creat un mètode anomenat </text:span><text:span text:style-name="Emphasis"><text:span text:style-name="T91">printIntArray</text:span></text:span><text:span text:style-name="T91">. L’únic objectiu d’aquest mètode és </text:span>facilitar la impressió dels valors. No cal que hi perdeu gaire temps analitzant-lo.</text:p>
      <table:table table:name="Taula15" table:style-name="Taula15">
        <table:table-column table:style-name="Taula15.A"/>
        <table:table-row>
          <table:table-cell table:style-name="Taula15.A1" office:value-type="string">
            <text:p text:style-name="P70">Més qüestions per discutir al fòrum de la unitat 4</text:p>
            <text:p text:style-name="Text_20_EAC">Copieu el nou codi al vostre projecte i executeu-lo. Analitzeu el que passa ara i compareu-ho amb la prova anterior.</text:p>
            <text:p text:style-name="Text_20_EAC"><text:span text:style-name="T71">Quin valor prenen els elements de la variable </text:span><text:span text:style-name="Emphasis"><text:span text:style-name="T71">varArray</text:span></text:span><text:span text:style-name="T71"> abans i després de cridar la funció </text:span><text:soft-page-break/><text:span text:style-name="Emphasis"><text:span text:style-name="T71">canviarValorElementsParametreArray</text:span></text:span><text:span text:style-name="T71">? Hi han hagut canvis?.</text:span></text:p>
            <text:p text:style-name="Text_20_EAC"><text:span text:style-name="T71">Analitzeu també els canvis realitzats dins la funció </text:span><text:span text:style-name="Emphasis"><text:span text:style-name="T71">canviarValorElementsParametreArray</text:span></text:span><text:span text:style-name="T71"> als elements del paràmetre rebut. Quina relació hi ha entre els canvis de la variable </text:span><text:span text:style-name="Emphasis"><text:span text:style-name="T71">varArray</text:span></text:span><text:span text:style-name="T71"> i el paràmetre </text:span><text:span text:style-name="Emphasis"><text:span text:style-name="T71">param</text:span></text:span><text:span text:style-name="T71">?.</text:span></text:p>
            <text:p text:style-name="Text_20_EAC">Podem dir que els arrays es comporten de diferent manera que els tipus bàsics quan els passem per paràmetre?.</text:p>
          </table:table-cell>
        </table:table-row>
      </table:table>
      <text:p text:style-name="Tetxt_20_tasca_20_2_20_EAC">Què passaria però, si en comptes de passar com a paràmetre tot l’array passéssim només un dels seus elements i canviéssim el valor de forma semblant a com s’ha fet el els casos anteriors? Anem a veure-ho.</text:p>
      <table:table table:name="Taula16" table:style-name="Taula16">
        <table:table-column table:style-name="Taula16.A"/>
        <table:table-row>
          <table:table-cell table:style-name="Taula16.A1" office:value-type="string">
            <text:p text:style-name="P84"><text:span text:style-name="T102">public</text:span> <text:span text:style-name="T102">class</text:span> FuncionsIArrays3 {</text:p>
            <text:p text:style-name="P86"/>
            <text:p text:style-name="P85"><text:s text:c="4"/><text:span text:style-name="T102">public</text:span> <text:span text:style-name="T102">static</text:span> <text:span text:style-name="T102">void</text:span> main(<text:span text:style-name="T102">String</text:span>[] args) {</text:p>
            <text:p text:style-name="P85"><text:s text:c="8"/>FuncionsIArrays3 prg = <text:span text:style-name="T102">new</text:span> FuncionsIArrays3();</text:p>
            <text:p text:style-name="P85"><text:s text:c="8"/>prg.inici();</text:p>
            <text:p text:style-name="P85"><text:s text:c="4"/>}</text:p>
            <text:p text:style-name="P85"><text:s text:c="4"/></text:p>
            <text:p text:style-name="P85"><text:s text:c="4"/><text:span text:style-name="T102">void</text:span> inici(){</text:p>
            <text:p text:style-name="P87">/* Per investigar què passa si fem canvis als elements d’un array passant-los </text:p>
            <text:p text:style-name="P87">* com a paràmetre.</text:p>
            <text:p text:style-name="P87">*/</text:p>
            <text:p text:style-name="P85"><text:s text:c="8"/><text:span text:style-name="T102">int</text:span>[] varArray = <text:span text:style-name="T102">new</text:span> <text:span text:style-name="T102">int</text:span>[8];</text:p>
            <text:p text:style-name="P85"><text:s text:c="8"/><text:span text:style-name="T102">for</text:span>(<text:span text:style-name="T102">int</text:span> i=0; i&lt;varArray.length; i++){</text:p>
            <text:p text:style-name="P85"><text:s text:c="12"/>varArray[i]=i*2;</text:p>
            <text:p text:style-name="P85"><text:s text:c="8"/>}</text:p>
            <text:p text:style-name="P86"/>
            <text:p text:style-name="P85"><text:s text:c="8"/><text:span text:style-name="T102">System</text:span>.out.print(<text:span text:style-name="T105">"Abans de cridar a la funció "</text:span>);</text:p>
            <text:p text:style-name="P85"><text:s text:c="8"/><text:span text:style-name="T102">System</text:span>.out.print(<text:span text:style-name="T105">"canviarValorElementsParametreArray(varArray) "</text:span>);</text:p>
            <text:p text:style-name="P85"><text:s text:c="8"/><text:span text:style-name="T102">System</text:span>.out.print(<text:span text:style-name="T105">"la variable varArray val: "</text:span>);</text:p>
            <text:p text:style-name="P85"><text:s text:c="8"/>printIntArray(varArray);</text:p>
            <text:p text:style-name="P86"/>
            <text:p text:style-name="P85"><text:s text:c="8"/>canviarValorParametreElementDArray(varArray[3]);</text:p>
            <text:p text:style-name="P86"/>
            <text:p text:style-name="P85"><text:s text:c="8"/><text:span text:style-name="T102">System</text:span>.out.print(<text:span text:style-name="T105">"Despres de cridar a la funció "</text:span>);</text:p>
            <text:p text:style-name="P85"><text:s text:c="8"/><text:span text:style-name="T102">System</text:span>.out.print(<text:span text:style-name="T105">"canviarValorElementsParametreArray(varArray) "</text:span>);</text:p>
            <text:p text:style-name="P85"><text:s text:c="8"/><text:span text:style-name="T102">System</text:span>.out.print(<text:span text:style-name="T105">"la variable varArray val: "</text:span>);</text:p>
            <text:p text:style-name="P85"><text:s text:c="8"/>printIntArray(varArray);</text:p>
            <text:p text:style-name="P85"><text:s text:c="4"/>}</text:p>
            <text:p text:style-name="P85"><text:s text:c="4"/></text:p>
            <text:p text:style-name="P85"><text:s text:c="4"/><text:span text:style-name="T102">void</text:span> canviarValorParametreElementDArray(<text:span text:style-name="T102">int</text:span> param){</text:p>
            <text:p text:style-name="P85"><text:s text:c="8"/><text:span text:style-name="T102">int</text:span> valorACanviar=0;</text:p>
            <text:p text:style-name="P85"><text:s text:c="8"/><text:span text:style-name="T102">System</text:span>.out.print(<text:span text:style-name="T105">"Dins la funció canviarValorParametreElementDArray(param), "</text:span>);</text:p>
            <text:p text:style-name="P85"><text:s text:c="8"/><text:span text:style-name="T102">System</text:span>.out.print(<text:span text:style-name="T105">"abans del canvi [param=0] el paràmetre val: "</text:span>);</text:p>
            <text:p text:style-name="P85"><text:s text:c="8"/><text:span text:style-name="T102">System</text:span>.out.println(param);</text:p>
            <text:p text:style-name="P85"><text:s text:c="8"/>param=valorACanviar;</text:p>
            <text:p text:style-name="P85"><text:s text:c="8"/><text:span text:style-name="T102">System</text:span>.out.print(<text:span text:style-name="T105">"Dins la funció canviarValorParametreElementDArray(param), "</text:span>);</text:p>
            <text:p text:style-name="P85"><text:s text:c="8"/><text:span text:style-name="T102">System</text:span>.out.print(<text:span text:style-name="T105">"després del canvi [param=0] el paràmetre val: "</text:span>);</text:p>
            <text:p text:style-name="P85"><text:s text:c="8"/><text:span text:style-name="T102">System</text:span>.out.println(param);</text:p>
            <text:p text:style-name="P85"><text:s text:c="4"/>}</text:p>
            <text:p text:style-name="P85"><text:s text:c="4"/></text:p>
            <text:p text:style-name="P85"><text:s text:c="4"/><text:span text:style-name="T102">void</text:span> printIntArray(<text:span text:style-name="T102">int</text:span>[] valors){</text:p>
            <text:p text:style-name="P85"><text:s text:c="8"/><text:span text:style-name="T106">//Funció per veure els valors de l’array en format {x1, x2, …. xn}</text:span></text:p>
            <text:p text:style-name="P86"/>
            <text:p text:style-name="P85"><text:s text:c="8"/><text:span text:style-name="T102">int</text:span> limitFor = valors.length-1;</text:p>
            <text:p text:style-name="P85"><text:s text:c="8"/><text:span text:style-name="T102">System</text:span>.out.print(<text:span text:style-name="T105">"{ "</text:span>);</text:p>
            <text:p text:style-name="P85"><text:s text:c="8"/><text:span text:style-name="T102">for</text:span>(<text:span text:style-name="T102">int</text:span> i=0; i&lt;limitFor; i++){</text:p>
            <text:p text:style-name="P85"><text:s text:c="12"/><text:span text:style-name="T102">System</text:span>.out.print(valors[i]); <text:s text:c="7"/></text:p>
            <text:p text:style-name="P85"><text:soft-page-break/><text:s text:c="12"/><text:span text:style-name="T102">System</text:span>.out.print(<text:span text:style-name="T105">", "</text:span>); <text:s text:c="7"/></text:p>
            <text:p text:style-name="P85"><text:s text:c="8"/>}</text:p>
            <text:p text:style-name="P85"><text:s text:c="8"/><text:span text:style-name="T102">if</text:span>(limitFor&gt;=0){</text:p>
            <text:p text:style-name="P85"><text:s text:c="12"/><text:span text:style-name="T102">System</text:span>.out.print(valors[limitFor]); <text:s text:c="7"/></text:p>
            <text:p text:style-name="P85"><text:s text:c="8"/>}</text:p>
            <text:p text:style-name="P85"><text:s text:c="8"/><text:span text:style-name="T102">System</text:span>.out.println(<text:span text:style-name="T105">" }"</text:span>); <text:s text:c="7"/></text:p>
            <text:p text:style-name="P85"><text:s text:c="4"/>}</text:p>
            <text:p text:style-name="P94">}</text:p>
          </table:table-cell>
        </table:table-row>
      </table:table>
      <text:p text:style-name="P88"/>
      <text:p text:style-name="P88"/>
      <table:table table:name="Taula17" table:style-name="Taula17">
        <table:table-column table:style-name="Taula17.A"/>
        <table:table-row>
          <table:table-cell table:style-name="Taula17.A1" office:value-type="string">
            <text:p text:style-name="P75">Més qüestions per discutir al fòrum de la unitat 4</text:p>
            <text:p text:style-name="Tetxt_20_tasca_20_2_20_EAC">Copieu el nou codi al vostre projecte i executeu-lo. Analitzeu el que passa ara i compareu-ho amb les proves anteriors.</text:p>
            <text:p text:style-name="Tetxt_20_tasca_20_2_20_EAC"><text:span text:style-name="T69">Com és que en aquest cas no es modifica el valor de l’element de l’array canviat dins la funció </text:span><text:span text:style-name="T67">canviarValorParametreElementDArray</text:span><text:span text:style-name="T69">? Què ha canviat?</text:span></text:p>
          </table:table-cell>
        </table:table-row>
      </table:table>
      <text:p text:style-name="Tetxt_20_tasca_20_2_20_EAC">Finalment, repetirem un exemple semblant al segon cas (passarem l’array sencer), però farem que la funció invocada, en comptes de fer canvis en els elements, modifiqui directament tota la col·lecció sencera. Veiem-ho: </text:p>
      <table:table table:name="Taula18" table:style-name="Taula18">
        <table:table-column table:style-name="Taula18.A"/>
        <table:table-row>
          <table:table-cell table:style-name="Taula18.A1" office:value-type="string">
            <text:p text:style-name="P82"><text:span text:style-name="Source_20_Text"><text:span text:style-name="T103">public</text:span></text:span><text:span text:style-name="Source_20_Text"><text:span text:style-name="T39"> </text:span></text:span><text:span text:style-name="Source_20_Text"><text:span text:style-name="T103">class</text:span></text:span><text:span text:style-name="Source_20_Text"><text:span text:style-name="T39"> FuncionsIArrays4 {</text:span></text:span></text:p>
            <text:p text:style-name="P86"/>
            <text:p text:style-name="P85"><text:s text:c="4"/><text:span text:style-name="T102">public</text:span> <text:span text:style-name="T102">static</text:span> <text:span text:style-name="T102">void</text:span> main(<text:span text:style-name="T102">String</text:span>[] args) {</text:p>
            <text:p text:style-name="P85"><text:s text:c="8"/>FuncionsIArrays4 prg = <text:span text:style-name="T102">new</text:span> FuncionsIArrays4();</text:p>
            <text:p text:style-name="P85"><text:s text:c="8"/>prg.inici();</text:p>
            <text:p text:style-name="P85"><text:s text:c="4"/>}</text:p>
            <text:p text:style-name="P85"><text:s text:c="4"/></text:p>
            <text:p text:style-name="P85"><text:s text:c="4"/><text:span text:style-name="T102">void</text:span> inici(){</text:p>
            <text:p text:style-name="P87">/* Per investigar què passa si fem canvis a tot un array passat per paràmetre </text:p>
            <text:p text:style-name="P87">*/</text:p>
            <text:p text:style-name="P85"><text:s text:c="8"/><text:span text:style-name="T102">int</text:span>[] varArray = <text:span text:style-name="T102">new</text:span> <text:span text:style-name="T102">int</text:span>[8];</text:p>
            <text:p text:style-name="P86"/>
            <text:p text:style-name="P85"><text:s text:c="8"/><text:span text:style-name="T102">for</text:span>(<text:span text:style-name="T102">int</text:span> i=0; i&lt;varArray.length; i++){</text:p>
            <text:p text:style-name="P85"><text:s text:c="12"/>varArray[i]=i*2;</text:p>
            <text:p text:style-name="P85"><text:s text:c="8"/>}</text:p>
            <text:p text:style-name="P86"/>
            <text:p text:style-name="P85"><text:s text:c="8"/><text:span text:style-name="T102">System</text:span>.out.print(<text:span text:style-name="T105">"Abans de cridar a la funció "</text:span>);</text:p>
            <text:p text:style-name="P85"><text:s text:c="8"/><text:span text:style-name="T102">System</text:span>.out.print(<text:span text:style-name="T105">"canviarValorParametreArray(varArray) "</text:span>);</text:p>
            <text:p text:style-name="P85"><text:s text:c="8"/><text:span text:style-name="T102">System</text:span>.out.print(<text:span text:style-name="T105">"la variable varArray val: "</text:span>);</text:p>
            <text:p text:style-name="P85"><text:s text:c="8"/>printIntArray(varArray);</text:p>
            <text:p text:style-name="P85"><text:s text:c="8"/>canviarValorParametreArray(varArray);</text:p>
            <text:p text:style-name="P85"><text:s text:c="8"/><text:span text:style-name="T102">System</text:span>.out.print(<text:span text:style-name="T105">"Despres de cridar a la funció "</text:span>);</text:p>
            <text:p text:style-name="P85"><text:s text:c="8"/><text:span text:style-name="T102">System</text:span>.out.print(<text:span text:style-name="T105">"canviarValorParametreArray(varArray) "</text:span>);</text:p>
            <text:p text:style-name="P85"><text:s text:c="8"/><text:span text:style-name="T102">System</text:span>.out.print(<text:span text:style-name="T105">"la variable varArray val: "</text:span>);</text:p>
            <text:p text:style-name="P85"><text:s text:c="8"/>printIntArray(varArray);</text:p>
            <text:p text:style-name="P85"><text:s text:c="4"/>}</text:p>
            <text:p text:style-name="P85"><text:s text:c="4"/></text:p>
            <text:p text:style-name="P85"><text:s text:c="4"/><text:span text:style-name="T102">void</text:span> canviarValorParametreArray(<text:span text:style-name="T102">int</text:span>[] param){</text:p>
            <text:p text:style-name="P85"><text:s text:c="8"/><text:span text:style-name="T102">int</text:span>[] valorACanviar = <text:span text:style-name="T102">new</text:span> <text:span text:style-name="T102">int</text:span>[8];</text:p>
            <text:p text:style-name="P85"><text:s text:c="8"/><text:span text:style-name="T102">for</text:span>(<text:span text:style-name="T102">int</text:span> i=0; i&lt;valorACanviar.length; i++){</text:p>
            <text:p text:style-name="P85"><text:s text:c="12"/>valorACanviar[i]=i*3;</text:p>
            <text:p text:style-name="P85"><text:s text:c="8"/>}</text:p>
            <text:p text:style-name="P86"/>
            <text:p text:style-name="P85"><text:s text:c="8"/><text:span text:style-name="T102">System</text:span>.out.print(<text:span text:style-name="T105">"Dins la funció canviarValorParametreArray(param), "</text:span>);</text:p>
            <text:p text:style-name="P85"><text:s text:c="8"/><text:span text:style-name="T102">System</text:span>.out.print(<text:span text:style-name="T105">"abans del canvi [param={0, 3, 9, ...}] el paràmetre val: "</text:span>);</text:p>
            <text:p text:style-name="P85"><text:s text:c="8"/>printIntArray(param);</text:p>
            <text:p text:style-name="P85"><text:soft-page-break/><text:s text:c="8"/>param = valorACanviar;</text:p>
            <text:p text:style-name="P85"><text:s text:c="8"/><text:span text:style-name="T102">System</text:span>.out.print(<text:span text:style-name="T105">"Dins la funció canviarValorParametreArray(param), "</text:span>);</text:p>
            <text:p text:style-name="P85"><text:s text:c="8"/><text:span text:style-name="T102">System</text:span>.out.print(<text:span text:style-name="T105">"després del canvi [param={0, 3, 9, ...}] el paràmetre val: "</text:span>);</text:p>
            <text:p text:style-name="P85"><text:s text:c="8"/>printIntArray(param);</text:p>
            <text:p text:style-name="P85"><text:s text:c="4"/>}</text:p>
            <text:p text:style-name="P85"><text:s text:c="4"/></text:p>
            <text:p text:style-name="P85"><text:s text:c="4"/><text:span text:style-name="T102">void</text:span> printIntArray(<text:span text:style-name="T102">int</text:span>[] valors){</text:p>
            <text:p text:style-name="P85"><text:s text:c="8"/><text:span text:style-name="T102">int</text:span> limitFor = valors.length-1;</text:p>
            <text:p text:style-name="P85"><text:s text:c="8"/><text:span text:style-name="T102">System</text:span>.out.print(<text:span text:style-name="T105">"{ "</text:span>);</text:p>
            <text:p text:style-name="P85"><text:s text:c="8"/><text:span text:style-name="T102">for</text:span>(<text:span text:style-name="T102">int</text:span> i=0; i&lt;limitFor; i++){</text:p>
            <text:p text:style-name="P85"><text:s text:c="12"/><text:span text:style-name="T102">System</text:span>.out.print(valors[i]); <text:s text:c="7"/></text:p>
            <text:p text:style-name="P85"><text:s text:c="12"/><text:span text:style-name="T102">System</text:span>.out.print(<text:span text:style-name="T105">", "</text:span>); <text:s text:c="7"/></text:p>
            <text:p text:style-name="P85"><text:s text:c="8"/>}</text:p>
            <text:p text:style-name="P85"><text:s text:c="8"/><text:span text:style-name="T102">if</text:span>(limitFor&gt;=0){</text:p>
            <text:p text:style-name="P85"><text:s text:c="12"/><text:span text:style-name="T102">System</text:span>.out.print(valors[limitFor]); <text:s text:c="7"/></text:p>
            <text:p text:style-name="P85"><text:s text:c="8"/>}</text:p>
            <text:p text:style-name="P85"><text:s text:c="8"/><text:span text:style-name="T102">System</text:span>.out.println(<text:span text:style-name="T105">" }"</text:span>); <text:s text:c="7"/></text:p>
            <text:p text:style-name="P85"><text:s text:c="4"/>}</text:p>
            <text:p text:style-name="P94">}</text:p>
          </table:table-cell>
        </table:table-row>
      </table:table>
      <text:p text:style-name="P88"/>
      <table:table table:name="Taula19" table:style-name="Taula19">
        <table:table-column table:style-name="Taula19.A"/>
        <table:table-row>
          <table:table-cell table:style-name="Taula19.A1" office:value-type="string">
            <text:p text:style-name="P70">Darreres qüestions per discutir al fòrum de la unitat 4</text:p>
            <text:p text:style-name="Text_20_EAC"><text:span text:style-name="T91">Copia el darrer codi proposat, executa'l i dedueix: Què ha passat aquest cop? Quins canvis ha experimentat la variable </text:span><text:span text:style-name="Emphasis"><text:span text:style-name="T91">varArray</text:span></text:span><text:span text:style-name="T91">? Hi ha hagut modificació del paràmetre de la funció </text:span><text:span text:style-name="Emphasis"><text:span text:style-name="T91">canviarValorParametreArray</text:span></text:span><text:span text:style-name="T91">? Ha repercutit a la variable </text:span><text:span text:style-name="Emphasis"><text:span text:style-name="T91">varArray</text:span></text:span><text:span text:style-name="T91">?</text:span></text:p>
            <text:p text:style-name="Text_20_EAC">Intenteu elaborar unes regles que us ajudin a predir, quan els canvis dins les funcions repercuteixen sobre les variable usades com a paràmetres en les funcions que les invoquen. Discutiu les regles al fòrum tot argumentat-ho amb les vostres deduccions.</text:p>
          </table:table-cell>
        </table:table-row>
      </table:table>
      <text:p text:style-name="Standard"/>
      <text:list xml:id="list221626549304349" text:continue-numbering="true" text:style-name="Numbering_20_1">
        <text:list-item>
          <text:h text:style-name="text_20_tasca_20_1_20_EAC" text:outline-level="1">Llegiu l’apartat 2.3 fent els reptes 5 i 6 sense mirar la solució. Un cop tingueu implementats els reptes, podeu mirar la solució per comparar-la amb la vostra.</text:h>
        </text:list-item>
        <text:list-item>
          <text:h text:style-name="text_20_tasca_20_1_20_EAC" text:outline-level="1">Llegiu l’apartat 2.4. És un exemple força clarificador per entendre com implementar aplicacions no monolítiques parametritzades partint des de zero.</text:h>
        </text:list-item>
      </text:list>
      <text:p text:style-name="P110"><text:bookmark-start text:name="__RefHeading___Toc6795_2423609131"/>Període 5: del <text:span text:style-name="T72">09/03 al 16/03</text:span> <text:s text:c="2"/>(Cal fer lliurament al final del període)<text:bookmark-end text:name="__RefHeading___Toc6795_2423609131"/></text:p>
      <text:list xml:id="list221626419218337" text:continue-list="list221626549304349" text:style-name="Numbering_20_1">
        <text:list-item text:start-value="1">
          <text:h text:style-name="P143" text:outline-level="1" text:restart-numbering="true" text:start-value="-1"><text:span text:style-name="Emphasis"><text:span text:style-name="T19">(LLIURABLE)</text:span></text:span><text:span text:style-name="Emphasis"><text:span text:style-name="T15">. </text:span></text:span><text:span text:style-name="Emphasis"><text:span text:style-name="T14">Ja esteu en condicions d’implementar tot l’EAC4. Recordeu que ja teniu una part feta. Reutilitzeu-la! Feu una còpia del projecte si voleu conservar l’original EAC4P1. <text:s/></text:span></text:span></text:h>
          <text:h text:style-name="P143" text:outline-level="1"><text:span text:style-name="Emphasis"><text:span text:style-name="T14">Modifiqueu l’aplicació d’inici per tal de que l’aplicació, com diu l’enunciat, sigui cíclica. Esborreu doncs tot el codi de prova per tal de crear un processament cíclic dins el mètode inici, però recordeu que cal defugir de les aplicacions monolítiques i tenir funcions que ajudin a la llegibilitat i modularitat del codi. </text:span></text:span></text:h>
          <text:h text:style-name="P143" text:outline-level="1"><text:span text:style-name="Emphasis"><text:span text:style-name="T14">Recapitulant, aquest codi cíclic haurà de mostrar </text:span></text:span><text:span text:style-name="Emphasis"><text:span text:style-name="T13">un menú amb</text:span></text:span><text:span text:style-name="Emphasis"><text:span text:style-name="T14"> 3 opcions: La primera s’encarregarà de permetre l'entrada de nou raïm al magatzem, la segona facilitarà la sortida i la tercera mostrarà tot el raïm emmagatzemat per varietat. El punt 1 ja està treballat al període 3 i per tant durant aquest període <text:s/>haurem de treballar les opcions 2 i 3 <text:s/>juntament amb el programa principal que permetrà a l’usuari escollir una o altre opció. Aprofitarem doncs bona part del codi que ja tenim fet. Recordeu que podeu usar la solució presentada a l’anterior EAC.</text:span></text:span></text:h>
        </text:list-item>
      </text:list>
      <text:p text:style-name="Tetxt_20_tasca_20_2_20_EAC"><text:soft-page-break/><text:span text:style-name="Emphasis"><text:span text:style-name="T14">A continuació us proporcionem el disseny descendent del procediment de sortida de raïm (opció 2). No cal que seguiu aquest disseny descendent, si ho preferiu podeu fer el vostre propi, l’objectiu d’aquest disseny és, sobretot, servir-vos d’ajuda. </text:span></text:span></text:p>
      <text:list xml:id="list1834042124" text:style-name="L8">
        <text:list-item>
          <text:p text:style-name="P136">Demanar a l'usuari quina és la varietat del raïm que surt del magatzem.</text:p>
          <text:list>
            <text:list-item>
              <text:p text:style-name="P136">Mostrar la pregunta i les cinc opcions possibles.</text:p>
            </text:list-item>
            <text:list-item>
              <text:p text:style-name="P136">Esperar la resposta</text:p>
            </text:list-item>
            <text:list-item>
              <text:p text:style-name="P136">Verificar que la resposta sigui adient</text:p>
            </text:list-item>
            <text:list-item>
              <text:p text:style-name="P136">Repetir la demanda del tipus <text:s/>d’espai si la verificació és negativa</text:p>
            </text:list-item>
          </text:list>
        </text:list-item>
        <text:list-item>
          <text:p text:style-name="P136">Cercar la posició de la varietat dins del magatzem a partir del nom de varietat introduïda.</text:p>
          <text:list>
            <text:list-item>
              <text:p text:style-name="P136">Inicialitzar comptador de files de la matriu que conté les varietats</text:p>
            </text:list-item>
            <text:list-item>
              <text:p text:style-name="P136">Passar fila per fila mentre no s’arribi al final o bé no es trobi la varietat que ha de sortir.</text:p>
            </text:list-item>
            <text:list-item>
              <text:p text:style-name="P136">Si es troba la varietat es retorna el valor del comptador de files que tot just apuntarà a la varietat trobada.</text:p>
            </text:list-item>
            <text:list-item>
              <text:p text:style-name="P135"><text:span text:style-name="Emphasis"><text:span text:style-name="T14">Si s’arriba a analitzar totes les varietats sense èxit es retorna -1 per indicar que no existeix aquesta varietat.</text:span></text:span></text:p>
            </text:list-item>
          </text:list>
        </text:list-item>
        <text:list-item>
          <text:p text:style-name="P135"><text:span text:style-name="Emphasis"><text:span text:style-name="T14">Un cop obtinguda la posició, si aquesta és correcta, es mostra el nombre de quilograms total que hi ha al magatzem d'aquesta varietat. Això s'aconseguirà indexant la matriu de quantitats amb l'índex de la varietat trobada. A continuació el programa demanarà la quantitat que surt del magatzem.</text:span></text:span></text:p>
          <text:list>
            <text:list-item>
              <text:p text:style-name="P135"><text:span text:style-name="Emphasis"><text:span text:style-name="T14">Amb la quantitat introduïda, es comprova que no sigui superior a la quantitat actual.</text:span></text:span></text:p>
            </text:list-item>
            <text:list-item>
              <text:p text:style-name="P135"><text:span text:style-name="Emphasis"><text:span text:style-name="T14">Si la quantitat és superior, s'informa a l'usuari que la quantitat és errònia i es torna a demanar una nova quantitat.</text:span></text:span></text:p>
            </text:list-item>
            <text:list-item>
              <text:p text:style-name="P135"><text:span text:style-name="Emphasis"><text:span text:style-name="T14">Si la quantitat és inferior, es calcula la quantitat que resta al magatzem i s'actualitza el valor d'aquesta varietat a la matriu de quantitats.</text:span></text:span></text:p>
            </text:list-item>
            <text:list-item>
              <text:p text:style-name="P135"><text:span text:style-name="Emphasis"><text:span text:style-name="T14">S'actualitza el comptador total de raïm del magatzem.</text:span></text:span></text:p>
            </text:list-item>
            <text:list-item>
              <text:p text:style-name="P135"><text:span text:style-name="Emphasis"><text:span text:style-name="T14">Se li dona a l'usuari l'ok.</text:span></text:span></text:p>
            </text:list-item>
          </text:list>
        </text:list-item>
        <text:list-item>
          <text:p text:style-name="P135"><text:span text:style-name="Emphasis"><text:span text:style-name="T14">Tornar a mostrar la pantalla amb les 3 opcions principals més la de sortir.</text:span></text:span></text:p>
        </text:list-item>
      </text:list>
      <text:p text:style-name="text_20_llista_20_EAC"><text:span text:style-name="Emphasis"><text:span text:style-name="T14"/></text:span></text:p>
      <text:p text:style-name="text_20_llista_20_EAC"><text:span text:style-name="Emphasis"><text:span text:style-name="T14">A continuació es mostra el disseny descendent de la opció 3, que mostrarà les quantitats de cadascuna de les varietats i també la quantitat total de raïm disponible al magatzem.</text:span></text:span></text:p>
      <text:list xml:id="list2457858210" text:style-name="L9">
        <text:list-item>
          <text:p text:style-name="P137">Recórrer les dues matrius, mentre no s'arribi al final de la matriu de varietats (mVarietat)</text:p>
          <text:list>
            <text:list-item>
              <text:p text:style-name="P137">Mostrar el nom de la varietat a la posició actual de mVarietat</text:p>
            </text:list-item>
            <text:list-item>
              <text:p text:style-name="P137">Mostrar la quantitat emmagatzemada a la posició actual de mQuantitat<text:tab/></text:p>
            </text:list-item>
            <text:list-item>
              <text:p text:style-name="P137">Avançar una posició </text:p>
            </text:list-item>
          </text:list>
        </text:list-item>
        <text:list-item>
          <text:p text:style-name="P138"><text:span text:style-name="Emphasis"><text:span text:style-name="T17">Mostra la quantitat total de raïm emmagatzemat.</text:span></text:span></text:p>
        </text:list-item>
      </text:list>
      <text:p text:style-name="P108"><text:bookmark-start text:name="__RefHeading___Toc6839_2423609131"/>Lliuraments<text:bookmark-end text:name="__RefHeading___Toc6839_2423609131"/></text:p>
      <text:p text:style-name="P72">En aquest EAC hi haurà 2 lliuraments:</text:p>
      <text:list xml:id="list279254037" text:style-name="L10">
        <text:list-item>
          <text:p text:style-name="P132">Al final del període 3 caldrà que lliureu la implementació demanada a la tasca 2. Envieu el fitxer de codi o el projecte de netbeans comprimit a la bústia del lliurament parcial 1 de l’EAC4 (EAC4P1) abans de les 23:55 de la data límit.</text:p>
        </text:list-item>
        <text:list-item>
          <text:p text:style-name="P132">Al final del període 5 caldrà que lliureu la implementació de la tasca 1. Envieu el fitxer de codi o el projecte de netbeans comprimit a la bústia del lliurament parcial 2 de l’EAC4 (EAC4P2) abans de les 23:55 de la data límit.</text:p>
        </text:list-item>
      </text:list>
      <text:p text:style-name="P72"><text:s/>Les dates límit de cada lliurament són:</text:p>
      <table:table table:name="Taula26" table:style-name="Taula26">
        <table:table-column table:style-name="Taula26.A" table:number-columns-repeated="3"/>
        <text:soft-page-break/>
        <table:table-row>
          <table:table-cell table:style-name="Taula26.A1" office:value-type="string">
            <text:p text:style-name="P12">Lliuraments parcials</text:p>
          </table:table-cell>
          <table:table-cell table:style-name="Taula26.A1" office:value-type="string">
            <text:p text:style-name="P12">Període</text:p>
          </table:table-cell>
          <table:table-cell table:style-name="Taula26.C1" office:value-type="string">
            <text:p text:style-name="P12">Data límit</text:p>
          </table:table-cell>
        </table:table-row>
        <table:table-row>
          <table:table-cell table:style-name="Taula26.B3" office:value-type="string">
            <text:p text:style-name="P13">EAC4P1</text:p>
          </table:table-cell>
          <table:table-cell table:style-name="Taula26.B3" office:value-type="string">
            <text:p text:style-name="P13">3</text:p>
          </table:table-cell>
          <table:table-cell table:style-name="Taula26.C2" office:value-type="date" office:date-value="2020-03-02">
            <text:p text:style-name="P13">02/03/20</text:p>
          </table:table-cell>
        </table:table-row>
        <table:table-row>
          <table:table-cell table:style-name="Taula26.B3" office:value-type="string">
            <text:p text:style-name="P13">EAC4P2</text:p>
          </table:table-cell>
          <table:table-cell table:style-name="Taula26.B3" office:value-type="string">
            <text:p text:style-name="P13">5</text:p>
          </table:table-cell>
          <table:table-cell table:style-name="Taula26.C3" office:value-type="date" office:date-value="2020-03-16">
            <text:p text:style-name="P13">16/03/20</text:p>
          </table:table-cell>
        </table:table-row>
      </table:table>
      <text:p text:style-name="Text_20_EAC"/>
      <text:p text:style-name="P108"><text:bookmark-start text:name="__RefHeading___Toc6043_3512146126"/>Criteris de correcció i ponderació<text:bookmark-end text:name="__RefHeading___Toc6043_3512146126"/></text:p>
      <text:p text:style-name="P72">A continuació es mostren els criteris de correcció i la ponderació usats per a corregir cada un dels lliuraments de l’EAC</text:p>
      <text:p text:style-name="Encapcalament_20_2_20_EAC"><text:bookmark-start text:name="__RefHeading___Toc6143_3512146126"/>EAC4P1. Lliurament parcial del període 3 (<text:span text:style-name="T50">30</text:span>%)<text:bookmark-end text:name="__RefHeading___Toc6143_3512146126"/></text:p>
      <text:p text:style-name="P72">A aquí es mostren els criteris de correcció agrupats en 3 aspectes: </text:p>
      <text:list xml:id="list1927271629" text:style-name="L11">
        <text:list-item>
          <text:p text:style-name="P133">Correctesa (6 punts): Verificació del bon funcionament del codi lliurat d’acord amb les indicacions de l’enunciat.</text:p>
        </text:list-item>
        <text:list-item>
          <text:p text:style-name="P133">Llegibilitat del codi (2 punts): Aplicació dels criteris de llegibilitat bàsics apresos al bloc 1 i bloc 2 del mòdul 3.</text:p>
        </text:list-item>
        <text:list-item>
          <text:p text:style-name="P133">Modularitat (2 punts): Aplicació dels criteris de modularitat explicats en aquest bloc per tal de d’evitar aplicacions monolítiques.</text:p>
        </text:list-item>
      </text:list>
      <text:p text:style-name="P73"/>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header-rows>
          <table:table-row>
            <table:table-cell table:style-name="Taula2.A1" office:value-type="string">
              <text:p text:style-name="P14">Correctesa <text:s text:c="4"/>(6 punts)</text:p>
            </table:table-cell>
            <table:table-cell table:style-name="Taula2.A1" office:value-type="string">
              <text:p text:style-name="P14">Criteris de verificació</text:p>
            </table:table-cell>
            <table:table-cell table:style-name="Taula2.A1" office:value-type="string">
              <text:p text:style-name="P14"><text:s/>100% </text:p>
            </table:table-cell>
            <table:table-cell table:style-name="Taula2.A1" office:value-type="string">
              <text:p text:style-name="P14">60%</text:p>
            </table:table-cell>
            <table:table-cell table:style-name="Taula2.A1" office:value-type="string">
              <text:p text:style-name="P14">30% </text:p>
            </table:table-cell>
            <table:table-cell table:style-name="Taula2.F1" office:value-type="string">
              <text:p text:style-name="P14">0%</text:p>
            </table:table-cell>
          </table:table-row>
        </table:table-header-rows>
        <table:table-row table:style-name="Taula2.2">
          <table:table-cell table:style-name="Taula2.A3" office:value-type="string">
            <text:p text:style-name="P16">Procediment <text:span text:style-name="T84">entradaRaim </text:span><text:s/>( 3)</text:p>
          </table:table-cell>
          <table:table-cell table:style-name="Taula2.B2" office:value-type="string">
            <text:p text:style-name="P19">Increment de la quantitat indicada a la varietat escollida i no a cap altra.</text:p>
            <text:p text:style-name="P35">Si es supera el límit del magatzem no s’incrementa cap quantitat</text:p>
            <text:p text:style-name="P35">El límit es coherent amb la quantitat de quilos entrats per cada varietat.</text:p>
            <text:p text:style-name="P35">Si la varietat no es troba entre les conreades per l’empresa no s’incrementa cap varietat.</text:p>
          </table:table-cell>
          <table:table-cell table:style-name="Taula2.C2" office:value-type="string">
            <text:p text:style-name="P15">No falla cap criteri</text:p>
          </table:table-cell>
          <table:table-cell table:style-name="Taula2.D2" office:value-type="string">
            <text:p text:style-name="P33"><text:span text:style-name="T51">Falla </text:span><text:span text:style-name="T52">un dels criteris indicats</text:span></text:p>
          </table:table-cell>
          <table:table-cell table:style-name="Taula2.E2" office:value-type="string">
            <text:p text:style-name="P34"><text:span text:style-name="T51">Falla </text:span><text:span text:style-name="T52">2 o tres dels criteris</text:span></text:p>
          </table:table-cell>
          <table:table-cell table:style-name="Taula2.F2" office:value-type="string">
            <text:p text:style-name="P29"><text:span text:style-name="T55">Fallen tots els criteris o n</text:span><text:span text:style-name="T54">o compila o es tanca inesperadament</text:span></text:p>
          </table:table-cell>
        </table:table-row>
        <table:table-row table:style-name="Taula2.2">
          <table:table-cell table:style-name="Taula2.A3" office:value-type="string">
            <text:p text:style-name="P118"><text:span text:style-name="T48">Procediment </text:span><text:span text:style-name="T60">posicioVarietat </text:span><text:span text:style-name="T48"><text:s/>(3)</text:span> </text:p>
          </table:table-cell>
          <table:table-cell table:style-name="Taula2.B3" office:value-type="string">
            <text:p text:style-name="P30"><text:span text:style-name="T62">Si la varietat no ex</text:span><text:span text:style-name="T63">i</text:span><text:span text:style-name="T62">steix, no </text:span><text:span text:style-name="T63">retorna un valor fora del rang valid de posicions.</text:span></text:p>
            <text:p text:style-name="P28">Si la varietat existeix, retorna sempre la mateixa posició.</text:p>
          </table:table-cell>
          <table:table-cell table:style-name="Taula2.C3" office:value-type="string">
            <text:p text:style-name="P27">No falla cap criteri</text:p>
          </table:table-cell>
          <table:table-cell table:style-name="Taula2.D3" office:value-type="string">
            <text:p text:style-name="P29"><text:span text:style-name="T61">Falla </text:span><text:span text:style-name="T64">el primer dels criteris</text:span></text:p>
          </table:table-cell>
          <table:table-cell table:style-name="Taula2.E3" office:value-type="string">
            <text:p text:style-name="P32"><text:span text:style-name="T61">Falla </text:span><text:span text:style-name="T64">el segon dels criteris</text:span></text:p>
          </table:table-cell>
          <table:table-cell table:style-name="Taula2.F3" office:value-type="string">
            <text:p text:style-name="P30"><text:span text:style-name="T64">Fallen tots els criteris o n</text:span><text:span text:style-name="T61">o compila </text:span><text:span text:style-name="T64">o </text:span><text:span text:style-name="T56">es tanca inesperadament</text:span></text:p>
          </table:table-cell>
        </table:table-row>
      </table:table>
      <text:p text:style-name="P73"/>
      <text:p text:style-name="Text_20_EAC"><text:span text:style-name="T32"><text:s/></text:span><text:span text:style-name="T31">I la resta d’aspectes:</text:span></text:p>
      <table:table table:name="Taula30" table:style-name="Taula30">
        <table:table-column table:style-name="Taula30.A"/>
        <table:table-column table:style-name="Taula30.B" table:number-columns-repeated="2"/>
        <table:table-column table:style-name="Taula30.D"/>
        <table:table-header-rows>
          <table:table-row>
            <table:table-cell table:style-name="Taula30.A1" table:number-rows-spanned="2" office:value-type="string">
              <text:p text:style-name="P14"/>
              <text:p text:style-name="P14">Aspectes</text:p>
            </table:table-cell>
            <table:table-cell table:style-name="Taula30.B1" table:number-columns-spanned="3" office:value-type="string">
              <text:p text:style-name="P14">Criteris</text:p>
            </table:table-cell>
            <table:covered-table-cell/>
            <table:covered-table-cell/>
          </table:table-row>
          <table:table-row>
            <table:covered-table-cell/>
            <table:table-cell table:style-name="Taula30.B2" office:value-type="string">
              <text:p text:style-name="P14">100%</text:p>
            </table:table-cell>
            <table:table-cell table:style-name="Taula30.B2" office:value-type="string">
              <text:p text:style-name="P14">50%</text:p>
            </table:table-cell>
            <table:table-cell table:style-name="Taula30.D2" office:value-type="string">
              <text:p text:style-name="P14">0%</text:p>
            </table:table-cell>
          </table:table-row>
        </table:table-header-rows>
        <table:table-row table:style-name="Taula30.3">
          <table:table-cell table:style-name="Taula30.A4" office:value-type="string">
            <text:p text:style-name="P26">Llegibilitat del codi (2)</text:p>
          </table:table-cell>
          <table:table-cell table:style-name="Taula30.C4" office:value-type="string">
            <text:p text:style-name="P64">1) Es fan servir constants de forma habitual en lloc de valors literals.</text:p>
            <text:p text:style-name="P64">2) El codi està ben indentat.<text:line-break/></text:p>
          </table:table-cell>
          <table:table-cell table:style-name="Taula30.C4" office:value-type="string">
            <text:p text:style-name="P65">1) Es fan servir poques constants.<text:line-break/>2) El codi no està sempre ben indentat.</text:p>
          </table:table-cell>
          <table:table-cell table:style-name="Taula30.D4" office:value-type="string">
            <text:p text:style-name="P58">1) Mai o quasi bé mai, es fan servir constants.</text:p>
            <text:p text:style-name="P59"><text:span text:style-name="T33">2) Sovint el codi està mal</text:span> indentat</text:p>
          </table:table-cell>
        </table:table-row>
        <text:soft-page-break/>
        <table:table-row table:style-name="Taula30.3">
          <table:table-cell table:style-name="Taula30.A4" office:value-type="string">
            <text:p text:style-name="P26">Modularitat del codi (2)</text:p>
          </table:table-cell>
          <table:table-cell table:style-name="Taula30.C4" office:value-type="string">
            <text:p text:style-name="P64">1) El codi es troba distribuït en mètodes seguint un disseny descendent correcte.<text:line-break/>2) El codi no es concentra en pocs mètodes sinó que es troba ben distribuït i segmentat en nivells de profunditat raonables per la mida de l'aplicació.</text:p>
          </table:table-cell>
          <table:table-cell table:style-name="Taula30.C4" office:value-type="string">
            <text:p text:style-name="P65">No es compleixen un dels criteris de modularitat (casella 100%).</text:p>
          </table:table-cell>
          <table:table-cell table:style-name="Taula30.D4" office:value-type="string">
            <text:p text:style-name="P59">No es compleixen cap dels criteris de modularitat (casella 100%).</text:p>
          </table:table-cell>
        </table:table-row>
      </table:table>
      <text:p text:style-name="P74"/>
      <text:p text:style-name="Encapcalament_20_2_20_EAC"><text:bookmark-start text:name="__RefHeading___Toc6141_3512146126"/>EAC4P2. Lliurament final en el període 5 <text:s/>(<text:span text:style-name="T50">70</text:span>%)<text:bookmark-end text:name="__RefHeading___Toc6141_3512146126"/></text:p>
      <text:p text:style-name="P72">A continuació es mostres els criteris de correcció d’aquesta part agrupats en 4 aspectes: </text:p>
      <text:list xml:id="list221626261862012" text:continue-numbering="true" text:style-name="L11">
        <text:list-item>
          <text:p text:style-name="P133">Correctesa (5 punts): Verificació del bon funcionament del codi lliurat d’acord amb les indicacions de l’enunciat.</text:p>
        </text:list-item>
        <text:list-item>
          <text:p text:style-name="P133">Llegibilitat del codi (2 punts): Aplicació dels criteris de llegibilitat bàsics apresos al bloc 1 i bloc 2 del mòdul 3.</text:p>
        </text:list-item>
        <text:list-item>
          <text:p text:style-name="P133">Modularitat (2 punts): Aplicació dels criteris de modularitat explicats en aquest bloc per tal de d’evitar aplicacions monolítiques.</text:p>
        </text:list-item>
        <text:list-item>
          <text:p text:style-name="P133">Interfície d’usuari (1 punts).</text:p>
        </text:list-item>
      </text:list>
      <text:p text:style-name="P73"/>
      <text:p text:style-name="P73"/>
      <table:table table:name="Taula20" table:style-name="Taula20">
        <table:table-column table:style-name="Taula20.A"/>
        <table:table-column table:style-name="Taula20.B"/>
        <table:table-column table:style-name="Taula20.C"/>
        <table:table-column table:style-name="Taula20.D"/>
        <table:table-column table:style-name="Taula20.E"/>
        <table:table-column table:style-name="Taula20.F"/>
        <table:table-header-rows>
          <table:table-row>
            <table:table-cell table:style-name="Taula20.A1" office:value-type="string">
              <text:p text:style-name="P117">Correctesa </text:p>
              <text:p text:style-name="P117">(5 punts)</text:p>
            </table:table-cell>
            <table:table-cell table:style-name="Taula20.A1" office:value-type="string">
              <text:p text:style-name="P117">Criteris de verificació</text:p>
            </table:table-cell>
            <table:table-cell table:style-name="Taula20.A1" office:value-type="string">
              <text:p text:style-name="P117"><text:s/>100% </text:p>
            </table:table-cell>
            <table:table-cell table:style-name="Taula20.A1" office:value-type="string">
              <text:p text:style-name="P117">60%</text:p>
            </table:table-cell>
            <table:table-cell table:style-name="Taula20.A1" office:value-type="string">
              <text:p text:style-name="P117">30% </text:p>
            </table:table-cell>
            <table:table-cell table:style-name="Taula20.F1" office:value-type="string">
              <text:p text:style-name="P117">0%</text:p>
            </table:table-cell>
          </table:table-row>
        </table:table-header-rows>
        <table:table-row>
          <table:table-cell table:style-name="Taula20.A6" office:value-type="string">
            <text:p text:style-name="P29"><text:span text:style-name="T57">Selecció de procediment</text:span><text:span text:style-name="T54"> ( 1)</text:span></text:p>
          </table:table-cell>
          <table:table-cell table:style-name="Taula20.B2" office:value-type="string">
            <text:p text:style-name="P20">L’usuari pot seleccionar de forma cíclica (menú) un dels 3 procediments indicats (Entrada, Sortida o Quantitat pe varietat)</text:p>
          </table:table-cell>
          <table:table-cell table:style-name="Taula20.C2" office:value-type="string">
            <text:p text:style-name="P15">No falla cap criteri</text:p>
          </table:table-cell>
          <table:table-cell table:style-name="Taula20.D2" office:value-type="string">
            <text:p text:style-name="P20">Només es pot escollir un sol cop perquè el programa acaba.</text:p>
          </table:table-cell>
          <table:table-cell table:style-name="Taula20.E2" office:value-type="string">
            <text:p text:style-name="P21">La selecció no processa <text:s/>el procediment corresponent</text:p>
          </table:table-cell>
          <table:table-cell table:style-name="Taula20.F2" office:value-type="string">
            <text:p text:style-name="P15">No compila <text:span text:style-name="T111">o es tanca inesperadament</text:span></text:p>
          </table:table-cell>
        </table:table-row>
        <table:table-row>
          <table:table-cell table:style-name="Taula20.A6" office:value-type="string">
            <text:p text:style-name="P119"><text:span text:style-name="T58">Dades per l’entrada de raïm</text:span><text:span text:style-name="T112"> (1) </text:span></text:p>
          </table:table-cell>
          <table:table-cell table:style-name="Taula20.B3" office:value-type="string">
            <text:p text:style-name="P22">Es demanen a l’usuari totes les dades necessàries per fer l’entrada corresponent.</text:p>
          </table:table-cell>
          <table:table-cell table:style-name="Taula20.C3" office:value-type="string">
            <text:p text:style-name="P22">Es demanen totes les dades</text:p>
          </table:table-cell>
          <table:table-cell table:style-name="Taula20.D3" office:value-type="string">
            <text:p text:style-name="P23">-</text:p>
          </table:table-cell>
          <table:table-cell table:style-name="Taula20.E3" office:value-type="string">
            <text:p text:style-name="P23">No es demanen algunes de les dades</text:p>
          </table:table-cell>
          <table:table-cell table:style-name="Taula20.F3" office:value-type="string">
            <text:p text:style-name="P17">No compila <text:span text:style-name="T111">o es tanca inesperadament</text:span></text:p>
          </table:table-cell>
        </table:table-row>
        <table:table-row table:style-name="Taula20.4">
          <table:table-cell table:style-name="Taula20.A6" office:value-type="string">
            <text:p text:style-name="P29"><text:span text:style-name="T58">Dades de la sortida del</text:span><text:span text:style-name="T54"> </text:span><text:span text:style-name="T58">raïm</text:span><text:span text:style-name="T54">( 1)</text:span></text:p>
          </table:table-cell>
          <table:table-cell table:style-name="Taula20.B4" office:value-type="string">
            <text:p text:style-name="P22">Es demanen a l’usuari totes les dades necessàries per fer la sortida corresponent corresponent.</text:p>
          </table:table-cell>
          <table:table-cell table:style-name="Taula20.C4" office:value-type="string">
            <text:p text:style-name="P22">Es demanen totes les dades</text:p>
          </table:table-cell>
          <table:table-cell table:style-name="Taula20.D4" office:value-type="string">
            <text:p text:style-name="P23">-</text:p>
          </table:table-cell>
          <table:table-cell table:style-name="Taula20.E4" office:value-type="string">
            <text:p text:style-name="P23">No es demanen algunes de les dades</text:p>
          </table:table-cell>
          <table:table-cell table:style-name="Taula20.F4" office:value-type="string">
            <text:p text:style-name="P17">No compila <text:span text:style-name="T111">o es tanca inesperadament</text:span></text:p>
          </table:table-cell>
        </table:table-row>
        <table:table-row>
          <table:table-cell table:style-name="Taula20.A6" office:value-type="string">
            <text:p text:style-name="P116"><text:span text:style-name="T53">Sortida del</text:span><text:span text:style-name="T51"> </text:span><text:span text:style-name="T53">raïm</text:span> (1) </text:p>
          </table:table-cell>
          <table:table-cell table:style-name="Taula20.B5" office:value-type="string">
            <text:p text:style-name="P31"><text:span text:style-name="T55">D</text:span><text:span text:style-name="T58">ecrement</text:span><text:span text:style-name="T55"> de la quantitat indicada a la varietat escollida i no a cap altra.</text:span></text:p>
            <text:p text:style-name="P36"><text:span text:style-name="T55">Si </text:span><text:span text:style-name="T58">el decrement fa baixar la quantitat de la varietat per sota </text:span><text:span text:style-name="T55">d</text:span><text:span text:style-name="T58">e zero, no es fa el decrement </text:span></text:p>
            <text:p text:style-name="P36"><text:span text:style-name="T55">Si la varietat no es troba entre les conreades per l’empresa no e</text:span><text:span text:style-name="T58">s processa el decrement</text:span></text:p>
          </table:table-cell>
          <table:table-cell table:style-name="Taula20.C5" office:value-type="string">
            <text:p text:style-name="P15">No falla cap criteri</text:p>
          </table:table-cell>
          <table:table-cell table:style-name="Taula20.D5" office:value-type="string">
            <text:p text:style-name="P33"><text:span text:style-name="T51">Falla </text:span><text:span text:style-name="T52">un dels criteris indicats</text:span></text:p>
          </table:table-cell>
          <table:table-cell table:style-name="Taula20.E5" office:value-type="string">
            <text:p text:style-name="P34"><text:span text:style-name="T51">Falla </text:span><text:span text:style-name="T52">2 o tres dels criteris</text:span></text:p>
          </table:table-cell>
          <table:table-cell table:style-name="Taula20.F5" office:value-type="string">
            <text:p text:style-name="P29"><text:span text:style-name="T55">Fallen tots els criteris o n</text:span><text:span text:style-name="T54">o compila o es tanca inesperadament</text:span></text:p>
          </table:table-cell>
        </table:table-row>
        <text:soft-page-break/>
        <table:table-row>
          <table:table-cell table:style-name="Taula20.A6" office:value-type="string">
            <text:p text:style-name="P29"><text:span text:style-name="T59">Mostrar quantitat per varietats</text:span><text:span text:style-name="T54"> ( 1)</text:span></text:p>
          </table:table-cell>
          <table:table-cell table:style-name="Taula20.B6" office:value-type="string">
            <text:p text:style-name="P24">Mostra una llista amb el nom i la quantitat de totes les varietats </text:p>
          </table:table-cell>
          <table:table-cell table:style-name="Taula20.C6" office:value-type="string">
            <text:p text:style-name="P24">Es mostren totes els varietats amb les quantitats ben assignades</text:p>
          </table:table-cell>
          <table:table-cell table:style-name="Taula20.D6" office:value-type="string">
            <text:p text:style-name="P24">Algunes varietats no es mostren a la llista tot i que els quantitats estan sempre ben assignades</text:p>
          </table:table-cell>
          <table:table-cell table:style-name="Taula20.E6" office:value-type="string">
            <text:p text:style-name="P25">Les quantitats no sempre es troben ben assignades (la llista no és fiable)</text:p>
          </table:table-cell>
          <table:table-cell table:style-name="Taula20.F6" office:value-type="string">
            <text:p text:style-name="P18"><text:span text:style-name="T110">Fallen tots els criteris o n</text:span>o compila o es tanca inesperadament</text:p>
          </table:table-cell>
        </table:table-row>
      </table:table>
      <text:p text:style-name="Text_20_EAC"><text:span text:style-name="T32"><text:s/></text:span><text:span text:style-name="T31">I la resta d’aspectes:</text:span></text:p>
      <table:table table:name="Taula28" table:style-name="Taula28">
        <table:table-column table:style-name="Taula28.A"/>
        <table:table-column table:style-name="Taula28.B" table:number-columns-repeated="2"/>
        <table:table-column table:style-name="Taula28.D"/>
        <table:table-header-rows>
          <table:table-row>
            <table:table-cell table:style-name="Taula28.A1" table:number-rows-spanned="2" office:value-type="string">
              <text:p text:style-name="P14"/>
              <text:p text:style-name="P14">Aspectes</text:p>
            </table:table-cell>
            <table:table-cell table:style-name="Taula28.B1" table:number-columns-spanned="3" office:value-type="string">
              <text:p text:style-name="P14">Criteris</text:p>
            </table:table-cell>
            <table:covered-table-cell/>
            <table:covered-table-cell/>
          </table:table-row>
          <table:table-row>
            <table:covered-table-cell/>
            <table:table-cell table:style-name="Taula28.B2" office:value-type="string">
              <text:p text:style-name="P14">100%</text:p>
            </table:table-cell>
            <table:table-cell table:style-name="Taula28.B2" office:value-type="string">
              <text:p text:style-name="P14">50%</text:p>
            </table:table-cell>
            <table:table-cell table:style-name="Taula28.D2" office:value-type="string">
              <text:p text:style-name="P14">0%</text:p>
            </table:table-cell>
          </table:table-row>
        </table:table-header-rows>
        <table:table-row table:style-name="Taula28.3">
          <table:table-cell table:style-name="Taula28.A5" office:value-type="string">
            <text:p text:style-name="P26">Llegibilitat del codi (2)</text:p>
          </table:table-cell>
          <table:table-cell table:style-name="Taula28.C5" office:value-type="string">
            <text:p text:style-name="P64">1) Es fan servir constants de forma habitual en lloc de valors literals.</text:p>
            <text:p text:style-name="P64">2) Els noms de les classes, dels mètodes i les variables són descriptius de manera que és molt intuïtiu saber per a què es fan servir.</text:p>
            <text:p text:style-name="P64">3) El codi està ben indentat.<text:line-break/></text:p>
          </table:table-cell>
          <table:table-cell table:style-name="Taula28.C5" office:value-type="string">
            <text:p text:style-name="P65">1) Es fan servir poques constants.<text:line-break/>2) Costa deduir la utilització de mètodes i variables a partir dels seus noms.</text:p>
            <text:p text:style-name="P65">3) El codi no està sempre ben indentat.</text:p>
          </table:table-cell>
          <table:table-cell table:style-name="Taula28.D5" office:value-type="string">
            <text:p text:style-name="P58">Mai o quasi bé mai, es fan servir constants.</text:p>
            <text:p text:style-name="P58">2) Costa deduir la utilització de mètodes i variables a partir dels seus noms degut a que són noms massa curts o no signifiquen res.</text:p>
            <text:p text:style-name="P59"><text:span text:style-name="T33">3) Sovint el codi està mal</text:span> indentat</text:p>
          </table:table-cell>
        </table:table-row>
        <table:table-row table:style-name="Taula28.3">
          <table:table-cell table:style-name="Taula28.A5" office:value-type="string">
            <text:p text:style-name="P26">Modularitat del codi (2)</text:p>
          </table:table-cell>
          <table:table-cell table:style-name="Taula28.C5" office:value-type="string">
            <text:p text:style-name="P64">1) El codi es troba distribuït en mètodes seguint un disseny descendent correcte.<text:line-break/>2) El codi no es concentra en pocs mètodes sinó que es troba ben distribuït i segmentat en nivells de profunditat raonables per la mida de l'aplicació.<text:line-break/>3) La divisió facilita la llegibilitat.</text:p>
            <text:p text:style-name="P64">4) La divisió aconsegueix evitar errors a l’hora d’escriure el codi.</text:p>
            <text:p text:style-name="P64">5) La divisió facilitat la localització dels errors.</text:p>
          </table:table-cell>
          <table:table-cell table:style-name="Taula28.C5" office:value-type="string">
            <text:p text:style-name="P65">No es compleixen un o dos dels criteris de modularitat (casella 100%).</text:p>
          </table:table-cell>
          <table:table-cell table:style-name="Taula28.D5" office:value-type="string">
            <text:p text:style-name="P59">No es compleixen més de dos criteris de modularitat (casella 100%).</text:p>
          </table:table-cell>
        </table:table-row>
        <table:table-row table:style-name="Taula28.3">
          <table:table-cell table:style-name="Taula28.A5" office:value-type="string">
            <text:p text:style-name="P26">Interfície d’usuari (1)</text:p>
          </table:table-cell>
          <table:table-cell table:style-name="Taula28.C5" office:value-type="string">
            <text:p text:style-name="P67">1) L'usuari sempre sap on es troba i com sortir o tornar a la pantalla anterior.<text:line-break/>2) Sempre es deixa clar el que l'usuari ha de fer en cada moment</text:p>
            <text:p text:style-name="P68"><text:span text:style-name="T114">3) </text:span><text:span text:style-name="T34">Després de cada procediment es mostra un missatge informant de com ha anat el procés</text:span></text:p>
          </table:table-cell>
          <table:table-cell table:style-name="Taula28.C5" office:value-type="string">
            <text:p text:style-name="P65"><text:span text:style-name="T115">1</text:span>) No resulta fàcil saber en quina pantalla es troba l'usuari.<text:line-break/><text:span text:style-name="T115">2</text:span>) Malgrat que hi ha missatges orientadors per l'usuari, aquest no sempre clarifiquen el que s'espera que l'usuari faci.</text:p>
            <text:p text:style-name="P66">3) No sempre hi ha missatges informat de com ha acabat un procés</text:p>
            <text:p text:style-name="P65"/>
          </table:table-cell>
          <table:table-cell table:style-name="Taula28.D5" office:value-type="string">
            <text:p text:style-name="P96">1) No hi ha missatges o els missatges que es mostren no expliquen el que l'usuari ha de fer, cosa que provoca que sovint aquest s'equivoqui.</text:p>
            <text:p text:style-name="P97"><text:span text:style-name="T113">2) M</text:span><text:span text:style-name="T35">ai </text:span><text:span text:style-name="T113">hi ha missatges informat de com ha acabat un procés</text:span></text:p>
          </table:table-cell>
        </table:table-row>
      </table:table>
      <text:list xml:id="list1490559539" text:style-name="L12">
        <text:list-item>
          <text:list>
            <text:list-header>
              <text:p text:style-name="P134"/>
            </text:list-header>
          </text:list>
        </text:list-item>
      </text:list>
      <text:p text:style-name="P103"><text:bookmark-start text:name="__RefHeading___Toc6687_2423609131"/>ANNEX Període 1<text:bookmark-end text:name="__RefHeading___Toc6687_2423609131"/></text:p>
      <text:p text:style-name="Standard"/>
      <text:p text:style-name="Encapcalament_20_2_20_EAC"><text:bookmark-start text:name="__RefHeading___Toc6699_2423609131"/>Solució al disseny descendent del programa <text:bookmark-end text:name="__RefHeading___Toc6699_2423609131"/></text:p>
      <table:table table:name="Taula25" table:style-name="Taula25">
        <table:table-column table:style-name="Taula25.A"/>
        <table:table-row>
          <table:table-cell table:style-name="Taula25.A1" office:value-type="string">
            <text:p text:style-name="P107">Disseny descendent de l’aplicació per trobar els dies que té un mes.</text:p>
            <text:p text:style-name="Preformatted_20_Text"/>
            <text:p text:style-name="Preformatted_20_Text">Aplicació pe recordar quants dies té el més indicat per l'usuari</text:p>
            <text:p text:style-name="Preformatted_20_Text"><text:s text:c="4"/>1 Demanar a l'usuari de quin més de l'any vol conèixer els dies en format numèric.</text:p>
            <text:p text:style-name="Preformatted_20_Text"><text:s text:c="4"/>2 Determinar el nombre de dies que té el més demant per l'usuari si es pot</text:p>
            <text:p text:style-name="Preformatted_20_Text"><text:s text:c="8"/>2.1 Si el mes demant es troba entre l'1 i el 12, determinar el nombre de dies que té.</text:p>
            <text:p text:style-name="Preformatted_20_Text"><text:s text:c="8"/>2.2 Si el número demanat es troba fora del rang vàlid (1-12) determinar l'error</text:p>
            <text:p text:style-name="Preformatted_20_Text"><text:s text:c="4"/>3 Mostrar el resultat</text:p>
            <text:p text:style-name="Preformatted_20_Text"><text:s text:c="8"/>3.1 mostrar el nombre de dies si no s'ha determinat cap error</text:p>
            <text:p text:style-name="Preformatted_20_Text"><text:s text:c="8"/>3.2 Avisar de l'error en cas que s'hagi determinat</text:p>
          </table:table-cell>
        </table:table-row>
      </table:table>
      <text:p text:style-name="Encapcalament_20_2_20_EAC"><text:bookmark-start text:name="__RefHeading___Toc6707_2423609131"/>Solució a la divisió del programa DiesMesPerdividir<text:bookmark-end text:name="__RefHeading___Toc6707_2423609131"/></text:p>
      <table:table table:name="Taula24" table:style-name="Taula24">
        <table:table-column table:style-name="Taula24.A"/>
        <table:table-row>
          <table:table-cell table:style-name="Taula24.A1" office:value-type="string">
            <text:p text:style-name="P83"><text:span text:style-name="T102">import</text:span><text:span text:style-name="T101"> java.util.Scanner;</text:span></text:p>
            <text:p text:style-name="P86"/>
            <text:p text:style-name="P85"><text:span text:style-name="T102">public</text:span> <text:span text:style-name="T102">class</text:span> DiesMesPerDividir {</text:p>
            <text:p text:style-name="P85"><text:s text:c="4"/><text:span text:style-name="T102">int</text:span> mesDemanat;</text:p>
            <text:p text:style-name="P85"><text:s text:c="4"/><text:span text:style-name="T102">int</text:span> diesQueTeElMesDemanat;</text:p>
            <text:p text:style-name="P86"/>
            <text:p text:style-name="P85"><text:s text:c="4"/><text:span text:style-name="T102">public</text:span> <text:span text:style-name="T102">static</text:span> <text:span text:style-name="T102">void</text:span> main(<text:span text:style-name="T102">String</text:span>[] args) {</text:p>
            <text:p text:style-name="P85"><text:s text:c="8"/><text:span text:style-name="T106">//Es crea una instància del programa</text:span></text:p>
            <text:p text:style-name="P85"><text:s text:c="8"/>DiesMesDividida programa = <text:span text:style-name="T102">new</text:span> DiesMesDividida();</text:p>
            <text:p text:style-name="P85"><text:s text:c="8"/><text:span text:style-name="T106">//Es crida el mètode inici per tal de comencçar l'execució</text:span></text:p>
            <text:p text:style-name="P85"><text:s text:c="8"/>programa.inici();</text:p>
            <text:p text:style-name="P85"><text:s text:c="4"/>}</text:p>
            <text:p text:style-name="P86"/>
            <text:p text:style-name="P85"><text:s text:c="4"/><text:span text:style-name="T102">public</text:span> <text:span text:style-name="T102">void</text:span> inici() {</text:p>
            <text:p text:style-name="P85"><text:s text:c="8"/><text:span text:style-name="T106">//crida a la funció demanarMes </text:span></text:p>
            <text:p text:style-name="P85"><text:s text:c="8"/>demanarMes(); <text:s text:c="7"/></text:p>
            <text:p text:style-name="P85"><text:s text:c="8"/><text:span text:style-name="T106">//crida a la funció calcularDiesQueTeElMes </text:span></text:p>
            <text:p text:style-name="P85"><text:s text:c="8"/>calcularDiesQueTeElMes();</text:p>
            <text:p text:style-name="P85"><text:s text:c="8"/><text:span text:style-name="T106">//crida a la funció mostrarDiesDelMes.</text:span></text:p>
            <text:p text:style-name="P85"><text:s text:c="8"/>mostrarDiesDelMes();</text:p>
            <text:p text:style-name="P85"><text:s text:c="4"/>}</text:p>
            <text:p text:style-name="P86"/>
            <text:p text:style-name="P85"><text:s text:c="4"/><text:span text:style-name="T102">public</text:span> <text:span text:style-name="T102">void</text:span> demanarMes() {</text:p>
            <text:p text:style-name="P85"><text:s text:c="8"/><text:span text:style-name="T102">Scanner</text:span> scanner = <text:span text:style-name="T102">new</text:span> <text:span text:style-name="T102">Scanner</text:span>(<text:span text:style-name="T102">System</text:span>.in);</text:p>
            <text:p text:style-name="P85"><text:s text:c="8"/><text:span text:style-name="T102">System</text:span>.out.println(<text:span text:style-name="T105">"Indica el número del més de l'any per saber quants dies té:"</text:span>);</text:p>
            <text:p text:style-name="P85"><text:s text:c="8"/>mesDemanat = scanner.nextInt();</text:p>
            <text:p text:style-name="P85"><text:s text:c="4"/>}</text:p>
            <text:p text:style-name="P86"/>
            <text:p text:style-name="P85"><text:s text:c="4"/><text:span text:style-name="T102">public</text:span> <text:span text:style-name="T102">void</text:span> calcularDiesQueTeElMes() {</text:p>
            <text:p text:style-name="P85"><text:s text:c="8"/><text:span text:style-name="T102">switch</text:span>(mesDemanat){</text:p>
            <text:p text:style-name="P85"><text:s text:c="12"/><text:span text:style-name="T102">case</text:span> 1:</text:p>
            <text:p text:style-name="P85"><text:s text:c="16"/>diesQueTeElMesDemanat = 31;</text:p>
            <text:p text:style-name="P85"><text:s text:c="16"/><text:span text:style-name="T102">break</text:span>;</text:p>
            <text:p text:style-name="P85"><text:s text:c="12"/><text:span text:style-name="T102">case</text:span> 2:</text:p>
            <text:p text:style-name="P85"><text:s text:c="16"/>diesQueTeElMesDemanat = 28;</text:p>
            <text:p text:style-name="P85"><text:soft-page-break/><text:s text:c="16"/><text:span text:style-name="T102">break</text:span>;</text:p>
            <text:p text:style-name="P85"><text:s text:c="12"/><text:span text:style-name="T102">case</text:span> 3:</text:p>
            <text:p text:style-name="P85"><text:s text:c="16"/>diesQueTeElMesDemanat = 31;</text:p>
            <text:p text:style-name="P85"><text:s text:c="16"/><text:span text:style-name="T102">break</text:span>;</text:p>
            <text:p text:style-name="P85"><text:s text:c="12"/><text:span text:style-name="T102">case</text:span> 4:</text:p>
            <text:p text:style-name="P85"><text:s text:c="16"/>diesQueTeElMesDemanat = 30;</text:p>
            <text:p text:style-name="P85"><text:s text:c="16"/><text:span text:style-name="T102">break</text:span>;</text:p>
            <text:p text:style-name="P85"><text:s text:c="12"/><text:span text:style-name="T102">case</text:span> 5:</text:p>
            <text:p text:style-name="P85"><text:s text:c="16"/>diesQueTeElMesDemanat = 31;</text:p>
            <text:p text:style-name="P85"><text:s text:c="16"/><text:span text:style-name="T102">break</text:span>;</text:p>
            <text:p text:style-name="P85"><text:s text:c="12"/><text:span text:style-name="T102">case</text:span> 6:</text:p>
            <text:p text:style-name="P85"><text:s text:c="16"/>diesQueTeElMesDemanat = 30;</text:p>
            <text:p text:style-name="P85"><text:s text:c="16"/><text:span text:style-name="T102">break</text:span>;</text:p>
            <text:p text:style-name="P85"><text:s text:c="12"/><text:span text:style-name="T102">case</text:span> 7:</text:p>
            <text:p text:style-name="P85"><text:s text:c="16"/>diesQueTeElMesDemanat = 31;</text:p>
            <text:p text:style-name="P85"><text:s text:c="16"/><text:span text:style-name="T102">break</text:span>;</text:p>
            <text:p text:style-name="P85"><text:s text:c="12"/><text:span text:style-name="T102">case</text:span> 8:</text:p>
            <text:p text:style-name="P85"><text:s text:c="16"/>diesQueTeElMesDemanat = 31;</text:p>
            <text:p text:style-name="P85"><text:s text:c="16"/><text:span text:style-name="T102">break</text:span>;</text:p>
            <text:p text:style-name="P85"><text:s text:c="12"/><text:span text:style-name="T102">case</text:span> 9:</text:p>
            <text:p text:style-name="P85"><text:s text:c="16"/>diesQueTeElMesDemanat = 30;</text:p>
            <text:p text:style-name="P85"><text:s text:c="16"/><text:span text:style-name="T102">break</text:span>;</text:p>
            <text:p text:style-name="P85"><text:s text:c="12"/><text:span text:style-name="T102">case</text:span> 10:</text:p>
            <text:p text:style-name="P85"><text:s text:c="16"/>diesQueTeElMesDemanat = 31;</text:p>
            <text:p text:style-name="P85"><text:s text:c="16"/><text:span text:style-name="T102">break</text:span>;</text:p>
            <text:p text:style-name="P85"><text:s text:c="12"/><text:span text:style-name="T102">case</text:span> 11:</text:p>
            <text:p text:style-name="P85"><text:s text:c="16"/>diesQueTeElMesDemanat = 30;</text:p>
            <text:p text:style-name="P85"><text:s text:c="16"/><text:span text:style-name="T102">break</text:span>;</text:p>
            <text:p text:style-name="P85"><text:s text:c="12"/><text:span text:style-name="T102">case</text:span> 12:</text:p>
            <text:p text:style-name="P85"><text:s text:c="16"/>diesQueTeElMesDemanat = 31;</text:p>
            <text:p text:style-name="P85"><text:s text:c="16"/><text:span text:style-name="T102">break</text:span>;</text:p>
            <text:p text:style-name="P85"><text:s text:c="12"/><text:span text:style-name="T102">default</text:span>:</text:p>
            <text:p text:style-name="P85"><text:s text:c="16"/>diesQueTeElMesDemanat =-1;</text:p>
            <text:p text:style-name="P85"><text:s text:c="8"/>}</text:p>
            <text:p text:style-name="P85"><text:s text:c="4"/>}</text:p>
            <text:p text:style-name="P86"/>
            <text:p text:style-name="P85"><text:s text:c="4"/><text:span text:style-name="T102">private</text:span> <text:span text:style-name="T102">void</text:span> mostrarDiesDelMes() {</text:p>
            <text:p text:style-name="P85"><text:s text:c="8"/><text:span text:style-name="T102">if</text:span>(diesQueTeElMesDemanat==-1){</text:p>
            <text:p text:style-name="P85"><text:s text:c="12"/><text:span text:style-name="T102">System</text:span>.out.print(<text:span text:style-name="T105">"No existeix el mes "</text:span>);</text:p>
            <text:p text:style-name="P85"><text:s text:c="12"/><text:span text:style-name="T102">System</text:span>.out.print(mesDemanat);</text:p>
            <text:p text:style-name="P85"><text:s text:c="12"/><text:span text:style-name="T102">System</text:span>.out.print(<text:span text:style-name="T105">". Només hi ha 12 mesos."</text:span>);</text:p>
            <text:p text:style-name="P85"><text:s text:c="8"/>}<text:span text:style-name="T102">else</text:span>{</text:p>
            <text:p text:style-name="P85"><text:s text:c="12"/><text:span text:style-name="T102">System</text:span>.out.print(<text:span text:style-name="T105">"T'informem que el més "</text:span>);</text:p>
            <text:p text:style-name="P85"><text:s text:c="12"/><text:span text:style-name="T102">System</text:span>.out.print(mesDemanat);</text:p>
            <text:p text:style-name="P85"><text:s text:c="12"/><text:span text:style-name="T102">System</text:span>.out.print(<text:span text:style-name="T105">" conté "</text:span>);</text:p>
            <text:p text:style-name="P85"><text:s text:c="12"/><text:span text:style-name="T102">System</text:span>.out.print(diesQueTeElMesDemanat);</text:p>
            <text:p text:style-name="P85"><text:s text:c="12"/><text:span text:style-name="T102">System</text:span>.out.println(<text:span text:style-name="T105">" dies"</text:span>); <text:s text:c="11"/></text:p>
            <text:p text:style-name="P85"><text:s text:c="8"/>}</text:p>
            <text:p text:style-name="P85"><text:s text:c="4"/>} <text:s text:c="3"/></text:p>
            <text:p text:style-name="P94">}</text:p>
          </table:table-cell>
        </table:table-row>
      </table:table>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1" svg:font-family="Star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cm" style:auto-text-indent="false" style:writing-mode="lr-tb"/>
      <style:text-properties style:use-window-font-color="true" style:font-name="Arial" fo:font-family="Arial" style:font-family-generic="swiss" style:font-pitch="variable" fo:font-size="11pt" fo:language="ca"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next-style-name="Preformatted_20_Text" style:class="extra">
      <style:paragraph-properties fo:text-align="center" style:justify-single-word="false" text:number-lines="false" text:line-number="0"/>
      <style:text-properties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auto-update="true" style:list-style-name="" style:class="html" style:master-page-name="">
      <loext:graphic-properties draw:fill="solid" draw:fill-color="#ffffff" draw:opacity="100%"/>
      <style:paragraph-properties fo:margin-left="1cm" fo:margin-right="0cm" fo:margin-top="0cm" fo:margin-bottom="0cm" loext:contextual-spacing="false" fo:text-align="start" style:justify-single-word="false" fo:orphans="2" fo:widows="2" fo:text-indent="-1cm" style:auto-text-indent="false" style:page-number="auto" fo:background-color="#ffffff" style:writing-mode="lr-tb">
        <style:tab-stops>
          <style:tab-stop style:position="0.995cm"/>
          <style:tab-stop style:position="1.397cm"/>
        </style:tab-stops>
      </style:paragraph-properties>
      <style:text-properties fo:color="#000000" style:font-name="Arial" fo:font-family="Arial" style:font-family-generic="swiss" style:font-pitch="variable" fo:font-size="11pt" fo:language="ca" fo:country="ES" fo:font-weight="normal" style:font-name-asian="Nimbus Mono L" style:font-family-asian="'Nimbus Mono L'" style:font-size-asian="11pt" style:font-weight-asian="normal" style:font-name-complex="Nimbus Mono L" style:font-family-complex="'Nimbus Mono L'" style:font-size-complex="11pt" style:language-complex="ar" style:country-complex="SA"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ol_20_EAC" style:display-name="Titol EAC" style:family="paragraph" style:default-outline-level="1" style:list-style-name="">
      <loext:graphic-properties draw:fill="solid" draw:fill-color="#c0c0c0" draw:opacity="100%"/>
      <style:paragraph-properties fo:margin-left="0cm" fo:margin-right="0cm" fo:text-align="center" style:justify-single-word="false" fo:orphans="2" fo:widows="2" fo:text-indent="0cm" style:auto-text-indent="false" fo:background-color="#c0c0c0" fo:keep-with-next="always" style:writing-mode="lr-tb"/>
      <style:text-properties style:use-window-font-color="true" style:font-name="Arial" fo:font-family="Arial" style:font-family-generic="swiss" style:font-pitch="variable" fo:font-size="16pt" fo:language="ca" fo:country="ES" fo:font-weight="bold" fo:background-color="transparent"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language-complex="ar" style:country-complex="SA"/>
    </style:style>
    <style:style style:name="Encapçalament_20_1_20_EAC" style:display-name="Encapçalament 1 EAC" style:family="paragraph" style:next-style-name="Text_20_EAC">
      <loext:graphic-properties draw:fill="solid" draw:fill-color="#c0c0c0" draw:opacity="100%"/>
      <style:paragraph-properties fo:margin-left="0cm" fo:margin-right="0cm" fo:margin-top="0.801cm" fo:margin-bottom="0.499cm" loext:contextual-spacing="false" fo:text-align="center" style:justify-single-word="false" fo:orphans="2" fo:widows="2" fo:text-indent="0cm" style:auto-text-indent="false" fo:background-color="#c0c0c0" style:writing-mode="lr-tb"/>
      <style:text-properties style:use-window-font-color="true" style:font-name="Arial" fo:font-family="Arial" style:font-family-generic="swiss" style:font-pitch="variable" fo:font-size="11pt" fo:language="ca" fo:country="ES" fo:font-weight="bold" fo:background-color="transparent"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ext_20_EAC" style:display-name="Text EAC" style:family="paragraph">
      <loext:graphic-properties draw:fill="none" draw:fill-color="#99ccff"/>
      <style:paragraph-properties fo:margin-left="0cm" fo:margin-right="0cm" fo:margin-top="0.3cm" fo:margin-bottom="0.199cm" loext:contextual-spacing="false" fo:text-align="justify" style:justify-single-word="false" fo:orphans="2" fo:widows="2" fo:text-indent="0cm" style:auto-text-indent="false" fo:background-color="transparent" style:writing-mode="lr-tb">
        <style:tab-stops/>
      </style:paragraph-properties>
      <style:text-properties style:font-name="Arial" fo:font-family="Arial" style:font-family-generic="swiss" style:font-pitch="variable" fo:font-size="11pt" fo:language="ca" fo:country="ES" style:font-size-asian="10pt" style:font-name-complex="Arial" style:font-family-complex="Arial" style:font-family-generic-complex="swiss" style:font-pitch-complex="variable" style:font-size-complex="10pt" style:language-complex="ar" style:country-complex="SA"/>
    </style:style>
    <style:style style:name="text_20_llista_20_EAC" style:display-name="text llista EAC" style:family="paragraph" style:parent-style-name="Text_20_EAC">
      <style:paragraph-properties fo:margin-top="0cm" fo:margin-bottom="0cm" loext:contextual-spacing="false" fo:text-align="justify" style:justify-single-word="false"/>
      <style:text-properties style:font-name="Arial" fo:font-family="Arial" style:font-family-generic="swiss" style:font-pitch="variable" fo:language="ca" fo:country="ES" style:language-complex="ar" style:country-complex="SA"/>
    </style:style>
    <style:style style:name="Encapcalament_20_2_20_EAC" style:display-name="Encapcalament 2 EAC" style:family="paragraph" style:parent-style-name="Encapçalament_20_1_20_EAC" style:next-style-name="Text_20_EAC">
      <loext:graphic-properties draw:fill="solid" draw:fill-color="#c0c0c0" draw:opacity="100%"/>
      <style:paragraph-properties fo:margin-top="0.6cm" fo:margin-bottom="0.499cm" loext:contextual-spacing="false" fo:text-align="start" style:justify-single-word="false" fo:background-color="#c0c0c0"/>
      <style:text-properties fo:font-size="11pt" fo:language="ca" fo:country="ES"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ext_20_tasca_20_1_20_EAC" style:display-name="text tasca 1 EAC" style:family="paragraph" style:parent-style-name="Text_20_EAC" style:next-style-name="Tetxt_20_tasca_20_2_20_EAC" style:default-outline-level="1" style:list-style-name="Numbering_20_1" style:master-page-name="">
      <loext:graphic-properties draw:fill="none" draw:fill-color="#99ccff"/>
      <style:paragraph-properties fo:margin-left="1.6cm" fo:margin-right="0cm" fo:margin-top="0.101cm" fo:margin-bottom="0.101cm" loext:contextual-spacing="false" fo:text-align="justify" style:justify-single-word="false" fo:orphans="2" fo:widows="2" fo:text-indent="-1.6cm" style:auto-text-indent="false" style:page-number="auto" fo:background-color="transparent" style:writing-mode="lr-tb">
        <style:tab-stops>
          <style:tab-stop style:position="1.6cm"/>
        </style:tab-stops>
      </style:paragraph-properties>
    </style:style>
    <style:style style:name="Tetxt_20_tasca_20_2_20_EAC" style:display-name="Tetxt tasca 2 EAC" style:family="paragraph" style:parent-style-name="Text_20_EAC" style:default-outline-level="" style:master-page-name="">
      <loext:graphic-properties draw:fill="none" draw:fill-color="#99ccff"/>
      <style:paragraph-properties fo:margin-left="1.6cm" fo:margin-right="0cm" fo:margin-top="0.3cm" fo:margin-bottom="0.199cm" loext:contextual-spacing="false" fo:text-align="justify" style:justify-single-word="false" fo:orphans="2" fo:widows="2" fo:text-indent="0cm" style:auto-text-indent="false" style:page-number="auto" fo:background-color="transparent" style:writing-mode="lr-tb">
        <style:tab-stops>
          <style:tab-stop style:position="1.693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Tasca "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style:font-name="StarSymbol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master-page-name="">
      <style:paragraph-properties fo:margin-left="0cm" fo:margin-right="0cm" fo:text-align="center" style:justify-single-word="false" fo:orphans="2" fo:widows="2" fo:text-indent="0cm" style:auto-text-indent="false" style:page-number="auto" fo:padding="0.049cm" fo:border="0.06pt solid #000000" style:shadow="none" style:writing-mode="lr-tb">
        <style:tab-stops>
          <style:tab-stop style:position="7.5cm" style:type="center"/>
          <style:tab-stop style:position="15cm" style:type="right"/>
        </style:tab-stops>
      </style:paragraph-properties>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margin-left="0cm" fo:margin-right="0cm" fo:text-align="start" style:justify-single-word="false" fo:text-indent="0cm" style:auto-text-indent="false" style:snap-to-layout-grid="false"/>
      <style:text-properties fo:background-color="transparent"/>
    </style:style>
    <style:style style:name="MP6" style:family="paragraph" style:parent-style-name="Header">
      <style:paragraph-properties fo:margin-left="0cm" fo:margin-right="0cm" fo:text-align="center" style:justify-single-word="false" fo:text-indent="0cm" style:auto-text-indent="false" style:snap-to-layout-grid="false"/>
      <style:text-properties style:font-name="Arial1" fo:font-size="8pt" fo:language="ca" fo:country="ES" fo:background-color="transparent" style:font-size-asian="8pt"/>
    </style:style>
    <style:style style:name="MP7" style:family="paragraph" style:parent-style-name="Footnote">
      <style:paragraph-properties fo:margin-left="0cm" fo:margin-right="0cm" fo:text-align="center" style:justify-single-word="false" fo:text-indent="0cm" style:auto-text-indent="false" style:snap-to-layout-grid="false"/>
    </style:style>
    <style:style style:name="MP8" style:family="paragraph" style:parent-style-name="Footnote">
      <style:paragraph-properties fo:margin-left="0cm" fo:margin-right="0cm" fo:text-align="start" style:justify-single-word="false" fo:text-indent="0cm" style:auto-text-indent="false" style:snap-to-layout-grid="false"/>
      <style:text-properties style:font-name="Arial1" fo:font-size="8pt" fo:language="ca" fo:country="ES" fo:background-color="transparent" style:font-size-asian="8pt"/>
    </style:style>
    <style:style style:name="MP9" style:family="paragraph" style:parent-style-name="Text_20_body">
      <style:paragraph-properties fo:margin-left="0cm" fo:margin-right="0cm" fo:text-align="center" style:justify-single-word="false" fo:text-indent="0cm" style:auto-text-indent="false" style:snap-to-layout-grid="false"/>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Footnote">
      <style:paragraph-properties fo:text-align="start" style:justify-single-word="false" style:snap-to-layout-grid="false"/>
      <style:text-properties fo:background-color="transparent"/>
    </style:style>
    <style:style style:name="MP1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7" style:family="paragraph" style:parent-style-name="Footnote">
      <style:paragraph-properties fo:text-align="center" style:justify-single-word="false" style:snap-to-layout-grid="false"/>
    </style:style>
    <style:style style:name="MP1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1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20"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fo:color="#000000" style:font-name="Arial" fo:font-size="8pt" fo:language="ca" fo:country="ES" officeooo:rsid="001d2ad7" fo:background-color="transparent" loext:char-shading-value="0" style:font-name-asian="Times New Roman" style:font-size-asian="8pt" style:font-name-complex="Times New Roman" style:font-size-complex="11pt" style:language-complex="ar" style:country-complex="SA"/>
    </style:style>
    <style:style style:name="MT6" style:family="text">
      <style:text-properties style:font-name="Arial" fo:font-size="8pt" fo:language="ca" fo:country="ES" fo:background-color="transparent" loext:char-shading-value="0" style:font-size-asian="8pt"/>
    </style:style>
    <style:style style:name="MT7" style:family="text">
      <style:text-properties style:font-name="Arial" fo:font-size="8pt" fo:language="ca" fo:country="ES" officeooo:rsid="001b7a4e" fo:background-color="transparent" loext:char-shading-value="0" style:font-size-asian="8pt"/>
    </style:style>
    <style:style style:name="MT8" style:family="text">
      <style:text-properties style:font-name="Arial" fo:font-size="8pt" fo:language="ca" fo:country="ES" officeooo:rsid="001ab8b4" style:font-size-asian="8pt"/>
    </style:style>
    <style:style style:name="MT9" style:family="text">
      <style:text-properties style:font-name="Arial" fo:font-size="8pt" fo:language="ca" fo:country="ES" officeooo:rsid="001ab8b4" fo:background-color="transparent" loext:char-shading-value="0" style:font-size-asian="8pt"/>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ext:p text:style-name="MP7"><text:span text:style-name="MT3">Pàgina </text:span><text:span text:style-name="MT4"><text:page-number text:select-page="current">1</text:page-number></text:span><text:span text:style-name="Page_20_Number"><text:span text:style-name="MT4"><text:s/>de </text:span></text:span><text:span text:style-name="MT4"><text:page-count style:num-format="1">25</text:page-count></text:span></text:p>
                  </table:table-cell>
                </table:table-row>
                <table:table-row table:style-name="Taula1.B1.2">
                  <table:table-cell table:style-name="Taula1.A1" office:value-type="string">
                    <text:p text:style-name="MP8">Versió: 03</text:p>
                  </table:table-cell>
                  <table:table-cell table:style-name="Taula1.A1" office:value-type="string">
                    <text:p text:style-name="MP9"><text:span text:style-name="MT5">DA2</text:span><text:span text:style-name="MT6">M03B2_EAC4P1_Enunciat_1920S</text:span><text:span text:style-name="MT7">2</text:span></text:p>
                  </table:table-cell>
                  <table:table-cell table:style-name="Taula1.B1.3.1" office:value-type="string">
                    <text:p text:style-name="MP7"><text:bookmark-start text:name="__DdeLink__836_91317054"/><text:span text:style-name="MT2">Lliuraments límit: </text:span><text:bookmark-end text:name="__DdeLink__836_91317054"/><text:span text:style-name="MT2">0</text:span><text:span text:style-name="MT8">2</text:span><text:span text:style-name="MT2">/</text:span><text:span text:style-name="MT8">03</text:span><text:span text:style-name="MT2"> i 1</text:span><text:span text:style-name="MT8">6</text:span><text:span text:style-name="MT6">/</text:span><text:span text:style-name="MT9">03</text:span></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15"><text:span text:style-name="MT1">Codi: I</text:span><text:span text:style-name="MT2">71</text:span></text:p>
                  </table:table-cell>
                  <table:table-cell table:style-name="Taula3.A1" office:value-type="string">
                    <text:p text:style-name="MP16">Exercici d'avaluació contínua 1</text:p>
                  </table:table-cell>
                  <table:table-cell table:style-name="Taula3.B1.3.1" office:value-type="string" table:protected="true">
                    <text:p text:style-name="MP17"><text:span text:style-name="MT3">Pàgina </text:span><text:span text:style-name="MT4"><text:page-number text:select-page="current">0</text:page-number></text:span><text:span text:style-name="Page_20_Number"><text:span text:style-name="MT4"><text:s/>de </text:span></text:span><text:span text:style-name="MT4"><text:page-count style:num-format="1">25</text:page-count></text:span></text:p>
                  </table:table-cell>
                </table:table-row>
                <table:table-row table:style-name="Taula3.B1.2">
                  <table:table-cell table:style-name="Taula3.A1" office:value-type="string" table:protected="true">
                    <text:p text:style-name="MP18">Versió: 02</text:p>
                  </table:table-cell>
                  <table:table-cell table:style-name="Taula3.A1" office:value-type="string">
                    <text:p text:style-name="MP19">225XM03B2_EAC4_Enunciat_1213S1</text:p>
                    <text:p text:style-name="MP20"/>
                  </table:table-cell>
                  <table:table-cell table:style-name="Taula3.B1.3.1" office:value-type="string">
                    <text:p text:style-name="MP17"><text:span text:style-name="MT2">Lliurament: </text:span><text:bookmark-start text:name="__DdeLink__1857_984997732"/><text:span text:style-name="MT2">12</text:span><text:span text:style-name="MT6">/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Pilar Bertrans</meta:initial-creator>
    <meta:creation-date>2011-07-26T20:32:45.570000000</meta:creation-date>
    <dc:language>es-ES</dc:language>
    <meta:editing-cycles>554</meta:editing-cycles>
    <meta:editing-duration>P13DT13H8M11S</meta:editing-duration>
    <dc:date>2020-02-17T08:35:59.199571407</dc:date>
    <dc:creator>Josep Bornas</dc:creator>
    <meta:document-statistic meta:table-count="27" meta:image-count="0" meta:object-count="0" meta:page-count="25" meta:paragraph-count="913" meta:word-count="7223" meta:character-count="52116" meta:non-whitespace-character-count="40636"/>
    <meta:user-defined meta:name="Info 1"/>
    <meta:user-defined meta:name="Info 2"/>
    <meta:user-defined meta:name="Info 3"/>
    <meta:user-defined meta:name="Info 4"/>
  </office:meta>
</office:document-meta>
</file>